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Helvetica-Bold" svg:font-family="Helvetica-Bold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0181in"/>
    </style:style>
    <style:style style:name="co2" style:family="table-column">
      <style:table-column-properties fo:break-before="auto" style:column-width="0.5354in"/>
    </style:style>
    <style:style style:name="co3" style:family="table-column">
      <style:table-column-properties fo:break-before="auto" style:column-width="22.8335in"/>
    </style:style>
    <style:style style:name="co4" style:family="table-column">
      <style:table-column-properties fo:break-before="auto" style:column-width="1.5756in"/>
    </style:style>
    <style:style style:name="co5" style:family="table-column">
      <style:table-column-properties fo:break-before="auto" style:column-width="0.7in"/>
    </style:style>
    <style:style style:name="co6" style:family="table-column">
      <style:table-column-properties fo:break-before="auto" style:column-width="0.6465in"/>
    </style:style>
    <style:style style:name="co7" style:family="table-column">
      <style:table-column-properties fo:break-before="auto" style:column-width="0.7646in"/>
    </style:style>
    <style:style style:name="co8" style:family="table-column">
      <style:table-column-properties fo:break-before="auto" style:column-width="1.3646in"/>
    </style:style>
    <style:style style:name="co9" style:family="table-column">
      <style:table-column-properties fo:break-before="auto" style:column-width="0.8252in"/>
    </style:style>
    <style:style style:name="co10" style:family="table-column">
      <style:table-column-properties fo:break-before="auto" style:column-width="1.0827in"/>
    </style:style>
    <style:style style:name="co11" style:family="table-column">
      <style:table-column-properties fo:break-before="auto" style:column-width="0.889in"/>
    </style:style>
    <style:style style:name="co12" style:family="table-column">
      <style:table-column-properties fo:break-before="auto" style:column-width="2.445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4"/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000000" style:font-name="Helvetica-Bold" fo:font-size="11pt" fo:font-weight="normal" style:font-name-asian="Helvetica-Bold" style:font-size-asian="11pt" style:font-weight-asian="normal" style:font-name-complex="Helvetica-Bold" style:font-size-complex="11pt" style:font-weight-complex="normal"/>
    </style:style>
    <style:style style:name="ce7" style:family="table-cell" style:parent-style-name="Default" style:data-style-name="N4"/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color="#000000" style:font-name="Helvetica-Bold" fo:font-size="11pt" fo:font-weight="normal" style:font-name-asian="Helvetica-Bold" style:font-size-asian="11pt" style:font-weight-asian="normal" style:font-name-complex="Helvetica-Bold" style:font-size-complex="11pt" style:font-weight-complex="normal"/>
    </style:style>
  </office:automatic-styles>
  <office:body>
    <office:spreadsheet>
      <table:calculation-settings table:automatic-find-labels="false" table:use-regular-expressions="false"/>
      <table:table table:name="streptomyces_grisues_superproducercomplete_datafram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visibility="collapse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7"/>
        <table:table-column table:style-name="co9" table:default-cell-style-name="Default"/>
        <table:table-column table:style-name="co10" table:default-cell-style-name="ce7"/>
        <table:table-column table:style-name="co11" table:default-cell-style-name="Default"/>
        <table:table-column table:style-name="co12" table:default-cell-style-name="Default"/>
        <table:table-column table:style-name="co11" table:number-columns-repeated="4" table:default-cell-style-name="Default"/>
        <table:table-row table:style-name="ro1">
          <table:table-cell/>
          <table:table-cell office:value-type="string" calcext:value-type="string">
            <text:p>Enzyme</text:p>
          </table:table-cell>
          <table:table-cell office:value-type="string" calcext:value-type="string">
            <text:p>sequence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cds_start</text:p>
          </table:table-cell>
          <table:table-cell office:value-type="string" calcext:value-type="string">
            <text:p>cds_end</text:p>
          </table:table-cell>
          <table:table-cell office:value-type="string" calcext:value-type="string">
            <text:p>BGC_type</text:p>
          </table:table-cell>
          <table:table-cell office:value-type="string" calcext:value-type="string">
            <text:p>BGC_type_score</text:p>
          </table:table-cell>
          <table:table-cell office:value-type="string" calcext:value-type="string">
            <text:p>NP_BGC_affiliation</text:p>
          </table:table-cell>
          <table:table-cell office:value-type="string" calcext:value-type="string">
            <text:p>NP_BGC_affiliation_sco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GR_RS02535</text:p>
          </table:table-cell>
          <table:table-cell office:value-type="string" calcext:value-type="string">
            <text:p>ycao</text:p>
          </table:table-cell>
          <table:table-cell office:value-type="string" calcext:value-type="string">
            <text:p>MTSLLPLEALVDPVSGIIRDVAPVEHPTGAPPRYTAMTADVADARRLGAWPADRVSLGTTFGDPRGAWIAAVAEAVERYCGNRLPPPGHPQEPRRATAAELTAEGARVYGPGALPTYAPWQFGRPGFPYAELTPDTPALWTRAVENGEPCWAPVALTHLNWRQGELRSLPRTHHLNYAGIATGQGLDDAVERGLLEVVERDALELWWHLDGPTRGIDPAGVPGLTEDLAGCGLDVHIVEMPSEFAPCVAALVHDPGRGLYAAGFACRYDPAEAARKAVLEAVHTWVFTQGAVDADGWVYRAIEAGMLARGLYLDHRADRRYLDDCGPGFAAVRDLGAHVQVWLDDRMAPLARRFTEPALGVVPVTAITPGSRAALDAALAAGDHRVITVDLTTEDVAETPLRVARVLVSGLIPNAPAAFGYFGCPRLAEAALARGWRTRPPTAPGDFTLAPPPHM</text:p>
          </table:table-cell>
          <table:table-cell office:value-type="string" calcext:value-type="string">
            <text:p>YcaO-like family protein</text:p>
          </table:table-cell>
          <table:table-cell office:value-type="float" office:value="619568" calcext:value-type="float">
            <text:p>619568</text:p>
          </table:table-cell>
          <table:table-cell office:value-type="float" office:value="620935" calcext:value-type="float">
            <text:p>620935</text:p>
          </table:table-cell>
          <table:table-cell office:value-type="string" calcext:value-type="string">
            <text:p>nrp</text:p>
          </table:table-cell>
          <table:table-cell office:value-type="float" office:value="0.370877798214913" calcext:value-type="float">
            <text:p>0.37</text:p>
          </table:table-cell>
          <table:table-cell office:value-type="string" calcext:value-type="string">
            <text:p>NP</text:p>
          </table:table-cell>
          <table:table-cell office:value-type="float" office:value="0.518517457819992" calcext:value-type="float">
            <text:p>0.52</text:p>
          </table:table-cell>
          <table:table-cell/>
          <table:table-cell office:value-type="string" calcext:value-type="string">
            <text:p>Ycao-like family protein</text:p>
          </table:table-cell>
          <table:table-cell office:value-type="string" calcext:value-type="string">
            <text:p>ripp li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GR_RS02815</text:p>
          </table:table-cell>
          <table:table-cell office:value-type="string" calcext:value-type="string">
            <text:p>ycao</text:p>
          </table:table-cell>
          <table:table-cell office:value-type="string" calcext:value-type="string">
            <text:p>MPDLNDVNMKHLDPLLSRYGVVGDAFDLSPSRYRGLPELSSYGVDLGSGFPGFEARPDDRVVAGGHALGDKDRARLLAIAEGCERYSGAQFGTEGVVTAAAHDLDGRVLDWSRIPRLSDAEYAHPRCPLVPFDPAAPIRWVRGVDLRDGNPTWLPLSMAAYRSGRRFPAERFVASISTGCAVHTDPASAVFGGLSEVVERDMIAVLWLQKLPLPHIPLDVLDERERTLVEWAHDRFLNTVLLDATSDIGVPTVYCMQTAPHDQTLRTMVGCGTGLTIQDAAYKALLEVTCFRDSLHVEWEEPVSFADYTDISDGAKYMGKPENAPHFAFLTDDHPDRPSFQDRGRYAADATEGLARAVRRFAELDMAVIAVDRTTTELASVGLHSATVVIPDLQPMSPVPLAQYHAHPRLYSAPAAMGYRVLPVEELNPCPQPFA</text:p>
          </table:table-cell>
          <table:table-cell office:value-type="string" calcext:value-type="string">
            <text:p>YcaO-like family protein</text:p>
          </table:table-cell>
          <table:table-cell office:value-type="float" office:value="690160" calcext:value-type="float">
            <text:p>690160</text:p>
          </table:table-cell>
          <table:table-cell office:value-type="float" office:value="691467" calcext:value-type="float">
            <text:p>691467</text:p>
          </table:table-cell>
          <table:table-cell office:value-type="string" calcext:value-type="string">
            <text:p>nrp</text:p>
          </table:table-cell>
          <table:table-cell office:value-type="float" office:value="0.39151384092209" calcext:value-type="float">
            <text:p>0.39</text:p>
          </table:table-cell>
          <table:table-cell office:value-type="string" calcext:value-type="string">
            <text:p>NP</text:p>
          </table:table-cell>
          <table:table-cell office:value-type="float" office:value="0.541213345131244" calcext:value-type="float">
            <text:p>0.54</text:p>
          </table:table-cell>
          <table:table-cell/>
          <table:table-cell office:value-type="string" calcext:value-type="string">
            <text:p>Ycao-like family protein</text:p>
          </table:table-cell>
          <table:table-cell office:value-type="string" calcext:value-type="string">
            <text:p>LAP,NRPS,NRPS-like,T1PKS,oth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GR_RS02705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MRRARADRIDRELYEEEKHWRWHPGDGQDPRTVSEEALHREVALDREVTARLGAATSSPARERRDRERRRAKHFPVLFVSAPHVEEGATGAFPGMPTPLLYATCVLDRMLRIDEFPGTRVPDVVAVLNPPAYTSAFEDELVAHLREHRPVVVGISNLSEGHHFALRIAESVKRECPQSIVLLGGQHEDAVNPEAYRAASNRVAGMASRRRETHDDFLLGADELDRLAPLQTFARPEERDLVDVVFAGDSTFALAEVLKVVAECLPTDAESVKKRLLADQERFAELPGVGSLFLYDRHGRRIESIPLSGTPVDGDRLPYIDVTRLTHENRFPVFGHRRTAQIMACLGCKYSCSFCHESADAFLYEQPKIRQRSPCHVMGEIRLRRDQGFEAVFFDDSTFTQNRRWLADFLTLLEDLTSDHRPLEWGCQTTVNDVDRDLLRRMAGAGCSYVYFGVESAEPDTERVQKVRQLLLVSPATDWTDRFRDVAHWCREAGIRVGTSLQFGLGESPEQRLRTLDLVAELHRDGCIPDGCVALNVNSPYPGTRQWLQIIQSGVALPDYREKLVRHPAFETAHQFSAITGQDVEDLYRLAADRLGGALHQQDPA</text:p>
          </table:table-cell>
          <table:table-cell office:value-type="string" calcext:value-type="string">
            <text:p>radical SAM protein</text:p>
          </table:table-cell>
          <table:table-cell office:value-type="float" office:value="655132" calcext:value-type="float">
            <text:p>655132</text:p>
          </table:table-cell>
          <table:table-cell office:value-type="float" office:value="656946" calcext:value-type="float">
            <text:p>656946</text:p>
          </table:table-cell>
          <table:table-cell office:value-type="string" calcext:value-type="string">
            <text:p>ripp</text:p>
          </table:table-cell>
          <table:table-cell office:value-type="float" office:value="0.439510529251469" calcext:value-type="float">
            <text:p>0.44</text:p>
          </table:table-cell>
          <table:table-cell office:value-type="string" calcext:value-type="string">
            <text:p>NP</text:p>
          </table:table-cell>
          <table:table-cell office:value-type="float" office:value="0.512349488552743" calcext:value-type="float">
            <text:p>0.51</text:p>
          </table:table-cell>
          <table:table-cell/>
          <table:table-cell office:value-type="string" calcext:value-type="string">
            <text:p>radical SAM protein</text:p>
          </table:table-cell>
          <table:table-cell office:value-type="string" calcext:value-type="string">
            <text:p>LAP,NRPS,NRPS-like,T1PKS,other</text:p>
          </table:table-cell>
          <table:table-cell table:number-columns-repeated="2"/>
          <table:table-cell office:value-type="string" calcext:value-type="string">
            <text:p>close to LAP</text:p>
          </table:table-cell>
        </table:table-row>
        <table:table-row table:style-name="ro1">
          <table:table-cell office:value-type="string" calcext:value-type="string">
            <text:p>SGR_RS02715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MWELPHWMHWLGGVLVEHGYDDLQVVDLYTEPNAFSEPGRLAGEVVEAAARAHPADVYLFSPMTVNLYYAYAISDVVKRVHPGAVVVYGGVAATPLAHEVARHPSVDYVVVDRGERALPALLDALAGGGDVADVGNLVYRREGGATARTSRRYPDLMPADIPFPKVDLFPPGTGEDIRYLRQVYALGCPYKCTFCTIQTIGRRPEYFPLDRVIKEIRAYQKHYGDHHSIYWGDETFTLHPEYTLELLEALEQAGDIRYDCQTRLNCLTDDRILRKLKSSGCQWVEIGLETGFQESHETHKHHMKLDAVRDTLKRVRDAGLAACSFTVNGFPDQSPDDMRRSIDWVCRLLDEDLLQATYLFGLVPYPGSAMFEHPERFGMKLLHRDFRLYHEDLPPVFATEKADPDQVYEVFLEGLDLFARAMDKPPYFGDAPPPSTADEYGTFWADPHV</text:p>
          </table:table-cell>
          <table:table-cell office:value-type="string" calcext:value-type="string">
            <text:p>B12-binding domain-containing radical SAM protein</text:p>
          </table:table-cell>
          <table:table-cell office:value-type="float" office:value="658020" calcext:value-type="float">
            <text:p>658020</text:p>
          </table:table-cell>
          <table:table-cell office:value-type="float" office:value="659369" calcext:value-type="float">
            <text:p>659369</text:p>
          </table:table-cell>
          <table:table-cell office:value-type="string" calcext:value-type="string">
            <text:p>nrp</text:p>
          </table:table-cell>
          <table:table-cell office:value-type="float" office:value="0.39386160906695" calcext:value-type="float">
            <text:p>0.39</text:p>
          </table:table-cell>
          <table:table-cell office:value-type="string" calcext:value-type="string">
            <text:p>NP</text:p>
          </table:table-cell>
          <table:table-cell office:value-type="float" office:value="0.500822402828999" calcext:value-type="float">
            <text:p>0.50</text:p>
          </table:table-cell>
          <table:table-cell/>
          <table:table-cell office:value-type="string" calcext:value-type="string">
            <text:p>B12-binding domain-containing radical SAM protein</text:p>
          </table:table-cell>
          <table:table-cell office:value-type="string" calcext:value-type="string">
            <text:p>LAP,NRPS,NRPS-like,T1PKS,other</text:p>
          </table:table-cell>
          <table:table-cell table:number-columns-repeated="2"/>
          <table:table-cell office:value-type="string" calcext:value-type="string">
            <text:p>in NRP site</text:p>
          </table:table-cell>
        </table:table-row>
        <table:table-row table:style-name="ro2">
          <table:table-cell office:value-type="string" calcext:value-type="string">
            <text:p>SGR_RS04370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MARKLSLALELYADANGAVDQRYIEQMRDQDAEPVPVDPTLPRFTLVVGPSPFTMPRGWEFFLTSPYEGATYISTVLHNAGYPVRIVDVRYTPNPLQSAYEQIVEGTDVLGICTFEDNFPFCRSLMAMVRGSHPDIPIVCGGSLVTSAPSVFMSDTDCDIAVISEGEITILELMESYTRGSWQRDLPGIRGICYRDEKGKARRTPPRGQMMDLDALPRMRLDLWPQSRSPLGMQPQVISSYSRGCKMDCSFCYRTTPQVRAKSPEKMDRDLDWLKTRYGVEFCFFVDLTFSSHRGQTIEMCDVISQHDLRWTCLTRCADMDVPRIDAMREAGADIILYGVESLGREVLREARKGSSENLTVRAMRTTFEGGVRFGSLLIVGLPNETEESLADMVQFAEQYNHVTRVKYLSAMPGTTVYQDAVRNKVIRTEVDHLNWLSVEQALHEDEFLNVSGLPEQVCRDAYKRVYDAYQPGPVMDFQHWPEHFQYFHPQPADGTERSTSYAGTGWRAEWSSAAAPLVPGSEQYTLDKVADPEVAAVGSTLMDCGAKKLAVGG</text:p>
          </table:table-cell>
          <table:table-cell office:value-type="string" calcext:value-type="string">
            <text:p>B12-binding domain-containing radical SAM protein</text:p>
          </table:table-cell>
          <table:table-cell office:value-type="float" office:value="1075413" calcext:value-type="float">
            <text:p>1075413</text:p>
          </table:table-cell>
          <table:table-cell office:value-type="float" office:value="1077077" calcext:value-type="float">
            <text:p>1077077</text:p>
          </table:table-cell>
          <table:table-cell office:value-type="string" calcext:value-type="string">
            <text:p>ripp</text:p>
          </table:table-cell>
          <table:table-cell office:value-type="float" office:value="0.435756321297722" calcext:value-type="float">
            <text:p>0.44</text:p>
          </table:table-cell>
          <table:table-cell office:value-type="string" calcext:value-type="string">
            <text:p>NP</text:p>
          </table:table-cell>
          <table:table-cell office:value-type="float" office:value="0.535466992838712" calcext:value-type="float">
            <text:p>0.54</text:p>
          </table:table-cell>
          <table:table-cell/>
          <table:table-cell table:style-name="ce8" office:value-type="string" calcext:value-type="string">
            <text:p>B12-binding domain-containing radical SAM protein</text:p>
          </table:table-cell>
          <table:table-cell office:value-type="string" calcext:value-type="string">
            <text:p>NRPS,NRPS-li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GR_RS04415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MPKESMPLAAGYLTAAARADPVVGAEFDVGIQNFRGGESLGSMARTLFSGVVPDVLAFSVLGWNLNQFGALAETYKSVRPDGLVVFGGTHVAHQAERVFRRFPEVDVVANGEGEFTFRDLLLAVLDQKAPHDLARVPGISYRDEEGAVHTTAEAPRIDDLDMIPSPFLTGAIPLLDHRGRFPYDVALMETNRGCPYKCSFCYWGGAVGQRMRDFSRERLRAELDLFGYHRIPTVVLCDSNFGMRQPDAEFVEDLVRTREKYGFPRSLETSWAKNKSKTFHNIIRRMKSEGFQSSFTVALQTLDDTALRDMGRSNMRLNEWKELAAWLAAEGLDAYAELIWGAPGETVDSFLTGYDQLSEHVPRIAVYPLLLLPNTSYTENREEHGFVTVRGDSDDFEYVLANRTVTVAENTMMQRFMFWARMMGENMYFRHIWVPLRELAGLTQSTVLLILSDWFQDSADPAVAELLGHGREFTDSGLVVESLHKLYADPRFAPVFQRWWDEAILPKVPERHRPLLDEIFRYDRTTRPIYSGAGAEDAELRTIDGLPHYVRSGLRFQYAMPHVLDALRANRPFDDAPSPVELTLAYRVGFDDYLDNHELAAYYAGRCLEIRRPAPRRTSPIP</text:p>
          </table:table-cell>
          <table:table-cell office:value-type="string" calcext:value-type="string">
            <text:p>KedN5 family methylcobalamin-dependent radical SAM C-methyltransferase</text:p>
          </table:table-cell>
          <table:table-cell office:value-type="float" office:value="1084525" calcext:value-type="float">
            <text:p>1084525</text:p>
          </table:table-cell>
          <table:table-cell office:value-type="float" office:value="1086393" calcext:value-type="float">
            <text:p>1086393</text:p>
          </table:table-cell>
          <table:table-cell office:value-type="string" calcext:value-type="string">
            <text:p>pk</text:p>
          </table:table-cell>
          <table:table-cell office:value-type="float" office:value="0.434170012828029" calcext:value-type="float">
            <text:p>0.43</text:p>
          </table:table-cell>
          <table:table-cell office:value-type="string" calcext:value-type="string">
            <text:p>NP</text:p>
          </table:table-cell>
          <table:table-cell office:value-type="float" office:value="0.541901472894489" calcext:value-type="float">
            <text:p>0.54</text:p>
          </table:table-cell>
          <table:table-cell/>
          <table:table-cell table:formula="of:=[.D7]" office:value-type="string" office:string-value="KedN5 family methylcobalamin-dependent radical SAM C-methyltransferase" calcext:value-type="string">
            <text:p>KedN5 family methylcobalamin-dependent radical SAM C-methyltransferase</text:p>
          </table:table-cell>
          <table:table-cell office:value-type="string" calcext:value-type="string">
            <text:p>NRPS,NRPS-li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GR_RS04615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MTVTAGTPAPPAVRPYESYVYAYPHKTAYRPLEDRPSLRALWAAEPKDALSLYLHIPFCEVRCGFCNLFTRIGAPEELTTRYLDALERQADSVRDALGDEQPVRFAAAAFGGGTPTFLTAGELERLCDTAEKRMGADLGAVPLSVETSPATATADRLAVLADRGTTRISIGVQSFVDEEARAAVRPQRRADVEAALGRIRDARIPVLNIDLIYGIDGQTERSWLASLDAALAWRPEELYLYPLYVRPLTGLHRLGPAVTGPEARALEDAAWDEQRLRLYAVGRDHLLSHGYEQVSMRMFRRADAPREQEGPEDYACQTDGMIGLGCGARSYTSALHYSFDYAVEMREIRSIIDRFTATEDFSRAEVGRYVDADEARRRHLLQSLLQAAGLPVADYRARFGTDPGADFPAELAGFAARGWLDASAPDGLLRLSPSGLAHSDALGPALFSPGVRAAMAAYERK</text:p>
          </table:table-cell>
          <table:table-cell office:value-type="string" calcext:value-type="string">
            <text:p>STM4012 family radical SAM protein</text:p>
          </table:table-cell>
          <table:table-cell office:value-type="float" office:value="1127348" calcext:value-type="float">
            <text:p>1127348</text:p>
          </table:table-cell>
          <table:table-cell office:value-type="float" office:value="1128733" calcext:value-type="float">
            <text:p>1128733</text:p>
          </table:table-cell>
          <table:table-cell office:value-type="string" calcext:value-type="string">
            <text:p>nrp</text:p>
          </table:table-cell>
          <table:table-cell office:value-type="float" office:value="0.41869326054152" calcext:value-type="float">
            <text:p>0.42</text:p>
          </table:table-cell>
          <table:table-cell office:value-type="string" calcext:value-type="string">
            <text:p>non_NP</text:p>
          </table:table-cell>
          <table:table-cell office:value-type="float" office:value="0.424343543530959" calcext:value-type="float">
            <text:p>0.42</text:p>
          </table:table-cell>
          <table:table-cell/>
          <table:table-cell table:formula="of:=[.D8]" office:value-type="string" office:string-value="STM4012 family radical SAM protein" calcext:value-type="string">
            <text:p>STM4012 family radical SAM protein</text:p>
          </table:table-cell>
          <table:table-cell office:value-type="string" calcext:value-type="string">
            <text:p>Terpe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GR_RS04620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MDLTILYRGPLASCDYDCPYCPFAKRRDSRAQLTSDREALERFTRWAAEQTGDRLSVLFTPWGEGLVRSWYRRALTELSRLPHIRRVAIQTNLSGRTDWLADADPERIALWCTYHPGQTPYERFLGKCRELSAQKIRFSVGVVGFDEHLDEARRLRSDLPGEVYLWVNAAEGRTYTDEEAARWTELDPLFPYSRHPHRSAGLPCRTGESVISVDGDGTVRRCHFVKAELGSLYDGSYRRALGPRACPLAVCDCHIGYVHLESLPLYDVFAGGVLERIPAAHPGGADTPPDGLVVPGPSRRALPLLEP</text:p>
          </table:table-cell>
          <table:table-cell office:value-type="string" calcext:value-type="string">
            <text:p>STM4011 family radical SAM protein</text:p>
          </table:table-cell>
          <table:table-cell office:value-type="float" office:value="1128741" calcext:value-type="float">
            <text:p>1128741</text:p>
          </table:table-cell>
          <table:table-cell office:value-type="float" office:value="1129664" calcext:value-type="float">
            <text:p>1129664</text:p>
          </table:table-cell>
          <table:table-cell office:value-type="string" calcext:value-type="string">
            <text:p>nrp</text:p>
          </table:table-cell>
          <table:table-cell office:value-type="float" office:value="0.476199877097895" calcext:value-type="float">
            <text:p>0.48</text:p>
          </table:table-cell>
          <table:table-cell office:value-type="string" calcext:value-type="string">
            <text:p>NP</text:p>
          </table:table-cell>
          <table:table-cell office:value-type="float" office:value="0.540335201824872" calcext:value-type="float">
            <text:p>0.54</text:p>
          </table:table-cell>
          <table:table-cell/>
          <table:table-cell table:formula="of:=[.D9]" office:value-type="string" office:string-value="STM4011 family radical SAM protein" calcext:value-type="string">
            <text:p>STM4011 family radical SAM protein</text:p>
          </table:table-cell>
          <table:table-cell office:value-type="string" calcext:value-type="string">
            <text:p>terpe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GR_RS05665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MRWDNLVEKNSTAGNSALFAADAVTTRTFDTPEFRGITFHEIRARSILNRVPGASRMPFEWTVNPYRGCTHACVYCFARKTHSYLDLDTGTGFDSQIVVKVNAAELLQRELASRHWRGEHVAMGTNVDCYQRAEGRYRLMPGIIGALRDRANPFSILTKGTLILRDLELLRQAAEVAEVGVSVSVGFTDRELWRTVEPGTPSPGRRLDAVHTLTQAGIGCSVLMAPVVPFLGDSPEQLRATVSAIAAAGAVSVTPLVLHLRPGAREWYLRWLGLHHPHLVERYERMYGDGAYAPTWYQRRITRQVHELADEFGIGPAHRGEGRRIGRTPAAAPEPGPTQLTLL</text:p>
          </table:table-cell>
          <table:table-cell office:value-type="string" calcext:value-type="string">
            <text:p>Rv2578c family radical SAM protein</text:p>
          </table:table-cell>
          <table:table-cell office:value-type="float" office:value="1374528" calcext:value-type="float">
            <text:p>1374528</text:p>
          </table:table-cell>
          <table:table-cell office:value-type="float" office:value="1375559" calcext:value-type="float">
            <text:p>1375559</text:p>
          </table:table-cell>
          <table:table-cell office:value-type="string" calcext:value-type="string">
            <text:p>ripp</text:p>
          </table:table-cell>
          <table:table-cell office:value-type="float" office:value="0.416599716955172" calcext:value-type="float">
            <text:p>0.42</text:p>
          </table:table-cell>
          <table:table-cell office:value-type="string" calcext:value-type="string">
            <text:p>NP</text:p>
          </table:table-cell>
          <table:table-cell office:value-type="float" office:value="0.505911749774038" calcext:value-type="float">
            <text:p>0.51</text:p>
          </table:table-cell>
          <table:table-cell/>
          <table:table-cell table:number-columns-repeated="2" office:value-type="string" calcext:value-type="string">
            <text:p>not annota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GR_RS07285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MSLQQVQLPDGARLLEGKRNWWFLGRGGVVRLGGRHVTPEGDLRPDTERRLREGGMFAAPPVRSYALTVLTSTNCNLGCGYCFQNTAQDTTNGSRPPRIARTRLSSGTITSILGFTQRQMAAAELDRLRILLFGGEPLLNPRGCLELLERSADIGMTSAWMISNTTLLSPRLARQLSDLGLDSVQVTFDGDRADHDRIRVNRADNGGTFDKIVRNIVAASEVTPIRWTLRVNVSQETFDGVDALIDRLAAELDPSRCALYFARVGDVGIGYANDLLHTGELSAHFTRWQRRALDLGFRVSRPGARRPCLTCGHTEGRYGAVISADGTLASCWETAGKPDWEVGTVGDGYRPAEATLDRWISCEDLYRYDEDTRNLTRFRDDVDATLLDYLDETERL</text:p>
          </table:table-cell>
          <table:table-cell office:value-type="string" calcext:value-type="string">
            <text:p>radical SAM protein</text:p>
          </table:table-cell>
          <table:table-cell office:value-type="float" office:value="1741281" calcext:value-type="float">
            <text:p>1741281</text:p>
          </table:table-cell>
          <table:table-cell office:value-type="float" office:value="1742471" calcext:value-type="float">
            <text:p>1742471</text:p>
          </table:table-cell>
          <table:table-cell office:value-type="string" calcext:value-type="string">
            <text:p>nrp</text:p>
          </table:table-cell>
          <table:table-cell office:value-type="float" office:value="0.445745157377275" calcext:value-type="float">
            <text:p>0.45</text:p>
          </table:table-cell>
          <table:table-cell office:value-type="string" calcext:value-type="string">
            <text:p>non_NP</text:p>
          </table:table-cell>
          <table:table-cell office:value-type="float" office:value="0.488181369548715" calcext:value-type="float">
            <text:p>0.49</text:p>
          </table:table-cell>
          <table:table-cell/>
          <table:table-cell table:number-columns-repeated="2" office:value-type="string" calcext:value-type="string">
            <text:p>not annota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GR_RS23910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MELAELVARRPFPAAGLLLGLTRRCPLSCAHCSTGSDLFTREEPDGGQLERFVGSFTEVDRPDIVMLTGGEPLLLPALAERLSTLARGAGSRTALLSGMFFARSGSRRGRRGAAIPPAILRAIRSVDHFSASLDLHHEREVPRADVFRALHRIRDEGVAVSFHLTGTGAADPYLADITRAVEREFGGRVPCLVNEVRPFGRAASWARPARTGPDPAAASPCSMAAWPVVAFDGRVLACCNQDTVDKRPVPAHLDLGHIGADDWGTVRARALESPVLRMLRTVGPTHLAARYGSGPGAGSYCDGCRALGDDEAAAAGALAVAGGAAGALLDLTAAVRGSREGAQGVVRRHGCAAYAPLVVTGGPPLPETEGRDVR</text:p>
          </table:table-cell>
          <table:table-cell office:value-type="string" calcext:value-type="string">
            <text:p>radical SAM protein</text:p>
          </table:table-cell>
          <table:table-cell office:value-type="float" office:value="5643901" calcext:value-type="float">
            <text:p>5643901</text:p>
          </table:table-cell>
          <table:table-cell office:value-type="float" office:value="5645025" calcext:value-type="float">
            <text:p>5645025</text:p>
          </table:table-cell>
          <table:table-cell office:value-type="string" calcext:value-type="string">
            <text:p>nrp</text:p>
          </table:table-cell>
          <table:table-cell office:value-type="float" office:value="0.443973473143199" calcext:value-type="float">
            <text:p>0.44</text:p>
          </table:table-cell>
          <table:table-cell office:value-type="string" calcext:value-type="string">
            <text:p>NP</text:p>
          </table:table-cell>
          <table:table-cell office:value-type="float" office:value="0.517668111027157" calcext:value-type="float">
            <text:p>0.52</text:p>
          </table:table-cell>
          <table:table-cell/>
          <table:table-cell table:formula="of:=[.D12]" office:value-type="string" office:string-value="radical SAM protein" calcext:value-type="string">
            <text:p>radical SAM protein</text:p>
          </table:table-cell>
          <table:table-cell office:value-type="string" calcext:value-type="string">
            <text:p>lanthipeptide-class-ii,lanthipeptide-class-i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GR_RS24600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MSAASVFPQLEALLPHVQKPIQYVGGELNSTVKDWDSCDVRWTLMYPDAYEVGLPNQGVMILYEVLNEREGVLAERTYSVWPDLEELMREHNVPQFTVDSHRPVGAFDVFGLSLSTELGYTNMLTALDLAGIPLESKDRDVDHPIVLAGGHAAFNPEPIADFIDCAVVGDGEQAVLEITEIIRAWKAEGRPGGRDEVLFRLSKTGGVYVPRFYDVEYLPDGRIGRVVPNRSGVPWRVSKHTVMDLDEWPYPKQPLVPLAETVHERMSVEIFRGCTRGCRFCQAGMITRPVRERSITGIGEMVDKGLKATGFEEVGLLSLSSADHSEIGDIAKGLADRYTDDKIGLSLPSTRVDAFNVDLANELTRNGRRSGLTFAPEGGSERMRKVINKMVSEEDLIRTVATAYGNGWRQVKLYFMCGLPTETDEDVLQIGDMAVNVIAKGREVSGQNDIRCTVSIGGFVPKPHTPFQWAPQLSAEDTDARLKKLRDKIRGDKKYGRSIGFRYHDGKPGIVEGLLSRGDRRVGSVIRAVYESGGRFDGWREHFSYDLWMNCAEKTLPGFGVDVDWYTTRERTYEEVLPWDHLDSGLDKDWLWEDWQDALDETEVEDCRWTPCFDCGVCPQLDLDIQIGPTGKKLLPLSVVNK</text:p>
          </table:table-cell>
          <table:table-cell office:value-type="string" calcext:value-type="string">
            <text:p>TIGR03960 family B12-binding radical SAM protein</text:p>
          </table:table-cell>
          <table:table-cell office:value-type="float" office:value="5818474" calcext:value-type="float">
            <text:p>5818474</text:p>
          </table:table-cell>
          <table:table-cell office:value-type="float" office:value="5820402" calcext:value-type="float">
            <text:p>5820402</text:p>
          </table:table-cell>
          <table:table-cell office:value-type="string" calcext:value-type="string">
            <text:p>ripp</text:p>
          </table:table-cell>
          <table:table-cell office:value-type="float" office:value="0.365971654480175" calcext:value-type="float">
            <text:p>0.37</text:p>
          </table:table-cell>
          <table:table-cell office:value-type="string" calcext:value-type="string">
            <text:p>NP</text:p>
          </table:table-cell>
          <table:table-cell office:value-type="float" office:value="0.525852779641483" calcext:value-type="float">
            <text:p>0.53</text:p>
          </table:table-cell>
          <table:table-cell/>
          <table:table-cell table:number-columns-repeated="2" office:value-type="string" calcext:value-type="string">
            <text:p>not annotated</text:p>
          </table:table-cell>
          <table:table-cell office:value-type="string" calcext:value-type="string">
            <text:p>close to lantipeptide classs 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GR_RS24610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MQRIRLRYTKRGRLRFTSHRDFQRAFERALRRSEVPMAYSAGFTPHPKVSYANAAPTGTGSEAEFLEIALTEARDPAVLRGLLDASMPDGLDIVDAVEARTSGLAERLTASVWEMRLDGVDPEDVRTAVAAFNDAGTVEVQRKAKNGIRTFDARAAVADLRVVDASADRPVERPCAILRLVVRHVTPAVRPDDVLSGLRAVADLAPPVPAAVTRLAQGLFDEESGTVTDPLAPDREAAPTAHPAVAGAAVATAPEGAGSA</text:p>
          </table:table-cell>
          <table:table-cell office:value-type="string" calcext:value-type="string">
            <text:p>TIGR03936 family radical SAM-associated protein</text:p>
          </table:table-cell>
          <table:table-cell office:value-type="float" office:value="5821764" calcext:value-type="float">
            <text:p>5821764</text:p>
          </table:table-cell>
          <table:table-cell office:value-type="float" office:value="5822546" calcext:value-type="float">
            <text:p>5822546</text:p>
          </table:table-cell>
          <table:table-cell office:value-type="string" calcext:value-type="string">
            <text:p>ripp</text:p>
          </table:table-cell>
          <table:table-cell office:value-type="float" office:value="0.438943774007762" calcext:value-type="float">
            <text:p>0.44</text:p>
          </table:table-cell>
          <table:table-cell office:value-type="string" calcext:value-type="string">
            <text:p>NP</text:p>
          </table:table-cell>
          <table:table-cell office:value-type="float" office:value="0.524410643553755" calcext:value-type="float">
            <text:p>0.52</text:p>
          </table:table-cell>
          <table:table-cell/>
          <table:table-cell table:number-columns-repeated="2" office:value-type="string" calcext:value-type="string">
            <text:p>not annotated</text:p>
          </table:table-cell>
          <table:table-cell office:value-type="string" calcext:value-type="string">
            <text:p>close to lantipeptide classs 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GR_RS24865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MVGMPSVLPDGEPVPDDGALPRHALEGAADRPLGFYLHVPYCATRCGYCDFNTYTATELRGSGGALASRDNYAAHLIEEVRQARKVLGDDPRPVRTVFVGGGTPTLLPAADLVRMLAAIREEFGLADDAEITTEANPESVDPAYLTALREGGFNRVSFGMQSARQHVLKILDRTHTPGRPEACVAEARAAGFDHVNLDLIYGTPGESDDDWRATLDAAIGAGPDHVSAYALIVEEGTQLARRIRRGEIPMTDDDAHADRYLIADEAFAAAGFHWYEVSNWATTEAGRCLHNELYWRGADWWGAGPGAHSHVGGVRWWNVKHPGAYAQALAEGRSPGAGREILAEEDRRVERILLELRLREGCPLDLLKPDGLAASRRALADGLLAPEPYDRGRAVLTLRGRLLADAVVRDLVD</text:p>
          </table:table-cell>
          <table:table-cell office:value-type="string" calcext:value-type="string">
            <text:p>radical SAM family heme chaperone HemW</text:p>
          </table:table-cell>
          <table:table-cell office:value-type="float" office:value="5888874" calcext:value-type="float">
            <text:p>5888874</text:p>
          </table:table-cell>
          <table:table-cell office:value-type="float" office:value="5890115" calcext:value-type="float">
            <text:p>5890115</text:p>
          </table:table-cell>
          <table:table-cell office:value-type="string" calcext:value-type="string">
            <text:p>ripp</text:p>
          </table:table-cell>
          <table:table-cell office:value-type="float" office:value="0.44507207419189" calcext:value-type="float">
            <text:p>0.45</text:p>
          </table:table-cell>
          <table:table-cell office:value-type="string" calcext:value-type="string">
            <text:p>non_NP</text:p>
          </table:table-cell>
          <table:table-cell office:value-type="float" office:value="0.496990037634461" calcext:value-type="float">
            <text:p>0.50</text:p>
          </table:table-cell>
          <table:table-cell/>
          <table:table-cell office:value-type="string" calcext:value-type="string">
            <text:p>not annotat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GR_RS28765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MTGPLVPFREFVLKVHSRCDLACDHCYVYEHADQSWSTRPRTISDEAISWTARRLAEHATTHALPSVTVILHGGEPLLAGPARLRRVCEELGSALNGIAELDLRIHTNGVQLSPRYLDLFDEFHVRVGISLDGDRAANDRHRLFANGRSSHPMVMRAVALLREERYRHLDLGLLCTVDIHNDPVAVHDALAALEPPLVDFLLPHATWDDPPPRPGGSPTAYAEWLLAVFDRWTELRRPMPVRMFASVLSSLNGGPSLTESLGLAPTDLVVIETDGQLEQVDSLKSAYEGAAATGFDVFRNTFDEVAAHPGVRARQLGLAGVGETCRRCPVVRSCGGGLYTHRYRSGSAPADPGGFDNPSVYCADLAALIRGIEERTAAATESPAVRAPDELLAAHLDLTRTLLAALHDTLDGRGGSLWDGAWRLAAAVEEEPPGAEALDTVLAHPYTRTWLVGALEDVEAGRGLPEAAAERLAATVAAAAVRAGLDLSVPVAYRDGGLHLPTLGTVLLGGPRDRGPAVVRAKDAGFLVRRPGDAPGAEPRIGPGEPEGPHWLPVHVLRRAPAPVLLLDDLDPLRDCFEEPATDRLRAQEADAWAHRVADAWSLLADAVPDQAAEAARTLTTLTPLSTGGAEPGSHGPGALGVGPSAGAEELALGLLSGFRRAKLRALGEVTDLYALDGTWEHRTPWGNEHVTFSRLLAETFERAGLGLYDPRYLTGVPEALDKIENAAEVTVDGKQLISAVRKEISGTRSATEKNRDRNLPPSGRPSNVAASDRKVTFE</text:p>
          </table:table-cell>
          <table:table-cell office:value-type="string" calcext:value-type="string">
            <text:p>radical SAM/SPASM protein FxsB, inactivated metallohydrolase extension form</text:p>
          </table:table-cell>
          <table:table-cell office:value-type="float" office:value="6753888" calcext:value-type="float">
            <text:p>6753888</text:p>
          </table:table-cell>
          <table:table-cell office:value-type="float" office:value="6756227" calcext:value-type="float">
            <text:p>6756227</text:p>
          </table:table-cell>
          <table:table-cell office:value-type="string" calcext:value-type="string">
            <text:p>ripp</text:p>
          </table:table-cell>
          <table:table-cell office:value-type="float" office:value="0.476284895923406" calcext:value-type="float">
            <text:p>0.48</text:p>
          </table:table-cell>
          <table:table-cell office:value-type="string" calcext:value-type="string">
            <text:p>non_NP</text:p>
          </table:table-cell>
          <table:table-cell office:value-type="float" office:value="0.436417252593048" calcext:value-type="float">
            <text:p>0.44</text:p>
          </table:table-cell>
          <table:table-cell/>
          <table:table-cell office:value-type="string" calcext:value-type="string">
            <text:p>not annotat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GR_RS00280</text:p>
          </table:table-cell>
          <table:table-cell office:value-type="string" calcext:value-type="string">
            <text:p>Methyl</text:p>
          </table:table-cell>
          <table:table-cell office:value-type="string" calcext:value-type="string">
            <text:p>MTLLRGAALSEAFDEGSAAYDRLVAASPGYHAHLRRSARRLGLADGGAGLRVLDLGCGTGASTEALIAAAPLASVTGVDASAGMLERAAAKPGLTHVQFVHASAEALADRLAPGSFDAVFAGYLFRNVQDADAVLGLVRRLLVPSGRLAVHEYTLGGSPVDRAVWNTVCSMIIRPAGRLTGNARLYRHLQESVNTFDTAAEFAGRLRKAGFQGVRVLPLPGWQTGITHTFVGRTAQEA</text:p>
          </table:table-cell>
          <table:table-cell office:value-type="string" calcext:value-type="string">
            <text:p>class I SAM-dependent methyltransferase</text:p>
          </table:table-cell>
          <table:table-cell office:value-type="float" office:value="58367" calcext:value-type="float">
            <text:p>58367</text:p>
          </table:table-cell>
          <table:table-cell office:value-type="float" office:value="59083" calcext:value-type="float">
            <text:p>59083</text:p>
          </table:table-cell>
          <table:table-cell office:value-type="string" calcext:value-type="string">
            <text:p>ripp</text:p>
          </table:table-cell>
          <table:table-cell office:value-type="float" office:value="0.427823742418441" calcext:value-type="float">
            <text:p>0.43</text:p>
          </table:table-cell>
          <table:table-cell office:value-type="string" calcext:value-type="string">
            <text:p>NP</text:p>
          </table:table-cell>
          <table:table-cell office:value-type="float" office:value="0.557175609104718" calcext:value-type="float">
            <text:p>0.56</text:p>
          </table:table-cell>
          <table:table-cell/>
          <table:table-cell table:formula="of:=[.D17]" office:value-type="string" office:string-value="class I SAM-dependent methyltransferase" calcext:value-type="string">
            <text:p>class I SAM-dependent methyltransferase</text:p>
          </table:table-cell>
          <table:table-cell office:value-type="string" calcext:value-type="string">
            <text:p>terpe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GR_RS00445</text:p>
          </table:table-cell>
          <table:table-cell office:value-type="string" calcext:value-type="string">
            <text:p>Methyl</text:p>
          </table:table-cell>
          <table:table-cell office:value-type="string" calcext:value-type="string">
            <text:p>MTAENQLPYGVDVRTPSVARMYDHLLDGKDNFSADRAACDHLLQQVPSMKDLALNNRAFLQRVVRTLAREYGIRQFIDHGSGLPTQDNVHQIAQRVDGASRVVYVDSDPIVRSVGGALLETDDRTAVLQADMRDTQEIFDSEPVRRLIDFREPVGALFVSVLHCIPDADRPVDLIRRVRSRLASGSVMVICQLVSESEQVRDEVSAFMDRETRGHWGRVRTRADVESYFEDNGLSVVEPGLVEVSRWRPADVPAAPPQQSFEWEEFGGAGLVP</text:p>
          </table:table-cell>
          <table:table-cell office:value-type="string" calcext:value-type="string">
            <text:p>SAM-dependent methyltransferase</text:p>
          </table:table-cell>
          <table:table-cell office:value-type="float" office:value="91423" calcext:value-type="float">
            <text:p>91423</text:p>
          </table:table-cell>
          <table:table-cell office:value-type="float" office:value="92244" calcext:value-type="float">
            <text:p>92244</text:p>
          </table:table-cell>
          <table:table-cell office:value-type="string" calcext:value-type="string">
            <text:p>nrp</text:p>
          </table:table-cell>
          <table:table-cell office:value-type="float" office:value="0.341477913252464" calcext:value-type="float">
            <text:p>0.34</text:p>
          </table:table-cell>
          <table:table-cell office:value-type="string" calcext:value-type="string">
            <text:p>NP</text:p>
          </table:table-cell>
          <table:table-cell office:value-type="float" office:value="0.613917615280749" calcext:value-type="float">
            <text:p>0.61</text:p>
          </table:table-cell>
          <table:table-cell/>
          <table:table-cell office:value-type="string" calcext:value-type="string">
            <text:p>not annotat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GR_RS00730</text:p>
          </table:table-cell>
          <table:table-cell office:value-type="string" calcext:value-type="string">
            <text:p>Methyl</text:p>
          </table:table-cell>
          <table:table-cell office:value-type="string" calcext:value-type="string">
            <text:p>MDLPRIFTIRESNHRIHNPLTADKFAALGESLRLPAGTRVLDLASGSGEMLCTWARDLGFTGSGVDISTIFTEQAQARAAELGVADRVDFLHGDAAGHVTDQPVDLAACVGATWIGDGVAGTTELLQRSLRPGGMMLIGEPFWRQTPPDEETATACHATSIADFLLLPELIGQFRELGYDVVEMMLADQNSWDRYAAAQWLSMRRWLDENPDDELASEVREELTTEPAHYARYGREYLSWGVFALMKR</text:p>
          </table:table-cell>
          <table:table-cell office:value-type="string" calcext:value-type="string">
            <text:p>methyltransferase domain-containing protein</text:p>
          </table:table-cell>
          <table:table-cell office:value-type="float" office:value="166511" calcext:value-type="float">
            <text:p>166511</text:p>
          </table:table-cell>
          <table:table-cell office:value-type="float" office:value="167257" calcext:value-type="float">
            <text:p>167257</text:p>
          </table:table-cell>
          <table:table-cell office:value-type="string" calcext:value-type="string">
            <text:p>nrp</text:p>
          </table:table-cell>
          <table:table-cell office:value-type="float" office:value="0.368782208736654" calcext:value-type="float">
            <text:p>0.37</text:p>
          </table:table-cell>
          <table:table-cell office:value-type="string" calcext:value-type="string">
            <text:p>NP</text:p>
          </table:table-cell>
          <table:table-cell office:value-type="float" office:value="0.528033648603835" calcext:value-type="float">
            <text:p>0.53</text:p>
          </table:table-cell>
          <table:table-cell table:number-columns-repeated="2"/>
          <table:table-cell office:value-type="string" calcext:value-type="string">
            <text:p>lantipeptide class i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GR_RS01135</text:p>
          </table:table-cell>
          <table:table-cell office:value-type="string" calcext:value-type="string">
            <text:p>Methyl</text:p>
          </table:table-cell>
          <table:table-cell office:value-type="string" calcext:value-type="string">
            <text:p>MTGQRDRWAELTGGQAGEEYARRFARLAASGHDVHGEASFCAALLTPASRVLDAGCGTGRIAIRLAELGHHCTGVDVDSSMLAVARREAPAQDWLLGDLARLDDLGLEPGFDLVLAAGNVIPLLAPGTGATVVGQLAAALRPGGLLVTGMGLDAAHLPLDEAPLTIAEFDQWCAGAGLTPRERWATWSGDPYHDGGGYAVSVHTRPAG</text:p>
          </table:table-cell>
          <table:table-cell office:value-type="string" calcext:value-type="string">
            <text:p>class I SAM-dependent methyltransferase</text:p>
          </table:table-cell>
          <table:table-cell office:value-type="float" office:value="266375" calcext:value-type="float">
            <text:p>266375</text:p>
          </table:table-cell>
          <table:table-cell office:value-type="float" office:value="267001" calcext:value-type="float">
            <text:p>267001</text:p>
          </table:table-cell>
          <table:table-cell office:value-type="string" calcext:value-type="string">
            <text:p>ripp</text:p>
          </table:table-cell>
          <table:table-cell office:value-type="float" office:value="0.4265560669056" calcext:value-type="float">
            <text:p>0.43</text:p>
          </table:table-cell>
          <table:table-cell office:value-type="string" calcext:value-type="string">
            <text:p>non_NP</text:p>
          </table:table-cell>
          <table:table-cell office:value-type="float" office:value="0.402921842357776" calcext:value-type="float">
            <text:p>0.40</text:p>
          </table:table-cell>
          <table:table-cell/>
          <table:table-cell office:value-type="string" calcext:value-type="string">
            <text:p>not annotat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GR_RS01150</text:p>
          </table:table-cell>
          <table:table-cell office:value-type="string" calcext:value-type="string">
            <text:p>Methyl</text:p>
          </table:table-cell>
          <table:table-cell office:value-type="string" calcext:value-type="string">
            <text:p>MNAPPPGNASGEGRYGEAFFRPDRAGEEVRIDFGAVAYDDFTMARLRSLGAGPGWRCLDIGAGTGTVSRRLLEEAGVANVLAVDRDVRFLSARPVPGLDVLQADITRPGFAPGGFQLVHARFVLMHLPERDRLIEHLAELLAPGGVLVLSDAVDLTSDRTPVTPYTTAMRAMWQGLRATIGTDVSRVPSYPGLLRGAGLQRVAAEIHVPPLVPGSAISRFWADTWRRGREAMLSTGLVDDAAVDAAARYLESDECAALSAGMLTAWGRKPEGATG</text:p>
          </table:table-cell>
          <table:table-cell office:value-type="string" calcext:value-type="string">
            <text:p>class I SAM-dependent methyltransferase</text:p>
          </table:table-cell>
          <table:table-cell office:value-type="float" office:value="270190" calcext:value-type="float">
            <text:p>270190</text:p>
          </table:table-cell>
          <table:table-cell office:value-type="float" office:value="271017" calcext:value-type="float">
            <text:p>271017</text:p>
          </table:table-cell>
          <table:table-cell office:value-type="string" calcext:value-type="string">
            <text:p>pk</text:p>
          </table:table-cell>
          <table:table-cell office:value-type="float" office:value="0.43335864420652" calcext:value-type="float">
            <text:p>0.43</text:p>
          </table:table-cell>
          <table:table-cell office:value-type="string" calcext:value-type="string">
            <text:p>NP</text:p>
          </table:table-cell>
          <table:table-cell office:value-type="float" office:value="0.59263126736896" calcext:value-type="float">
            <text:p>0.59</text:p>
          </table:table-cell>
          <table:table-cell/>
          <table:table-cell office:value-type="string" calcext:value-type="string">
            <text:p>not annotated</text:p>
          </table:table-cell>
          <table:table-cell/>
          <table:table-cell office:value-type="string" calcext:value-type="string">
            <text:p>close to nrps/t1p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GR_RS01605</text:p>
          </table:table-cell>
          <table:table-cell office:value-type="string" calcext:value-type="string">
            <text:p>Methyl</text:p>
          </table:table-cell>
          <table:table-cell office:value-type="string" calcext:value-type="string">
            <text:p>MADDHTHHVLDFFTPRAAGWDSRFPDDGPAYATAAGLLGLRPGDAVLDAGCGTGRALPALRAAVGPEGTVLGVDLTPAMLEAAVRAGRGGSGTLVRADVARLPLRDGALDAVFGAGLISHLASPEADAAELARVVRPGGVLALFHPIGRAALAARQGRTVTEDDLRAEPRLRVLLAGAGWRLESYTDEDDRFLALAVRQA</text:p>
          </table:table-cell>
          <table:table-cell office:value-type="string" calcext:value-type="string">
            <text:p>methyltransferase domain-containing protein</text:p>
          </table:table-cell>
          <table:table-cell office:value-type="float" office:value="368871" calcext:value-type="float">
            <text:p>368871</text:p>
          </table:table-cell>
          <table:table-cell office:value-type="float" office:value="369473" calcext:value-type="float">
            <text:p>369473</text:p>
          </table:table-cell>
          <table:table-cell office:value-type="string" calcext:value-type="string">
            <text:p>ripp</text:p>
          </table:table-cell>
          <table:table-cell office:value-type="float" office:value="0.620418216126378" calcext:value-type="float">
            <text:p>0.62</text:p>
          </table:table-cell>
          <table:table-cell office:value-type="string" calcext:value-type="string">
            <text:p>NP</text:p>
          </table:table-cell>
          <table:table-cell office:value-type="float" office:value="0.655829964523082" calcext:value-type="float">
            <text:p>0.66</text:p>
          </table:table-cell>
          <table:table-cell/>
          <table:table-cell office:value-type="string" calcext:value-type="string">
            <text:p>not annotat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GR_RS01715</text:p>
          </table:table-cell>
          <table:table-cell office:value-type="string" calcext:value-type="string">
            <text:p>Methyl</text:p>
          </table:table-cell>
          <table:table-cell office:value-type="string" calcext:value-type="string">
            <text:p>MADDCFGHPRLAAVYDQLDPDRSDLDVYLRRAQELRARQVLDIGCGTGVFALLLAGRGVDVVGVDPAQASVDVARAKPGSARVRWICGDATALPPLRVDLATMTANVAQEIVDPDTWQKTLQGAYDALRPGGHLVFETRDPARRAWEAWTREHSYRVTQIPGTGSVESWVQLIDVSRPLVSFRWTYIFAADGQVLTSDSTLRFRERDEVETDLVAHGYVVRDVRDAPDRPGREFVFLAQRPDLGVQDTQAVDES</text:p>
          </table:table-cell>
          <table:table-cell office:value-type="string" calcext:value-type="string">
            <text:p>class I SAM-dependent methyltransferase</text:p>
          </table:table-cell>
          <table:table-cell office:value-type="float" office:value="395767" calcext:value-type="float">
            <text:p>395767</text:p>
          </table:table-cell>
          <table:table-cell office:value-type="float" office:value="396531" calcext:value-type="float">
            <text:p>396531</text:p>
          </table:table-cell>
          <table:table-cell office:value-type="string" calcext:value-type="string">
            <text:p>nrp</text:p>
          </table:table-cell>
          <table:table-cell office:value-type="float" office:value="0.426979210119754" calcext:value-type="float">
            <text:p>0.43</text:p>
          </table:table-cell>
          <table:table-cell office:value-type="string" calcext:value-type="string">
            <text:p>non_NP</text:p>
          </table:table-cell>
          <table:table-cell office:value-type="float" office:value="0.45769904418569" calcext:value-type="float">
            <text:p>0.46</text:p>
          </table:table-cell>
          <table:table-cell/>
          <table:table-cell office:value-type="string" calcext:value-type="string">
            <text:p>not annotated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SGR_RS02220</text:p>
          </table:table-cell>
          <table:table-cell office:value-type="string" calcext:value-type="string">
            <text:p>Methyl</text:p>
          </table:table-cell>
          <table:table-cell office:value-type="string" calcext:value-type="string">
            <text:p>MTSTWYTLLVLAVAAERLAELVVARRNTRWSLARGGVESGRGHYPAMVALHTGLLLGCLAEVRFAERPFPAVLGWTMAGVVVASQALRWWCIRTLGPRWNTRVIVVPGLPRVTGGPYRWLSHPNYVAVAAEGIALPLVHGAWVTALVFTALNAALMVVRIRCEDGALARLPAADAPA</text:p>
          </table:table-cell>
          <table:table-cell office:value-type="string" calcext:value-type="string">
            <text:p>isoprenylcysteine carboxyl methyltransferase family protein</text:p>
          </table:table-cell>
          <table:table-cell office:value-type="float" office:value="549731" calcext:value-type="float">
            <text:p>549731</text:p>
          </table:table-cell>
          <table:table-cell office:value-type="float" office:value="550264" calcext:value-type="float">
            <text:p>550264</text:p>
          </table:table-cell>
          <table:table-cell office:value-type="string" calcext:value-type="string">
            <text:p>ripp</text:p>
          </table:table-cell>
          <table:table-cell office:value-type="float" office:value="0.43397408203832" calcext:value-type="float">
            <text:p>0.43</text:p>
          </table:table-cell>
          <table:table-cell office:value-type="string" calcext:value-type="string">
            <text:p>NP</text:p>
          </table:table-cell>
          <table:table-cell office:value-type="float" office:value="0.605740916665756" calcext:value-type="float">
            <text:p>0.61</text:p>
          </table:table-cell>
          <table:table-cell/>
          <table:table-cell table:formula="of:=[.D24]" office:value-type="string" office:string-value="isoprenylcysteine carboxyl methyltransferase family protein" calcext:value-type="string">
            <text:p>isoprenylcysteine carboxyl methyltransferase family protein</text:p>
          </table:table-cell>
          <table:table-cell table:style-name="ce9" office:value-type="string" calcext:value-type="string">
            <text:p>NRPS, T3PK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GR_RS02700</text:p>
          </table:table-cell>
          <table:table-cell office:value-type="string" calcext:value-type="string">
            <text:p>Methyl</text:p>
          </table:table-cell>
          <table:table-cell office:value-type="string" calcext:value-type="string">
            <text:p>MRDRDGERTGSGAGLDLSAVEGINGHETRYLYEDIVTLRSYLPPEETLPPGATVLDVGANIGMFALFVQAQCPTARVYACEPLPPVFDCLTRNLRAHHVQGRALPYALSDRDGEAEFVYYPGYTVMSAERRHAAPELDKAFVRSLARREQAEEIGDGLDFLDEMLDYRFREVPYRCAVRRLSTVIEDLRLRRVDLLKIDVQRAETDVLRGIDDRHWPRIHRLTLEVHDEPTTPTEGRLSAVLALLRERGYRARVLPAAGAGSPGRLTVFATAGEIP</text:p>
          </table:table-cell>
          <table:table-cell office:value-type="string" calcext:value-type="string">
            <text:p>FkbM family methyltransferase</text:p>
          </table:table-cell>
          <table:table-cell office:value-type="float" office:value="654305" calcext:value-type="float">
            <text:p>654305</text:p>
          </table:table-cell>
          <table:table-cell office:value-type="float" office:value="655135" calcext:value-type="float">
            <text:p>655135</text:p>
          </table:table-cell>
          <table:table-cell office:value-type="string" calcext:value-type="string">
            <text:p>nrp</text:p>
          </table:table-cell>
          <table:table-cell office:value-type="float" office:value="0.537838070979776" calcext:value-type="float">
            <text:p>0.54</text:p>
          </table:table-cell>
          <table:table-cell office:value-type="string" calcext:value-type="string">
            <text:p>NP</text:p>
          </table:table-cell>
          <table:table-cell office:value-type="float" office:value="0.532098624332286" calcext:value-type="float">
            <text:p>0.53</text:p>
          </table:table-cell>
          <table:table-cell table:number-columns-repeated="2"/>
          <table:table-cell office:value-type="string" calcext:value-type="string">
            <text:p>NRP, NRPS-li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GR_RS02775</text:p>
          </table:table-cell>
          <table:table-cell office:value-type="string" calcext:value-type="string">
            <text:p>Methyl</text:p>
          </table:table-cell>
          <table:table-cell office:value-type="string" calcext:value-type="string">
            <text:p>MKTLWTYSHAAPVHGLRVGPDGGIVLLDAPGGHVLLGPDGTPVDGSRRARVADLARSATRRGPYDIVTDDDRLTLLLDGTELEGIELDGTVTAVAAARDGAMVLAGTEEGTVYGLRLPLTEAGAMTLLDKEQDLLRHPDATTARRAAHLYLDTGSPCFAVRRVRRLGQRGALPPGSVEPVIAGIALQHRRVLRRDPGAAFEAGVALSATGEDQAALGLLQRAAADPRFRSRALYTAGECFRRLGAESAAAIAHEQAAASGPGEDEKRVLYDLARALQEQDRHTEAVDRFESLLAWDATYEDAWQRYDHSRNRARSAGPAVGRRSPVGSAAGLVRDLEARGLLGRTDSRIESYDATFYVQFDHTGVHDSVKKRLEMVQLLTAVEDPGAVAASLDVGSGTLRYPQVLDRFGVRSYGIDLSDAGIHACVDARWARRFAVADGTAMPFRDGSFDLVTCMMGTVNHLSAAQRERFLAESFRTLRPGGRLVVSAWDPACRFQTFLSFYSPAEMAQLRRRLTEPRVLREECAAAGFSGVRTTPFCTFPDWLATGADASGTSGADRLAWLADLDRDRVAGDPATVGQMFLLSARR</text:p>
          </table:table-cell>
          <table:table-cell office:value-type="string" calcext:value-type="string">
            <text:p>class I SAM-dependent methyltransferase</text:p>
          </table:table-cell>
          <table:table-cell office:value-type="float" office:value="679341" calcext:value-type="float">
            <text:p>679341</text:p>
          </table:table-cell>
          <table:table-cell office:value-type="float" office:value="681104" calcext:value-type="float">
            <text:p>681104</text:p>
          </table:table-cell>
          <table:table-cell office:value-type="string" calcext:value-type="string">
            <text:p>nrp</text:p>
          </table:table-cell>
          <table:table-cell office:value-type="float" office:value="0.456190554104747" calcext:value-type="float">
            <text:p>0.46</text:p>
          </table:table-cell>
          <table:table-cell office:value-type="string" calcext:value-type="string">
            <text:p>NP</text:p>
          </table:table-cell>
          <table:table-cell office:value-type="float" office:value="0.558482100913732" calcext:value-type="float">
            <text:p>0.56</text:p>
          </table:table-cell>
          <table:table-cell table:number-columns-repeated="2"/>
          <table:table-cell office:value-type="string" calcext:value-type="string">
            <text:p>NRP, NRPS-li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GR_RS03005</text:p>
          </table:table-cell>
          <table:table-cell office:value-type="string" calcext:value-type="string">
            <text:p>Methyl</text:p>
          </table:table-cell>
          <table:table-cell office:value-type="string" calcext:value-type="string">
            <text:p>MTDQALPAVPSACRICGAATEEFLDLGRQPLSDAFPEEPPVAEFFYDLRVASCTACAMVQLVEEVPRERMFHEDYPYYSSGSAVMREHFARTAAEFLEGELDREDAFAVEIGCNDGVMLRQIGRAGVRHLGFEPSRKVADVARGHGVRVRGDFFEEKTAADVRRTEGPANVIYAANTLCHIPYMESVFRGVDALLAEDGVFVFEDPYFGDVVEKTSFDQIYDEHFYLFTARSVRAMAERFGFELVDVRRLPVHGGEIRYTLARAGSRRPAPAVDELLDQEETRRLTAPDVLRRFAGDVSAIRDDLLALLTRLRDEGRTVVAYGATAKSATVANYCGLGPDLVSFVCDTTPAKQGRLTPGTHIPVRAAEAFADPYPDYALLFAWNHADEIMAKETGFRESGGHWIRYVPGVRVD</text:p>
          </table:table-cell>
          <table:table-cell office:value-type="string" calcext:value-type="string">
            <text:p>class I SAM-dependent methyltransferase</text:p>
          </table:table-cell>
          <table:table-cell office:value-type="float" office:value="737834" calcext:value-type="float">
            <text:p>737834</text:p>
          </table:table-cell>
          <table:table-cell office:value-type="float" office:value="739075" calcext:value-type="float">
            <text:p>739075</text:p>
          </table:table-cell>
          <table:table-cell office:value-type="string" calcext:value-type="string">
            <text:p>nrp</text:p>
          </table:table-cell>
          <table:table-cell office:value-type="float" office:value="0.513191886703391" calcext:value-type="float">
            <text:p>0.51</text:p>
          </table:table-cell>
          <table:table-cell office:value-type="string" calcext:value-type="string">
            <text:p>NP</text:p>
          </table:table-cell>
          <table:table-cell office:value-type="float" office:value="0.519247675686083" calcext:value-type="float">
            <text:p>0.52</text:p>
          </table:table-cell>
          <table:table-cell table:number-columns-repeated="2"/>
          <table:table-cell office:value-type="string" calcext:value-type="string">
            <text:p>NRP, NRPS-li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GR_RS03030</text:p>
          </table:table-cell>
          <table:table-cell office:value-type="string" calcext:value-type="string">
            <text:p>Methyl</text:p>
          </table:table-cell>
          <table:table-cell office:value-type="string" calcext:value-type="string">
            <text:p>MDDRYSPSPLWNYNNSVKVTEEGVAKLASFKSDPVNFKLALWDPQVNGVRYLKALIFELASRLTPENRGRLRRIRHRETGSPISVTHDGDSVCMDYLLAVHELEFISRYVEPDGARVLEIGAGYGRTCHAILSNHRVEEYWIIDLGRALALSREYLRTVLDTEAFSRVRFVSVDTTDDLDRALGTARFDLCLNVDSFAEMPPETVRNYLALIDRRCSALYVNNPVGKYLEKELDNHAQGDEVVRMALATGLLRDLLDIHDSRAVAALAPKFLSSYRPGPRWETVGDGRAVPWSYYWQAVYRRPDEPPTAGRTTGRRTGQRGDAA</text:p>
          </table:table-cell>
          <table:table-cell office:value-type="string" calcext:value-type="string">
            <text:p>putative sugar O-methyltransferase</text:p>
          </table:table-cell>
          <table:table-cell office:value-type="float" office:value="744017" calcext:value-type="float">
            <text:p>744017</text:p>
          </table:table-cell>
          <table:table-cell office:value-type="float" office:value="744991" calcext:value-type="float">
            <text:p>744991</text:p>
          </table:table-cell>
          <table:table-cell office:value-type="string" calcext:value-type="string">
            <text:p>nrp</text:p>
          </table:table-cell>
          <table:table-cell office:value-type="float" office:value="0.456902828510714" calcext:value-type="float">
            <text:p>0.46</text:p>
          </table:table-cell>
          <table:table-cell office:value-type="string" calcext:value-type="string">
            <text:p>non_NP</text:p>
          </table:table-cell>
          <table:table-cell office:value-type="float" office:value="0.431898059958123" calcext:value-type="float">
            <text:p>0.43</text:p>
          </table:table-cell>
          <table:table-cell table:number-columns-repeated="2"/>
          <table:table-cell office:value-type="string" calcext:value-type="string">
            <text:p>NRP, NRPS-li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GR_RS03335</text:p>
          </table:table-cell>
          <table:table-cell office:value-type="string" calcext:value-type="string">
            <text:p>Methyl</text:p>
          </table:table-cell>
          <table:table-cell office:value-type="string" calcext:value-type="string">
            <text:p>MSPFLLTRTLPVDATGAALRADVLSGLTRHPKTLPPKWFYDARGSELFEEITRLPEYYPTRAEREILQARAEEIAAASGARTVIELGSGSSEKTRHLLDVLPELHSYVPVDVSESALTGAAESLLVEHPGLSVHALIADFTGGLALPGTPGPRLVVFLGGTIGNLLPEERAGFLRSVRSLLSPGDALLLGTDLVKDEETLVAAYDDAAGVTAAFNKNVLSVVNRELGADFPLDDFDHLAVWNPRDRWIEMRLRARRALNVKIRELDLVVPFEAGEELRTEVSAKFRREDVREELAAAGMRLTQWWTDSAGRFALSLATAV</text:p>
          </table:table-cell>
          <table:table-cell office:value-type="string" calcext:value-type="string">
            <text:p>L-histidine N(alpha)-methyltransferase</text:p>
          </table:table-cell>
          <table:table-cell office:value-type="float" office:value="825962" calcext:value-type="float">
            <text:p>825962</text:p>
          </table:table-cell>
          <table:table-cell office:value-type="float" office:value="826924" calcext:value-type="float">
            <text:p>826924</text:p>
          </table:table-cell>
          <table:table-cell office:value-type="string" calcext:value-type="string">
            <text:p>ripp</text:p>
          </table:table-cell>
          <table:table-cell office:value-type="float" office:value="0.373814478707223" calcext:value-type="float">
            <text:p>0.37</text:p>
          </table:table-cell>
          <table:table-cell office:value-type="string" calcext:value-type="string">
            <text:p>NP</text:p>
          </table:table-cell>
          <table:table-cell office:value-type="float" office:value="0.603722681323935" calcext:value-type="float">
            <text:p>0.60</text:p>
          </table:table-cell>
          <table:table-cell/>
          <table:table-cell table:number-columns-repeated="2" office:value-type="string" calcext:value-type="string">
            <text:p>not annotated</text:p>
          </table:table-cell>
          <table:table-cell office:value-type="string" calcext:value-type="string">
            <text:p>close to RiPP-li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GR_RS03400</text:p>
          </table:table-cell>
          <table:table-cell office:value-type="string" calcext:value-type="string">
            <text:p>Methyl</text:p>
          </table:table-cell>
          <table:table-cell office:value-type="string" calcext:value-type="string">
            <text:p>MERPAWAPQGIDISVPSVSRMYDFYLGGSHNFEVDREAARKAMEFLPGLPKIMQANRAFMRRAVRHAVDIGIDQFLDIGSGIPTFGNVHEVAQAADPGAKVAYVDHDPVAVAHSQAVLEGNDRAVIAAADLRRPEEILANPEITGLLDLNRPVALLLVAVLHFVEDADDPRGAVAELRESLAPGSLIVLTHASYEGIPLPKEEAAGTVGVYQNIRNPLIMRSREEIGQFFEGYEMVEPGLVSMPEWRPDTPQAPQQEDPYAFSGFAGVGRKA</text:p>
          </table:table-cell>
          <table:table-cell office:value-type="string" calcext:value-type="string">
            <text:p>SAM-dependent methyltransferase</text:p>
          </table:table-cell>
          <table:table-cell office:value-type="float" office:value="841492" calcext:value-type="float">
            <text:p>841492</text:p>
          </table:table-cell>
          <table:table-cell office:value-type="float" office:value="842310" calcext:value-type="float">
            <text:p>842310</text:p>
          </table:table-cell>
          <table:table-cell office:value-type="string" calcext:value-type="string">
            <text:p>nrp</text:p>
          </table:table-cell>
          <table:table-cell office:value-type="float" office:value="0.414077179433253" calcext:value-type="float">
            <text:p>0.41</text:p>
          </table:table-cell>
          <table:table-cell office:value-type="string" calcext:value-type="string">
            <text:p>non_NP</text:p>
          </table:table-cell>
          <table:table-cell office:value-type="float" office:value="0.456111889254241" calcext:value-type="float">
            <text:p>0.46</text:p>
          </table:table-cell>
          <table:table-cell/>
          <table:table-cell table:number-columns-repeated="2" office:value-type="string" calcext:value-type="string">
            <text:p>not annotated</text:p>
          </table:table-cell>
          <table:table-cell office:value-type="string" calcext:value-type="string">
            <text:p>close to RiPP-li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GR_RS04330</text:p>
          </table:table-cell>
          <table:table-cell office:value-type="string" calcext:value-type="string">
            <text:p>Methyl</text:p>
          </table:table-cell>
          <table:table-cell office:value-type="string" calcext:value-type="string">
            <text:p>MPLPEASSGVPAPVLDRLGAAGYRAMIAGVRLGVFTALEAGPLTVEELATAVGGDPDGVRSLVNVLVTFGYLRHDEHGVTTAAAPGPPDLELFWHEVLFEHWADIEDTIRTGTPRRGFYTWLRERPATAARLRRMLAGAAAALADDIAAALPPAATVLDIGGGHGDHTVELCRRRPDVTVTVFDLPETITALREDAPPGRMTARAGDYLTDDLGSGHDLVLLFNVLHGHRPEECREIFRRAATALSPTGSIAVLDHDREPPADLGPAAAGFLGMFDLTLWQGHAGGVHRYSDLAAWLGEAGLTETRVVPLAASPLEKLLIAGRPS</text:p>
          </table:table-cell>
          <table:table-cell office:value-type="string" calcext:value-type="string">
            <text:p>acetylserotonin O-methyltransferase</text:p>
          </table:table-cell>
          <table:table-cell office:value-type="float" office:value="1059093" calcext:value-type="float">
            <text:p>1059093</text:p>
          </table:table-cell>
          <table:table-cell office:value-type="float" office:value="1060070" calcext:value-type="float">
            <text:p>1060070</text:p>
          </table:table-cell>
          <table:table-cell office:value-type="string" calcext:value-type="string">
            <text:p>nrp</text:p>
          </table:table-cell>
          <table:table-cell office:value-type="float" office:value="0.446523681965682" calcext:value-type="float">
            <text:p>0.45</text:p>
          </table:table-cell>
          <table:table-cell office:value-type="string" calcext:value-type="string">
            <text:p>non_NP</text:p>
          </table:table-cell>
          <table:table-cell office:value-type="float" office:value="0.461766124791482" calcext:value-type="float">
            <text:p>0.46</text:p>
          </table:table-cell>
          <table:table-cell table:number-columns-repeated="2"/>
          <table:table-cell office:value-type="string" calcext:value-type="string">
            <text:p>NRP, NRPS-li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GR_RS04380</text:p>
          </table:table-cell>
          <table:table-cell office:value-type="string" calcext:value-type="string">
            <text:p>Methyl</text:p>
          </table:table-cell>
          <table:table-cell office:value-type="string" calcext:value-type="string">
            <text:p>MNETENVRTHFADRAGTYDRSSAWCTDDALGGLMLSAAAPRPDHAVLDVACGTGLVSRLFAGRVRRLTGVDITPEMAERARDVLDELVIAPAEELPFADGAFDLVVCRQGIQFMTLPDAVREMVRVTRPGGRVVLTHLCAYGDDDRDEYAEILRLRNPARRHFFRAGDVEALLAGAGCAPVRSQRHVSVEDVDVWSDNGAIGEDAREAIRDRYRRASPAFRARHAVAEADGRITDRMLFVVASGTRV</text:p>
          </table:table-cell>
          <table:table-cell office:value-type="string" calcext:value-type="string">
            <text:p>class I SAM-dependent methyltransferase</text:p>
          </table:table-cell>
          <table:table-cell office:value-type="float" office:value="1078097" calcext:value-type="float">
            <text:p>1078097</text:p>
          </table:table-cell>
          <table:table-cell office:value-type="float" office:value="1078840" calcext:value-type="float">
            <text:p>1078840</text:p>
          </table:table-cell>
          <table:table-cell office:value-type="string" calcext:value-type="string">
            <text:p>nrp</text:p>
          </table:table-cell>
          <table:table-cell office:value-type="float" office:value="0.471234454223428" calcext:value-type="float">
            <text:p>0.47</text:p>
          </table:table-cell>
          <table:table-cell office:value-type="string" calcext:value-type="string">
            <text:p>NP</text:p>
          </table:table-cell>
          <table:table-cell office:value-type="float" office:value="0.578994560924989" calcext:value-type="float">
            <text:p>0.58</text:p>
          </table:table-cell>
          <table:table-cell table:number-columns-repeated="2"/>
          <table:table-cell office:value-type="string" calcext:value-type="string">
            <text:p>NRP, NRPS-li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GR_RS04730</text:p>
          </table:table-cell>
          <table:table-cell office:value-type="string" calcext:value-type="string">
            <text:p>Methyl</text:p>
          </table:table-cell>
          <table:table-cell office:value-type="string" calcext:value-type="string">
            <text:p>MTDHTDDASRTEAFFTLHHRLPRQSPGSDATTRRLLALVGPLPDRPRVLDLGCGPGRAALLLAAEAGAEVTAVDLHQPFLDELREAAAARGLGDRVRTVRADMGDLTGPAFPAGSFDLIWAEGSAYCVGFDTAVRDWQRLLAPGGAMMISECVWTTDAPSAGARDFWDRNGSLRTLPETTAAAVAAGCTVDAVLIQPESDWDAYYAPLAERVASADPGAPGMEWALAATREELAVRRAHGTEYGYAAYVLRPADPRWPTRRETPADRAAVHAVNTAAFPTRDEADLVDALRADAEAWLPGLSHVAEAPDGSLAAYALLTRCRVGDAPALALAPVATSPAHQRQGAGQAVVRAVLDAARVRGEALVLVLGHPAYYPRFGFVPASRYGIRPGFAVPDEAMMALVLDDSVPVPAGLIRYPAAFGV</text:p>
          </table:table-cell>
          <table:table-cell office:value-type="string" calcext:value-type="string">
            <text:p>bifunctional class I SAM-dependent methyltransferase/N-acetyltransferase</text:p>
          </table:table-cell>
          <table:table-cell office:value-type="float" office:value="1153848" calcext:value-type="float">
            <text:p>1153848</text:p>
          </table:table-cell>
          <table:table-cell office:value-type="float" office:value="1155116" calcext:value-type="float">
            <text:p>1155116</text:p>
          </table:table-cell>
          <table:table-cell office:value-type="string" calcext:value-type="string">
            <text:p>ripp</text:p>
          </table:table-cell>
          <table:table-cell office:value-type="float" office:value="0.518513656952574" calcext:value-type="float">
            <text:p>0.52</text:p>
          </table:table-cell>
          <table:table-cell office:value-type="string" calcext:value-type="string">
            <text:p>NP</text:p>
          </table:table-cell>
          <table:table-cell office:value-type="float" office:value="0.584483322818405" calcext:value-type="float">
            <text:p>0.58</text:p>
          </table:table-cell>
          <table:table-cell/>
          <table:table-cell office:value-type="string" calcext:value-type="string">
            <text:p>not annotat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GR_RS05110</text:p>
          </table:table-cell>
          <table:table-cell office:value-type="string" calcext:value-type="string">
            <text:p>Methyl</text:p>
          </table:table-cell>
          <table:table-cell office:value-type="string" calcext:value-type="string">
            <text:p>MTGQEPHSIEIDTSTPHPARMYDWFLGGKDNYPVDEQMARQLLSLDTRGRDMARVNRAFMHRATRWLAESGVRQFLDIGTGIPTEPNLHQIAQRAARDARVVYCDNDPIVLAHAAALLRSTPEGATEYIQADARRPETILAEAGKVLDFDEPIALSMLALLHFIDDEDGAGELVGKLVEQLPSGSYLVLSHTTGDFNPEGAAQARAMYKARGMTLRPRSRAELTAFFDGLELVEPGVTLSADWHPELGEVIDVPGDEPIPGYAGVARKP</text:p>
          </table:table-cell>
          <table:table-cell office:value-type="string" calcext:value-type="string">
            <text:p>SAM-dependent methyltransferase</text:p>
          </table:table-cell>
          <table:table-cell office:value-type="float" office:value="1243626" calcext:value-type="float">
            <text:p>1243626</text:p>
          </table:table-cell>
          <table:table-cell office:value-type="float" office:value="1244435" calcext:value-type="float">
            <text:p>1244435</text:p>
          </table:table-cell>
          <table:table-cell office:value-type="string" calcext:value-type="string">
            <text:p>ripp</text:p>
          </table:table-cell>
          <table:table-cell office:value-type="float" office:value="0.442815568365567" calcext:value-type="float">
            <text:p>0.44</text:p>
          </table:table-cell>
          <table:table-cell office:value-type="string" calcext:value-type="string">
            <text:p>NP</text:p>
          </table:table-cell>
          <table:table-cell office:value-type="float" office:value="0.58233978869054" calcext:value-type="float">
            <text:p>0.58</text:p>
          </table:table-cell>
          <table:table-cell/>
          <table:table-cell office:value-type="string" calcext:value-type="string">
            <text:p>not annotat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GR_RS05490</text:p>
          </table:table-cell>
          <table:table-cell office:value-type="string" calcext:value-type="string">
            <text:p>Methyl</text:p>
          </table:table-cell>
          <table:table-cell office:value-type="string" calcext:value-type="string">
            <text:p>MSSHAGHGHHDAHAPAHAHAHAHGSGGDPATDIDWDVLGPLLEQEAELNGVPYEEAARWIAGLPTAPKVRRVLDIGSGPGVVSCLLAEVFPEAEVVAVDATPALLDRAKDRARRLGLSDRFRTLEAELPADFDRLGEADLIWAGNSLHHLGDQRAALAGFAGLLRPGGTVALVEGGLPTRRLPRDIGIGEPGLEARMGAASATRFERMRSELPGAKRETEDWAALFTAVGLVPQGTRSFLLDLPAPLSGPARDHVVASITREREILGDLLSAEDSAVLDRMLDPRDPEGLHHRPDVHLLAARTVHLGRRD</text:p>
          </table:table-cell>
          <table:table-cell office:value-type="string" calcext:value-type="string">
            <text:p>class I SAM-dependent methyltransferase</text:p>
          </table:table-cell>
          <table:table-cell office:value-type="float" office:value="1330615" calcext:value-type="float">
            <text:p>1330615</text:p>
          </table:table-cell>
          <table:table-cell office:value-type="float" office:value="1331547" calcext:value-type="float">
            <text:p>1331547</text:p>
          </table:table-cell>
          <table:table-cell office:value-type="string" calcext:value-type="string">
            <text:p>nrp</text:p>
          </table:table-cell>
          <table:table-cell office:value-type="float" office:value="0.404162480085421" calcext:value-type="float">
            <text:p>0.40</text:p>
          </table:table-cell>
          <table:table-cell office:value-type="string" calcext:value-type="string">
            <text:p>NP</text:p>
          </table:table-cell>
          <table:table-cell office:value-type="float" office:value="0.524239813224422" calcext:value-type="float">
            <text:p>0.52</text:p>
          </table:table-cell>
          <table:table-cell/>
          <table:table-cell office:value-type="string" calcext:value-type="string">
            <text:p>not annotat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GR_RS05580</text:p>
          </table:table-cell>
          <table:table-cell office:value-type="string" calcext:value-type="string">
            <text:p>Methyl</text:p>
          </table:table-cell>
          <table:table-cell office:value-type="string" calcext:value-type="string">
            <text:p>MPKETAVYTHGHHESVLRSHRWRTAANSAAYLLDELRPGLAVLDVGCGPGTITADLAARVAPGRVTAVDTTEEILGQAAAVAAGRGLENVGFAVADVHALDFPDDSFDVVHAHQVLQHVGDPVQALREMRRVCRPGGVVAARDSDYAAMTWYPETPGLGEWQDVYGRVARGNGGEPDAGRRLLSWARQAGFDDITPTAAAWCFATPESRAWWSGLWADRTTDSVYAELAVAGGHASAGQLTEIAGAWRSWGEEGDGWFMVPHGEVLCRV</text:p>
          </table:table-cell>
          <table:table-cell office:value-type="string" calcext:value-type="string">
            <text:p>methyltransferase domain-containing protein</text:p>
          </table:table-cell>
          <table:table-cell office:value-type="float" office:value="1352948" calcext:value-type="float">
            <text:p>1352948</text:p>
          </table:table-cell>
          <table:table-cell office:value-type="float" office:value="1353757" calcext:value-type="float">
            <text:p>1353757</text:p>
          </table:table-cell>
          <table:table-cell office:value-type="string" calcext:value-type="string">
            <text:p>ripp</text:p>
          </table:table-cell>
          <table:table-cell office:value-type="float" office:value="0.427734880999331" calcext:value-type="float">
            <text:p>0.43</text:p>
          </table:table-cell>
          <table:table-cell office:value-type="string" calcext:value-type="string">
            <text:p>non_NP</text:p>
          </table:table-cell>
          <table:table-cell office:value-type="float" office:value="0.414424061367744" calcext:value-type="float">
            <text:p>0.41</text:p>
          </table:table-cell>
          <table:table-cell/>
          <table:table-cell office:value-type="string" calcext:value-type="string">
            <text:p>not annotat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GR_RS05850</text:p>
          </table:table-cell>
          <table:table-cell office:value-type="string" calcext:value-type="string">
            <text:p>Methyl</text:p>
          </table:table-cell>
          <table:table-cell office:value-type="string" calcext:value-type="string">
            <text:p>MTAAPATAAARRHTVVDSPYGPLTLVATDGVLSALYMTDQRHRPPEETFGVPDPEPFGETIQQLTEYFAGHRTTFDLPLNLAGTPFQRSVWAELLRIPYGETRTYGELAEELGKPGASRAVGLANGKNPVGIIVPCHRVIGASGSLTGYGGGLDRKQRLLAFESGGSADGPQALF</text:p>
          </table:table-cell>
          <table:table-cell office:value-type="string" calcext:value-type="string">
            <text:p>methylated-DNA--[protein]-cysteine S-methyltransferase</text:p>
          </table:table-cell>
          <table:table-cell office:value-type="float" office:value="1415830" calcext:value-type="float">
            <text:p>1415830</text:p>
          </table:table-cell>
          <table:table-cell office:value-type="float" office:value="1416357" calcext:value-type="float">
            <text:p>1416357</text:p>
          </table:table-cell>
          <table:table-cell office:value-type="string" calcext:value-type="string">
            <text:p>ripp</text:p>
          </table:table-cell>
          <table:table-cell office:value-type="float" office:value="0.446322046696796" calcext:value-type="float">
            <text:p>0.45</text:p>
          </table:table-cell>
          <table:table-cell office:value-type="string" calcext:value-type="string">
            <text:p>NP</text:p>
          </table:table-cell>
          <table:table-cell office:value-type="float" office:value="0.595837866999593" calcext:value-type="float">
            <text:p>0.60</text:p>
          </table:table-cell>
          <table:table-cell/>
          <table:table-cell office:value-type="string" calcext:value-type="string">
            <text:p>not annotat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GR_RS05910</text:p>
          </table:table-cell>
          <table:table-cell office:value-type="string" calcext:value-type="string">
            <text:p>Methyl</text:p>
          </table:table-cell>
          <table:table-cell office:value-type="string" calcext:value-type="string">
            <text:p>MTAKPAAAAARATVYGYPRQGPHRELKKAIEGYWKGRVDADALRETAAELRRGTWQQLAEAGVHEVPTGDFSYYDHVLDTSVMVGAVPERHRASVEADALDGYFAMARGTQDVAPLEMTKWFDTNYHYLVPELGPDTVFSADSAKQVAEFREALALGWTPRPVLVGPLTYLLLAKAAPGVAADFEPLTLLDRLLPVYAEILADLRAAGATWVQLDEPALVQDRTPAELNAAARAYRELGGRADRPQLLVASYFGRLGEALAVLAKAPVDGLALDFTESGAGNLDDLAAAGGLPGKRLVAGVVNGRNIWINDYAKSLATLGTLLGLADRVDVSASCSLLHVPLDADAERGIDPETARWLAFAKQKTEEIVVLARGLGSGTDAIASELAANRADLASRTGAALTRDPAVRARTAAVTEADGRRSQPYAERSAAQRAGLGLPLLPTTTIGSFPQTTELRTARAELRAGRIDEAEYEERVKDEIREVLSFQEKAGIDVLVHGEPERNDMVQYFAEQLDGYLATQHGWVQSYGTRYVRPPVLAGDISRPEPMTVRWTTYAQSLTARPVKGMLTGPVTMLAWSFVRDDQPLGDTARQVALALRDEVNDLEANGTSVIQVDEPALRETLPLRAAEHAAYLEWATESFRIATSGVRPDTQIHTHMCYAEFGDIVQAIDDLDADVISLEAARSHMQVARELAAHGYPREAGPGVYDIHSPRIPGAEEAAALLRKGLEAIPAERLWVNPDCGLKTRGWPETRASLENLVAAARQIRAELPTGAA</text:p>
          </table:table-cell>
          <table:table-cell office:value-type="string" calcext:value-type="string">
            <text:p>5-methyltetrahydropteroyltriglutamate-- homocysteine S-methyltransferase</text:p>
          </table:table-cell>
          <table:table-cell office:value-type="float" office:value="1428718" calcext:value-type="float">
            <text:p>1428718</text:p>
          </table:table-cell>
          <table:table-cell office:value-type="float" office:value="1431042" calcext:value-type="float">
            <text:p>1431042</text:p>
          </table:table-cell>
          <table:table-cell office:value-type="string" calcext:value-type="string">
            <text:p>pk</text:p>
          </table:table-cell>
          <table:table-cell office:value-type="float" office:value="0.410603800791035" calcext:value-type="float">
            <text:p>0.41</text:p>
          </table:table-cell>
          <table:table-cell office:value-type="string" calcext:value-type="string">
            <text:p>NP</text:p>
          </table:table-cell>
          <table:table-cell office:value-type="float" office:value="0.611669248965484" calcext:value-type="float">
            <text:p>0.61</text:p>
          </table:table-cell>
          <table:table-cell/>
          <table:table-cell office:value-type="string" calcext:value-type="string">
            <text:p>not annotat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GR_RS06195</text:p>
          </table:table-cell>
          <table:table-cell office:value-type="string" calcext:value-type="string">
            <text:p>Methyl</text:p>
          </table:table-cell>
          <table:table-cell office:value-type="string" calcext:value-type="string">
            <text:p>MTNAELTTAPTLRIPGPATPYQGDIARYWDGEARPVNLRLGDVDGLYHHHYGIGEVDTASLGNPEDSESEKKLITELHRLESAQADFLLGHLGDIGRDDTLVDAGCGRGGSMVMAHQRFGCSVEGVTLSAKQADFANGRAAELGIGDHVRARVCNMLSTPFATGSAAASWNNESSMYVDLDDLFAEHSRVLKVGGRYVTITGCWNPRYGQPSKWVSQINAHFECNIHSRREYLRAMADNRLVPQAVIDLTPDTLPYWELRATSSLVTGIEDAFINSYRDGSFQYLLIAADRV</text:p>
          </table:table-cell>
          <table:table-cell office:value-type="string" calcext:value-type="string">
            <text:p>methyltransferase domain-containing protein</text:p>
          </table:table-cell>
          <table:table-cell office:value-type="float" office:value="1490671" calcext:value-type="float">
            <text:p>1490671</text:p>
          </table:table-cell>
          <table:table-cell office:value-type="float" office:value="1491549" calcext:value-type="float">
            <text:p>1491549</text:p>
          </table:table-cell>
          <table:table-cell office:value-type="string" calcext:value-type="string">
            <text:p>ripp</text:p>
          </table:table-cell>
          <table:table-cell office:value-type="float" office:value="0.406304612853293" calcext:value-type="float">
            <text:p>0.41</text:p>
          </table:table-cell>
          <table:table-cell office:value-type="string" calcext:value-type="string">
            <text:p>non_NP</text:p>
          </table:table-cell>
          <table:table-cell office:value-type="float" office:value="0.422822180925256" calcext:value-type="float">
            <text:p>0.42</text:p>
          </table:table-cell>
          <table:table-cell/>
          <table:table-cell office:value-type="string" calcext:value-type="string">
            <text:p>not annotated</text:p>
          </table:table-cell>
          <table:table-cell office:value-type="string" calcext:value-type="string">
            <text:p>Terpe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GR_RS06855</text:p>
          </table:table-cell>
          <table:table-cell office:value-type="string" calcext:value-type="string">
            <text:p>Methyl</text:p>
          </table:table-cell>
          <table:table-cell office:value-type="string" calcext:value-type="string">
            <text:p>MNRSDLPAKAPSLAAGMAAAEHSPAGQLVQTRHRAALVAGWDIAPGSRVLELGCGQGDMTAVLAEAVGPEGRVVAIDVADPSYGSPVTLGESADRLAAGPLGPRVDFRFGTDVLDPSVDFPGLAFDHVVLAHCSWYFASLGQLRDTLARVRRWARQLWFTEWDLTPASGDQLAHLLAVLIQGQVEAAGSRGQGNVRTPFSREELLRLLPGAGWTAEGGGPVDTEGLQDGDWEVAACLDLVGAEARLASLPEPVRRLVRSQADVLRAVAVERGNRPLAAYAVTAR</text:p>
          </table:table-cell>
          <table:table-cell office:value-type="string" calcext:value-type="string">
            <text:p>class I SAM-dependent methyltransferase</text:p>
          </table:table-cell>
          <table:table-cell office:value-type="float" office:value="1635779" calcext:value-type="float">
            <text:p>1635779</text:p>
          </table:table-cell>
          <table:table-cell office:value-type="float" office:value="1636633" calcext:value-type="float">
            <text:p>1636633</text:p>
          </table:table-cell>
          <table:table-cell office:value-type="string" calcext:value-type="string">
            <text:p>ripp</text:p>
          </table:table-cell>
          <table:table-cell office:value-type="float" office:value="0.374836976793648" calcext:value-type="float">
            <text:p>0.37</text:p>
          </table:table-cell>
          <table:table-cell office:value-type="string" calcext:value-type="string">
            <text:p>NP</text:p>
          </table:table-cell>
          <table:table-cell office:value-type="float" office:value="0.535053982756063" calcext:value-type="float">
            <text:p>0.54</text:p>
          </table:table-cell>
          <table:table-cell/>
          <table:table-cell table:number-columns-repeated="2" office:value-type="string" calcext:value-type="string">
            <text:p>not annotated</text:p>
          </table:table-cell>
          <table:table-cell office:value-type="string" calcext:value-type="string">
            <text:p>close to linaridin (RiPP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GR_RS07420</text:p>
          </table:table-cell>
          <table:table-cell office:value-type="string" calcext:value-type="string">
            <text:p>Methyl</text:p>
          </table:table-cell>
          <table:table-cell office:value-type="string" calcext:value-type="string">
            <text:p>MSTAAPSSTPVATAPEVQDIGYGRVFADFYDRLLPHDGSAERTAEVLASWHPGGGTLELGVGTGRVAVPLSRLSGEVVGVDSSPEMLQRLCETVDATGAPVTPVHGDIRTYADDARYGLVYCICATLSLICDPAEQRTAVARAARHLAPGGTLVVETHNPGFVTALHEGLARTSFFIPYAEPGTGVQTYSTLIPGGLWHASHLVHEGGRVSIGTEVTRLTTAEDVDSYAAEAGLVLVSRQGDWAGSPFVPEGSGVHISRYRRPASGEERS</text:p>
          </table:table-cell>
          <table:table-cell office:value-type="string" calcext:value-type="string">
            <text:p>class I SAM-dependent methyltransferase</text:p>
          </table:table-cell>
          <table:table-cell office:value-type="float" office:value="1777311" calcext:value-type="float">
            <text:p>1777311</text:p>
          </table:table-cell>
          <table:table-cell office:value-type="float" office:value="1778123" calcext:value-type="float">
            <text:p>1778123</text:p>
          </table:table-cell>
          <table:table-cell office:value-type="string" calcext:value-type="string">
            <text:p>ripp</text:p>
          </table:table-cell>
          <table:table-cell office:value-type="float" office:value="0.370458207589016" calcext:value-type="float">
            <text:p>0.37</text:p>
          </table:table-cell>
          <table:table-cell office:value-type="string" calcext:value-type="string">
            <text:p>non_NP</text:p>
          </table:table-cell>
          <table:table-cell office:value-type="float" office:value="0.434641612181674" calcext:value-type="float">
            <text:p>0.43</text:p>
          </table:table-cell>
          <table:table-cell table:number-columns-repeated="2"/>
          <table:table-cell office:value-type="string" calcext:value-type="string">
            <text:p>linaridin (RiPP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GR_RS07705</text:p>
          </table:table-cell>
          <table:table-cell office:value-type="string" calcext:value-type="string">
            <text:p>Methyl</text:p>
          </table:table-cell>
          <table:table-cell office:value-type="string" calcext:value-type="string">
            <text:p>MFLTIGTTGTPERPATDLGFLLHKHPDKAQVFSTSHGSAHVFYPEASAERCTAALLLEVDPVALVRRGKGKGRGGAPDAALAQYVNDRPYAASSLLSVALAAVFKSALGGVCRALPERAGSPLPLRIEVPALPARGGAELVHKLFAPLGWERVDATAVPLDEEFPAWGDSRYVRLVLEGELRLADALRQLYVLLPVLDDAKHYWVAPDEVDKLLRAGEGWLADHPERPLITRRYLSHRWGLTRRADQALELVRLAEADDLDVDSLDNAVDESADTEEKPVPLAAQRRAAILDALRGAGASRVLDLGCGQGQLVQELLKDVRFTEIVGVDVSMRALTIASRRLKLDRMGERQAGRVTLRQGSLTYTDKRLTGYDAAVLSEVIEHLDLDRLPALEYAVFGAARPGTVLVTTPNVEYNVRWETLPAGHVRHGDHRFEWTRAEFRDWAGQVAERHGYTVRYAPVGPDDPEVGPPTQLAVFTRADTTPTTTKTEKKKEAEAA</text:p>
          </table:table-cell>
          <table:table-cell office:value-type="string" calcext:value-type="string">
            <text:p>3' terminal RNA ribose 2'-O-methyltransferase Hen1</text:p>
          </table:table-cell>
          <table:table-cell office:value-type="float" office:value="1850549" calcext:value-type="float">
            <text:p>1850549</text:p>
          </table:table-cell>
          <table:table-cell office:value-type="float" office:value="1852042" calcext:value-type="float">
            <text:p>1852042</text:p>
          </table:table-cell>
          <table:table-cell office:value-type="string" calcext:value-type="string">
            <text:p>nrp</text:p>
          </table:table-cell>
          <table:table-cell office:value-type="float" office:value="0.445353408470757" calcext:value-type="float">
            <text:p>0.45</text:p>
          </table:table-cell>
          <table:table-cell office:value-type="string" calcext:value-type="string">
            <text:p>NP</text:p>
          </table:table-cell>
          <table:table-cell office:value-type="float" office:value="0.59622243433865" calcext:value-type="float">
            <text:p>0.60</text:p>
          </table:table-cell>
          <table:table-cell/>
          <table:table-cell office:value-type="string" calcext:value-type="string">
            <text:p>not annotat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GR_RS07710</text:p>
          </table:table-cell>
          <table:table-cell office:value-type="string" calcext:value-type="string">
            <text:p>Methyl</text:p>
          </table:table-cell>
          <table:table-cell office:value-type="string" calcext:value-type="string">
            <text:p>MRTVRTLAEALDAGPVLLDGGLSNQLEAQGCDLSDALWSARLLADAPEQIEAAHLAYLRAGARVLITASYQATFEGFGRYGLDRAATGALLARSVELARRAAEAARRADPGRETWVAASVGPYGAMLADGSEYRGRYGLSVRELERFHRPRVAALAAAGPDALALETVPDLDEAEALVRVAEETGLPYWLSYSVADGRTRAGQPLQEAFAVAAGRDSVLAVGVNCCDPQEARGAVEQAVAVTGRPAVVYPNSGEGWDAGARGWTGHGTFDPGQVRAWTRAGARLVGGCCRVGPDLITELDGRLEG</text:p>
          </table:table-cell>
          <table:table-cell office:value-type="string" calcext:value-type="string">
            <text:p>homocysteine S-methyltransferase</text:p>
          </table:table-cell>
          <table:table-cell office:value-type="float" office:value="1852150" calcext:value-type="float">
            <text:p>1852150</text:p>
          </table:table-cell>
          <table:table-cell office:value-type="float" office:value="1853067" calcext:value-type="float">
            <text:p>1853067</text:p>
          </table:table-cell>
          <table:table-cell office:value-type="string" calcext:value-type="string">
            <text:p>nrp</text:p>
          </table:table-cell>
          <table:table-cell office:value-type="float" office:value="0.507465638418074" calcext:value-type="float">
            <text:p>0.51</text:p>
          </table:table-cell>
          <table:table-cell office:value-type="string" calcext:value-type="string">
            <text:p>non_NP</text:p>
          </table:table-cell>
          <table:table-cell office:value-type="float" office:value="0.455677819717819" calcext:value-type="float">
            <text:p>0.46</text:p>
          </table:table-cell>
          <table:table-cell/>
          <table:table-cell office:value-type="string" calcext:value-type="string">
            <text:p>not annotat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GR_RS07835</text:p>
          </table:table-cell>
          <table:table-cell office:value-type="string" calcext:value-type="string">
            <text:p>Methyl</text:p>
          </table:table-cell>
          <table:table-cell office:value-type="string" calcext:value-type="string">
            <text:p>MIDRKALLNDLKQQVKAAETDLSQQVKAVAEVGARLRAEYDRARKLGRTAATWNSWLDERVTQVAVAWVLGTVFVRFCEDNRLIPEPYLTAPEDDRRDLALARFEDYVSTSDDPTYRGWLETAFEELGAGQAGRLLFDKKHNPLFQIPLSHDSARDLVDFWRARDEEGVLVHDFTDPLEEDGDGTKGWDTRFLGDLYQDLSEAARKTYALLQTPEFVEEFILDRTMTPAVREFGYEGLKMIDPTCGSGHFVLGAFRRLVRLWADGQPGRDVHERVAAALDSVHGVDLNPFAVAIARFRLLVAAMAASGVRTLGDAAGYEWPIHLAVGDSLIKHRHKQGNLFDGLEEEGADELAEFKYETEDVHEHPEILRQGRYHVVVGNPPYITVKDKRLNELYRGLYDACAGKYALSVPFAQRFFELALIGHAESGRGYGMVGQITANSFMKREFGTRLIETHFAHEIELTEVIDCSGAYIPGHGTPTVILVGRHRSGSQRSDTILTARSIQGEPGTPNNAEEGKVWSAITNQIEDPGSVSQWISVDHLNRKHYFGKQPWILTDGGLELNQQIEKTSTEKLRSALSRDIGFASFPGQDDAFIHPPETLRRYGIGDNVAKPLIVGEVVRDWSTHSFESAIAPYDSSLSPLPYDESSPWGRLLWTARRYLRSTTDFDGRTQHDLGKPWWAWYRWVPERYRTPLSITFAFVSRQNHFVLDRGGNVFKQSAPVITLREGSSEEDHLQLIGPLNSSTACFWLKMVSQAKGGMDNNSGGGNRWVPESWMVHYEFTGTKIQEFPLPAIRPTALAATLDSLASQLASESSSATIRETTPTASALRELRGKWHSVRARMISLQEELDWQVYSLYGLHPEDLTGSEDPDSSCVPPLTLGERAFEIVLARRVAAGEASNEWFKRHNSVPITEIPRHWPDTYRELVQKRIDAIESSRAIGMVERPDYKRRWATEGWDALQQKALHSWLLDRIENRRHWFTENGTPALVSLAQLTDALSRDEDFVSVAKIYEPHKELHTVVAELMTGEHVPFLAALRYKPSGLKKRADWEHVWNLQRQEDAAPDELAKRKIRDTIPVPPKYTSADFLRPSFWKARGKLDVPKERFISYGQSNAATPELYGWAGWDHREQAYALDAYIASHEALTAEELTPFLAGLLELQPWLDQWHNEFDATFSSSPATYFRGDRQMVQGENGLTDDDLRAWRPVAVKRGAKRK</text:p>
          </table:table-cell>
          <table:table-cell office:value-type="string" calcext:value-type="string">
            <text:p>BREX-2 system adenine-specific DNA-methyltransferase PglX</text:p>
          </table:table-cell>
          <table:table-cell office:value-type="float" office:value="1881782" calcext:value-type="float">
            <text:p>1881782</text:p>
          </table:table-cell>
          <table:table-cell office:value-type="float" office:value="1885423" calcext:value-type="float">
            <text:p>1885423</text:p>
          </table:table-cell>
          <table:table-cell office:value-type="string" calcext:value-type="string">
            <text:p>ripp</text:p>
          </table:table-cell>
          <table:table-cell office:value-type="float" office:value="0.445294374671494" calcext:value-type="float">
            <text:p>0.45</text:p>
          </table:table-cell>
          <table:table-cell office:value-type="string" calcext:value-type="string">
            <text:p>NP</text:p>
          </table:table-cell>
          <table:table-cell office:value-type="float" office:value="0.538638607389721" calcext:value-type="float">
            <text:p>0.54</text:p>
          </table:table-cell>
          <table:table-cell/>
          <table:table-cell office:value-type="string" calcext:value-type="string">
            <text:p>not annotat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GR_RS08575</text:p>
          </table:table-cell>
          <table:table-cell office:value-type="string" calcext:value-type="string">
            <text:p>Methyl</text:p>
          </table:table-cell>
          <table:table-cell office:value-type="string" calcext:value-type="string">
            <text:p>MANHQDDTRTAYDGVVELYASLFANRLETQPFSRAMIGTFAELVRATGNPRAADVGCGPGHLTAMLHELGLDAFGLDLAPGMVDHARQAHPALRFQEARMESLPIEDGALGGVLAHYSMIHTPPEELPELLSEQVRVLAPDGLLLVSFFGTDGQEPVRFNHKVAPAYSWPADSLAELLADAGLDPFARLLHDPASERGFLDAHLLARRS</text:p>
          </table:table-cell>
          <table:table-cell office:value-type="string" calcext:value-type="string">
            <text:p>class I SAM-dependent methyltransferase</text:p>
          </table:table-cell>
          <table:table-cell office:value-type="float" office:value="2067775" calcext:value-type="float">
            <text:p>2067775</text:p>
          </table:table-cell>
          <table:table-cell office:value-type="float" office:value="2068404" calcext:value-type="float">
            <text:p>2068404</text:p>
          </table:table-cell>
          <table:table-cell office:value-type="string" calcext:value-type="string">
            <text:p>ripp</text:p>
          </table:table-cell>
          <table:table-cell office:value-type="float" office:value="0.3477557237597" calcext:value-type="float">
            <text:p>0.35</text:p>
          </table:table-cell>
          <table:table-cell office:value-type="string" calcext:value-type="string">
            <text:p>NP</text:p>
          </table:table-cell>
          <table:table-cell office:value-type="float" office:value="0.503267004794025" calcext:value-type="float">
            <text:p>0.50</text:p>
          </table:table-cell>
          <table:table-cell table:number-columns-repeated="2"/>
          <table:table-cell office:value-type="string" calcext:value-type="string">
            <text:p>Ni-sideropho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GR_RS09040</text:p>
          </table:table-cell>
          <table:table-cell office:value-type="string" calcext:value-type="string">
            <text:p>Methyl</text:p>
          </table:table-cell>
          <table:table-cell office:value-type="string" calcext:value-type="string">
            <text:p>MDPRPQAATARIRSDVAHNARVWNYWLGGKDNYPVDRAVGDRVTGMYPSIGEVARADRAFLGRAVRHLAGDVGVDQFLDIGTGLPTVNNTHEIAQHTAPHARIVYVDNDPIVLAHARALLTSSLEGATEYVDADAHRPEQILRAAEPTLDLGRPVAVMMLGILNFVLDGDEARSIVRTLMAAVPSGSHLVLTHPTLELGGEGNEAAMRFWNENATPPITARSREEFASFLEGLEILEPGIVSCSRWRTSPREPEVAQFGVVARKP</text:p>
          </table:table-cell>
          <table:table-cell office:value-type="string" calcext:value-type="string">
            <text:p>SAM-dependent methyltransferase</text:p>
          </table:table-cell>
          <table:table-cell office:value-type="float" office:value="2191426" calcext:value-type="float">
            <text:p>2191426</text:p>
          </table:table-cell>
          <table:table-cell office:value-type="float" office:value="2192223" calcext:value-type="float">
            <text:p>2192223</text:p>
          </table:table-cell>
          <table:table-cell office:value-type="string" calcext:value-type="string">
            <text:p>nrp</text:p>
          </table:table-cell>
          <table:table-cell office:value-type="float" office:value="0.470959362564917" calcext:value-type="float">
            <text:p>0.47</text:p>
          </table:table-cell>
          <table:table-cell office:value-type="string" calcext:value-type="string">
            <text:p>NP</text:p>
          </table:table-cell>
          <table:table-cell office:value-type="float" office:value="0.505753905731675" calcext:value-type="float">
            <text:p>0.51</text:p>
          </table:table-cell>
          <table:table-cell/>
          <table:table-cell office:value-type="string" calcext:value-type="string">
            <text:p>not annotat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GR_RS09115</text:p>
          </table:table-cell>
          <table:table-cell office:value-type="string" calcext:value-type="string">
            <text:p>Methyl</text:p>
          </table:table-cell>
          <table:table-cell office:value-type="string" calcext:value-type="string">
            <text:p>MPKPGELTFVAPRGAKKPPRHIADLTPAERKEAVAATGEKPFRAQQLSQHYFARYAHDPAEWTNIPAGSREKLAEALFPDLMSVMRHISCDDDTTRKTLWKLHDGTLVESVLMRYPDRVTMCISSQAGCGMNCPFCATGQAGLDRNLSTAEIVHQIVDGMRALRDGEVPGGPARLSNIVFMGMGEPLANYNRVVGAIRRLTDPEPDGLGLSQRGITVSTVGLVPAMLRFADEGFKCRLAVSLHAPDDELRDTLVPVNTRWNVREVLDAAWEYADKSGRRISIEYALIRDINDQAWRGDRLGRLLKGKRVHVNLIPLNPTPGSKWTASRPEDEKAFVEAVAAHGVPVTVRDTRGQEIDGACGQLAAAER</text:p>
          </table:table-cell>
          <table:table-cell office:value-type="string" calcext:value-type="string">
            <text:p>23S rRNA (adenine(2503)-C(2))-methyltransferase RlmN</text:p>
          </table:table-cell>
          <table:table-cell office:value-type="float" office:value="2208720" calcext:value-type="float">
            <text:p>2208720</text:p>
          </table:table-cell>
          <table:table-cell office:value-type="float" office:value="2209826" calcext:value-type="float">
            <text:p>2209826</text:p>
          </table:table-cell>
          <table:table-cell office:value-type="string" calcext:value-type="string">
            <text:p>ripp</text:p>
          </table:table-cell>
          <table:table-cell office:value-type="float" office:value="0.404024764707535" calcext:value-type="float">
            <text:p>0.40</text:p>
          </table:table-cell>
          <table:table-cell office:value-type="string" calcext:value-type="string">
            <text:p>NP</text:p>
          </table:table-cell>
          <table:table-cell office:value-type="float" office:value="0.541748197317717" calcext:value-type="float">
            <text:p>0.54</text:p>
          </table:table-cell>
          <table:table-cell/>
          <table:table-cell office:value-type="string" calcext:value-type="string">
            <text:p>not annotat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GR_RS09250</text:p>
          </table:table-cell>
          <table:table-cell office:value-type="string" calcext:value-type="string">
            <text:p>Methyl</text:p>
          </table:table-cell>
          <table:table-cell office:value-type="string" calcext:value-type="string">
            <text:p>MRLDVVTIFPEYLEPLNVSLVGKARARGVLDVHVHDLREWTYDRHNTVDDTPYGGGPGMVMKTEPWGEALDTSLADGYEAGAHSPVLVVPTPSGRPFTQELAVELSTEPWLLFTPARYEGIDRRVIDEYATRLRVVEVSIGDYVLAGGEAAVLVITEAVARLLPGVLGNAESHRDDSFAPGAMANLLEGPVFTKPPEWRGRAIPDVLLSGHHGKIARWRRDQAFARTALNRPDLIERCEASAFDKKDREILSILGFAPEPGGRFWRRPTAVEE</text:p>
          </table:table-cell>
          <table:table-cell office:value-type="string" calcext:value-type="string">
            <text:p>tRNA (guanosine(37)-N1)-methyltransferase TrmD</text:p>
          </table:table-cell>
          <table:table-cell office:value-type="float" office:value="2234901" calcext:value-type="float">
            <text:p>2234901</text:p>
          </table:table-cell>
          <table:table-cell office:value-type="float" office:value="2235722" calcext:value-type="float">
            <text:p>2235722</text:p>
          </table:table-cell>
          <table:table-cell office:value-type="string" calcext:value-type="string">
            <text:p>ripp</text:p>
          </table:table-cell>
          <table:table-cell office:value-type="float" office:value="0.412043123688002" calcext:value-type="float">
            <text:p>0.41</text:p>
          </table:table-cell>
          <table:table-cell office:value-type="string" calcext:value-type="string">
            <text:p>NP</text:p>
          </table:table-cell>
          <table:table-cell office:value-type="float" office:value="0.610415291546942" calcext:value-type="float">
            <text:p>0.61</text:p>
          </table:table-cell>
          <table:table-cell/>
          <table:table-cell office:value-type="string" calcext:value-type="string">
            <text:p>not annotat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GR_RS09275</text:p>
          </table:table-cell>
          <table:table-cell office:value-type="string" calcext:value-type="string">
            <text:p>Methyl</text:p>
          </table:table-cell>
          <table:table-cell office:value-type="string" calcext:value-type="string">
            <text:p>MTPTLVRNQPASDASAPADAGTRARDWAEIQERMLAPLYEAVYDRMEVGAATRMLSLGCGSGLAMLGAAARGAHVTGVDSDRERLALARARLLSDADWDGTPAHSPRPARPRARLLEDGQPAPAGADGAPYDLITVFEPIGCAAGDSEGLVPALRSAVPLAVRGASVVLTGWGPPERCATAAVLRVAARLAESARPPRTDPGRWRPTLRDDLEDVAARAGLKPDGSGRVSCPFGYADVNSAVRGLLSTGLFDAAVRATDRSQVEKEVAEALHPYRRQDGTVWMPNVFRYLVCVT</text:p>
          </table:table-cell>
          <table:table-cell office:value-type="string" calcext:value-type="string">
            <text:p>SAM-dependent methyltransferase</text:p>
          </table:table-cell>
          <table:table-cell office:value-type="float" office:value="2238335" calcext:value-type="float">
            <text:p>2238335</text:p>
          </table:table-cell>
          <table:table-cell office:value-type="float" office:value="2239219" calcext:value-type="float">
            <text:p>2239219</text:p>
          </table:table-cell>
          <table:table-cell office:value-type="string" calcext:value-type="string">
            <text:p>ripp</text:p>
          </table:table-cell>
          <table:table-cell office:value-type="float" office:value="0.468517329532982" calcext:value-type="float">
            <text:p>0.47</text:p>
          </table:table-cell>
          <table:table-cell office:value-type="string" calcext:value-type="string">
            <text:p>NP</text:p>
          </table:table-cell>
          <table:table-cell office:value-type="float" office:value="0.556960834055198" calcext:value-type="float">
            <text:p>0.56</text:p>
          </table:table-cell>
          <table:table-cell/>
          <table:table-cell office:value-type="string" calcext:value-type="string">
            <text:p>not annotat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GR_RS09385</text:p>
          </table:table-cell>
          <table:table-cell office:value-type="string" calcext:value-type="string">
            <text:p>Methyl</text:p>
          </table:table-cell>
          <table:table-cell office:value-type="string" calcext:value-type="string">
            <text:p>MTRVIAGSAGGRRLAVPPGTGTRPTSDRAREGLFSTWEALLGTLDGARVADLYAGSGAVGLEALSRGAVHALLVEADPKAVRTVRDNVRTLGLPGAEVRTGKAEQIVTGPAPADPYDILFLDPPYAVTDDDLREILLTLRAQGWLADDVLVTVERSTRGGEFGWPAGFEPLRSRRYGEGTLWYGRAAATCEDAR</text:p>
          </table:table-cell>
          <table:table-cell office:value-type="string" calcext:value-type="string">
            <text:p>16S rRNA (guanine(966)-N(2))-methyltransferase RsmD</text:p>
          </table:table-cell>
          <table:table-cell office:value-type="float" office:value="2263968" calcext:value-type="float">
            <text:p>2263968</text:p>
          </table:table-cell>
          <table:table-cell office:value-type="float" office:value="2264552" calcext:value-type="float">
            <text:p>2264552</text:p>
          </table:table-cell>
          <table:table-cell office:value-type="string" calcext:value-type="string">
            <text:p>ripp</text:p>
          </table:table-cell>
          <table:table-cell office:value-type="float" office:value="0.351308413379216" calcext:value-type="float">
            <text:p>0.35</text:p>
          </table:table-cell>
          <table:table-cell office:value-type="string" calcext:value-type="string">
            <text:p>NP</text:p>
          </table:table-cell>
          <table:table-cell office:value-type="float" office:value="0.533216537293582" calcext:value-type="float">
            <text:p>0.53</text:p>
          </table:table-cell>
          <table:table-cell/>
          <table:table-cell office:value-type="string" calcext:value-type="string">
            <text:p>not annotat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GR_RS10055</text:p>
          </table:table-cell>
          <table:table-cell office:value-type="string" calcext:value-type="string">
            <text:p>Methyl</text:p>
          </table:table-cell>
          <table:table-cell office:value-type="string" calcext:value-type="string">
            <text:p>MSTAPRLTALDTLHRSLGATMTDFAGWDMPLRYASERDEHNAVRTRAGLFDLSHMGEITVTGPEAAAFLSYALVGNIATVGNGRARYTMIVREDGGIVDDLIVYRLGESEYMVVANAGNAQIVLDALTERVSGFDAEVRDDRDAYALLAVQGPESPAIMKAVTDADLDGLKYYAGLPGTVAGVPALIARTGYTGEDGFELFVAPEHAEQLWRALTEAGAPHGLIPCGLSCRDTLRLEAGMPLYGHELTTALTPFDAGLGRVVKFEKEGDFVGRAALTAAAERAETAPPRKLVGLIAEGRRVPRAGFAVVADGKVIGEVTSGAPSPTLGRPIAMAYVDAAFAAPGTEGVGVDIRGTHEPYEVVALPFYKRQK</text:p>
          </table:table-cell>
          <table:table-cell office:value-type="string" calcext:value-type="string">
            <text:p>glycine cleavage system aminomethyltransferase GcvT</text:p>
          </table:table-cell>
          <table:table-cell office:value-type="float" office:value="2416404" calcext:value-type="float">
            <text:p>2416404</text:p>
          </table:table-cell>
          <table:table-cell office:value-type="float" office:value="2417519" calcext:value-type="float">
            <text:p>2417519</text:p>
          </table:table-cell>
          <table:table-cell office:value-type="string" calcext:value-type="string">
            <text:p>ripp</text:p>
          </table:table-cell>
          <table:table-cell office:value-type="float" office:value="0.448755491496019" calcext:value-type="float">
            <text:p>0.45</text:p>
          </table:table-cell>
          <table:table-cell office:value-type="string" calcext:value-type="string">
            <text:p>non_NP</text:p>
          </table:table-cell>
          <table:table-cell office:value-type="float" office:value="0.392412037026607" calcext:value-type="float">
            <text:p>0.39</text:p>
          </table:table-cell>
          <table:table-cell/>
          <table:table-cell office:value-type="string" calcext:value-type="string">
            <text:p>not annotat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GR_RS10065</text:p>
          </table:table-cell>
          <table:table-cell office:value-type="string" calcext:value-type="string">
            <text:p>Methyl</text:p>
          </table:table-cell>
          <table:table-cell office:value-type="string" calcext:value-type="string">
            <text:p>MSLLNSSLHELDPDVAAAVDAELHRQQSTLEMIASENFAPVAVMEAQGSVLTNKYAEGYPGRRYYGGCEHVDVVEQIAIDRIKALFGAEAANVQPHSGAQANAAAMFALLKPGDTIMGLNLAHGGHLTHGMKINFSGKLYNVVPYHVDESGVVDMEEVERLAKESQPKLIVAGWSAYPRQLDFAAFRRIADEVGAYLMVDMAHFAGLVAAGLHPNPVPHAHVVTTTTHKTLGGPRGGVILSTQELAKKINSAVFPGQQGGPLEHVIAAKAVSFKIAAGEEFKERQQRTLDGARILAERLVQPDVTEVGVSVLSGGTDVHLVLVDLRNSELDGQQAEDRLHELGITVNRNAIPNDPRPPMVTSGLRIGTPALATRGFGAEDFTEVAEIIAAALKPSYDADDLKARVVALAEKFPLYPGLK</text:p>
          </table:table-cell>
          <table:table-cell office:value-type="string" calcext:value-type="string">
            <text:p>serine hydroxymethyltransferase</text:p>
          </table:table-cell>
          <table:table-cell office:value-type="float" office:value="2418038" calcext:value-type="float">
            <text:p>2418038</text:p>
          </table:table-cell>
          <table:table-cell office:value-type="float" office:value="2419297" calcext:value-type="float">
            <text:p>2419297</text:p>
          </table:table-cell>
          <table:table-cell office:value-type="string" calcext:value-type="string">
            <text:p>ripp</text:p>
          </table:table-cell>
          <table:table-cell office:value-type="float" office:value="0.445748403996761" calcext:value-type="float">
            <text:p>0.45</text:p>
          </table:table-cell>
          <table:table-cell office:value-type="string" calcext:value-type="string">
            <text:p>non_NP</text:p>
          </table:table-cell>
          <table:table-cell office:value-type="float" office:value="0.45098380518112" calcext:value-type="float">
            <text:p>0.45</text:p>
          </table:table-cell>
          <table:table-cell/>
          <table:table-cell office:value-type="string" calcext:value-type="string">
            <text:p>not annotat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GR_RS10675</text:p>
          </table:table-cell>
          <table:table-cell office:value-type="string" calcext:value-type="string">
            <text:p>Methyl</text:p>
          </table:table-cell>
          <table:table-cell office:value-type="string" calcext:value-type="string">
            <text:p>MPVTSPAAPAAVSPAPDALPQDFDALLRQDPEVAGVLLAETGRQAATLQLIAAENFQSPAVLAALGSPLGNKYAEGYPGARHHGGCEHADAAERIAVRRATALFGAEHANVQPHSGSSAVLAAYAALLRPGDTVLAMGLPYGGHLTHGAPGNFSGRWFDFAGYGVDPGTGLIDYTRLRALARARRPKAIVCGSISYPRHPDYALFREIADEAGAYLIVDAAHPMGLIAGGAAPNPVPYADVVCATTHKVLRGPRGGMILCGAELAERIDRAVFPFTQGGAQMHTVAAKAVAFGEAATPAYTLYAHRVVAHARVLAAGLEAEGFEVTTGGTDTHIVVADPAPLGVDGRTARERLAAAGVVLDTCALPYGDARGIRLGTAAVTTQGMDDGDMARIAALFGAAVREPGDVSPVAAEVRELAARHPPYPG</text:p>
          </table:table-cell>
          <table:table-cell office:value-type="string" calcext:value-type="string">
            <text:p>serine hydroxymethyltransferase</text:p>
          </table:table-cell>
          <table:table-cell office:value-type="float" office:value="2572176" calcext:value-type="float">
            <text:p>2572176</text:p>
          </table:table-cell>
          <table:table-cell office:value-type="float" office:value="2573456" calcext:value-type="float">
            <text:p>2573456</text:p>
          </table:table-cell>
          <table:table-cell office:value-type="string" calcext:value-type="string">
            <text:p>nrp</text:p>
          </table:table-cell>
          <table:table-cell office:value-type="float" office:value="0.384775362087826" calcext:value-type="float">
            <text:p>0.38</text:p>
          </table:table-cell>
          <table:table-cell office:value-type="string" calcext:value-type="string">
            <text:p>non_NP</text:p>
          </table:table-cell>
          <table:table-cell office:value-type="float" office:value="0.46953762736036" calcext:value-type="float">
            <text:p>0.47</text:p>
          </table:table-cell>
          <table:table-cell/>
          <table:table-cell office:value-type="string" calcext:value-type="string">
            <text:p>not annotat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GR_RS10690</text:p>
          </table:table-cell>
          <table:table-cell office:value-type="string" calcext:value-type="string">
            <text:p>Methyl</text:p>
          </table:table-cell>
          <table:table-cell office:value-type="string" calcext:value-type="string">
            <text:p>MNLLLAEVAQATQRLADAGVPSPRFDAEELAAFVHGVKRGALHTVPDTDFDARYWETIARREAREPLQHITGRAFFRYLELQVGPGVFVPRPETESVVGWAIDAVRAMDVVEPVVVDLCTGSGAIALAMAQEVPRSRVHAVELSEDALRWTRKNAEGSRVTVHRGDALSALPELDGQVDLVISNPPYIPLTEWEYVAPEARDHDPEMALFSGEDGLDTIRGIERTAHRLLRPGGLVVIEHADTQGGQVPWIFTEERGWADAADHPDLNKRPRFATARKAMP</text:p>
          </table:table-cell>
          <table:table-cell office:value-type="string" calcext:value-type="string">
            <text:p>peptide chain release factor N(5)-glutamine methyltransferase</text:p>
          </table:table-cell>
          <table:table-cell office:value-type="float" office:value="2574946" calcext:value-type="float">
            <text:p>2574946</text:p>
          </table:table-cell>
          <table:table-cell office:value-type="float" office:value="2575791" calcext:value-type="float">
            <text:p>2575791</text:p>
          </table:table-cell>
          <table:table-cell office:value-type="string" calcext:value-type="string">
            <text:p>ripp</text:p>
          </table:table-cell>
          <table:table-cell office:value-type="float" office:value="0.382135541349613" calcext:value-type="float">
            <text:p>0.38</text:p>
          </table:table-cell>
          <table:table-cell office:value-type="string" calcext:value-type="string">
            <text:p>NP</text:p>
          </table:table-cell>
          <table:table-cell office:value-type="float" office:value="0.505716106248409" calcext:value-type="float">
            <text:p>0.51</text:p>
          </table:table-cell>
          <table:table-cell/>
          <table:table-cell office:value-type="string" calcext:value-type="string">
            <text:p>not annotat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GR_RS11025</text:p>
          </table:table-cell>
          <table:table-cell office:value-type="string" calcext:value-type="string">
            <text:p>Methyl</text:p>
          </table:table-cell>
          <table:table-cell office:value-type="string" calcext:value-type="string">
            <text:p>MTETATGTDWQSWQESWDRQQEWYMPDREERFRVMLDMVEAVVGPEPRVLDLACGTGSITDRLLKRFPNATSTGVDLDPALLAIARGTFDGDDRVAFVTADLKDPDWTARLPHTSYDAVLTATALHWLHRDPLTTLYGQLGGLVRDGGVFMNADRTIDTATPRINAAERAHRHAAMDRAKEAGALDWADWWAVAAKDPVLAAPTAERFAIYGEHADGDMPSADWHARTLLAAGFGEARAVWASPSDSLVLAVK</text:p>
          </table:table-cell>
          <table:table-cell office:value-type="string" calcext:value-type="string">
            <text:p>class I SAM-dependent methyltransferase</text:p>
          </table:table-cell>
          <table:table-cell office:value-type="float" office:value="2658929" calcext:value-type="float">
            <text:p>2658929</text:p>
          </table:table-cell>
          <table:table-cell office:value-type="float" office:value="2659690" calcext:value-type="float">
            <text:p>2659690</text:p>
          </table:table-cell>
          <table:table-cell office:value-type="string" calcext:value-type="string">
            <text:p>pk</text:p>
          </table:table-cell>
          <table:table-cell office:value-type="float" office:value="0.361977718792313" calcext:value-type="float">
            <text:p>0.36</text:p>
          </table:table-cell>
          <table:table-cell office:value-type="string" calcext:value-type="string">
            <text:p>NP</text:p>
          </table:table-cell>
          <table:table-cell office:value-type="float" office:value="0.540153784297885" calcext:value-type="float">
            <text:p>0.54</text:p>
          </table:table-cell>
          <table:table-cell/>
          <table:table-cell office:value-type="string" calcext:value-type="string">
            <text:p>not annotat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GR_RS11720</text:p>
          </table:table-cell>
          <table:table-cell office:value-type="string" calcext:value-type="string">
            <text:p>Methyl</text:p>
          </table:table-cell>
          <table:table-cell office:value-type="string" calcext:value-type="string">
            <text:p>MRQLRGQERVITANRQTSWAFADAFVAEDEALHGARERARELGLRSVSPGTGAALRLLAAAADAKAVAEIGTGTGVSGIYLLHGMRPDGVLTTVDPEPERQQFARAAFREAGFATNRARFIPGRALDVLPRLADGGYDLVFCDGDRLESLDVLAESLRLLRPGGLVCFEGVFADGRTVDSAAQPAEVLRLRDLLRAVRESQELMSTLLPVGDGLLCAVRRG</text:p>
          </table:table-cell>
          <table:table-cell office:value-type="string" calcext:value-type="string">
            <text:p>O-methyltransferase</text:p>
          </table:table-cell>
          <table:table-cell office:value-type="float" office:value="2809890" calcext:value-type="float">
            <text:p>2809890</text:p>
          </table:table-cell>
          <table:table-cell office:value-type="float" office:value="2810555" calcext:value-type="float">
            <text:p>2810555</text:p>
          </table:table-cell>
          <table:table-cell office:value-type="string" calcext:value-type="string">
            <text:p>ripp</text:p>
          </table:table-cell>
          <table:table-cell office:value-type="float" office:value="0.37767655125932" calcext:value-type="float">
            <text:p>0.38</text:p>
          </table:table-cell>
          <table:table-cell office:value-type="string" calcext:value-type="string">
            <text:p>non_NP</text:p>
          </table:table-cell>
          <table:table-cell office:value-type="float" office:value="0.482254861475568" calcext:value-type="float">
            <text:p>0.48</text:p>
          </table:table-cell>
          <table:table-cell/>
          <table:table-cell office:value-type="string" calcext:value-type="string">
            <text:p>not annotated</text:p>
          </table:table-cell>
          <table:table-cell/>
          <table:table-cell office:value-type="string" calcext:value-type="string">
            <text:p>lanthipeptide class i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GR_RS12015</text:p>
          </table:table-cell>
          <table:table-cell office:value-type="string" calcext:value-type="string">
            <text:p>Methyl</text:p>
          </table:table-cell>
          <table:table-cell office:value-type="string" calcext:value-type="string">
            <text:p>MTAVLPRLLRALDRFHATHPWDHNAHYHRWILRRLPGRFTGALDVGSGSGDLARLLATRAEAVHGIDIDPTIVERARERTAPGAPVTFSVGDALEDVPSGLYDVITCVATVHHLPLGEALTHFRRLLAPGGTLIVVGLYRPRSLSDHLIDAVALPSNIAMAWIKNKGRRAPRPVAMTAPTRPATTAFPDIVRDARHVLPGARLRRRLFWRYTLVWKRGPSPAE</text:p>
          </table:table-cell>
          <table:table-cell office:value-type="string" calcext:value-type="string">
            <text:p>class I SAM-dependent methyltransferase</text:p>
          </table:table-cell>
          <table:table-cell office:value-type="float" office:value="2877816" calcext:value-type="float">
            <text:p>2877816</text:p>
          </table:table-cell>
          <table:table-cell office:value-type="float" office:value="2878487" calcext:value-type="float">
            <text:p>2878487</text:p>
          </table:table-cell>
          <table:table-cell office:value-type="string" calcext:value-type="string">
            <text:p>nrp</text:p>
          </table:table-cell>
          <table:table-cell office:value-type="float" office:value="0.404162480085421" calcext:value-type="float">
            <text:p>0.40</text:p>
          </table:table-cell>
          <table:table-cell office:value-type="string" calcext:value-type="string">
            <text:p>NP</text:p>
          </table:table-cell>
          <table:table-cell office:value-type="float" office:value="0.524239813224422" calcext:value-type="float">
            <text:p>0.52</text:p>
          </table:table-cell>
          <table:table-cell/>
          <table:table-cell office:value-type="string" calcext:value-type="string">
            <text:p>not annotat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GR_RS12360</text:p>
          </table:table-cell>
          <table:table-cell office:value-type="string" calcext:value-type="string">
            <text:p>Methyl</text:p>
          </table:table-cell>
          <table:table-cell office:value-type="string" calcext:value-type="string">
            <text:p>MSEPSEPAPAPAPLPFDSAASRDRFEALVAEADAVSVDGWDFSWLAGRATEERPSWGYARAMADRLGRAHAALDLQTGGGEVLAAAPKLPPVTVATEAWPPNIARATALLHPLGAVVVADEDEPPLPFGDAAFDLVVSRHPVTTWWEEIARVLAPGGTYFSQQVGPASVFELVEHFLGPQPPEVRRARHPEDARAAATAAGLDVVDLRSETLRTEFHDIGAVVYFLRKVIWMVPGFTVERYRPQLAALHRRIETEGPFRARTTRFLIEARKPR</text:p>
          </table:table-cell>
          <table:table-cell office:value-type="string" calcext:value-type="string">
            <text:p>class I SAM-dependent methyltransferase</text:p>
          </table:table-cell>
          <table:table-cell office:value-type="float" office:value="2965343" calcext:value-type="float">
            <text:p>2965343</text:p>
          </table:table-cell>
          <table:table-cell office:value-type="float" office:value="2966164" calcext:value-type="float">
            <text:p>2966164</text:p>
          </table:table-cell>
          <table:table-cell office:value-type="string" calcext:value-type="string">
            <text:p>nrp</text:p>
          </table:table-cell>
          <table:table-cell office:value-type="float" office:value="0.378645385235226" calcext:value-type="float">
            <text:p>0.38</text:p>
          </table:table-cell>
          <table:table-cell office:value-type="string" calcext:value-type="string">
            <text:p>NP</text:p>
          </table:table-cell>
          <table:table-cell office:value-type="float" office:value="0.503562914235747" calcext:value-type="float">
            <text:p>0.50</text:p>
          </table:table-cell>
          <table:table-cell/>
          <table:table-cell office:value-type="string" calcext:value-type="string">
            <text:p>not annotat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GR_RS12525</text:p>
          </table:table-cell>
          <table:table-cell office:value-type="string" calcext:value-type="string">
            <text:p>Methyl</text:p>
          </table:table-cell>
          <table:table-cell office:value-type="string" calcext:value-type="string">
            <text:p>MSHTIRRTGDPARQEEFAGRMVRVLNDSCLGYLCSLGHRTRLFDVMARLPPSTSEEIAGAAGLHERYVREWLGGVTVGGIVVYDPADRTYRLPPEHAASLCRDAGPDNLASFLQDLALIGLVEDEVVTAFRDGGGVPYSSYPRFQELQAEETARVYDAALVDAIIPLVPGLPERLASDAGLDVLDVGTGQGHAVNLLARAFPAGRFTGVDMSRSGIAAARDEAERLGLPNARFEVADAAGVTGGYDLVTAFDVIHDLARPAETLAAVAGALRDDGVFLMGDIAASSRLEENLGLPLGPALYTFSVFYCMTVSLGEGGAGLGTVWGRQTALRMLAEAGFGEVAVREVEGDILNVYYVARKGS</text:p>
          </table:table-cell>
          <table:table-cell office:value-type="string" calcext:value-type="string">
            <text:p>class I SAM-dependent methyltransferase</text:p>
          </table:table-cell>
          <table:table-cell office:value-type="float" office:value="2999955" calcext:value-type="float">
            <text:p>2999955</text:p>
          </table:table-cell>
          <table:table-cell office:value-type="float" office:value="3001040" calcext:value-type="float">
            <text:p>3001040</text:p>
          </table:table-cell>
          <table:table-cell office:value-type="string" calcext:value-type="string">
            <text:p>nrp</text:p>
          </table:table-cell>
          <table:table-cell office:value-type="float" office:value="0.413523255018497" calcext:value-type="float">
            <text:p>0.41</text:p>
          </table:table-cell>
          <table:table-cell office:value-type="string" calcext:value-type="string">
            <text:p>non_NP</text:p>
          </table:table-cell>
          <table:table-cell office:value-type="float" office:value="0.450732521547895" calcext:value-type="float">
            <text:p>0.45</text:p>
          </table:table-cell>
          <table:table-cell/>
          <table:table-cell office:value-type="string" calcext:value-type="string">
            <text:p>not annotated</text:p>
          </table:table-cell>
          <table:table-cell/>
          <table:table-cell office:value-type="string" calcext:value-type="string">
            <text:p>very close to NRP, NRPS-li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GR_RS12785</text:p>
          </table:table-cell>
          <table:table-cell office:value-type="string" calcext:value-type="string">
            <text:p>Methyl</text:p>
          </table:table-cell>
          <table:table-cell office:value-type="string" calcext:value-type="string">
            <text:p>MLATEDFARHAARLLASEDEELVTAIACENHRQQNSLMLVASSSVTDPSVLACLATSSMNVTAEGYPGARYHAGCEAIDPIEQLAIDRARALFGARYANVQAHSATTANYAVLSAVLNPGDVVLGMRLNHGGHLTHGYSVAYSGTYFTPVNYGLDDQGRIDYDEVAALAAEHRPKLIICGATAYPRTVDFARFRAIADSVGALLMADISHIAGLVAAGLHPSPVDHAHITTTCTHKQLAGPRGGIIMSGRDADTVLPATGRTLAKTLDRAVFPFFQGAPILPAIAAKARAFARAATDEYRNTAQRILDNSAALAAELTALGHEVVTGGSDNHIVLLDLTRDNVSGMAAERALESIGIVVNKNRVPGDTRPAAVTSGVRIGTNAVAQRGLGPREMRVCAGIIHTVLTTMRPVGDRDFTLDEFTAAELRAEVDKLTAEFPLPRYEPSGRP</text:p>
          </table:table-cell>
          <table:table-cell office:value-type="string" calcext:value-type="string">
            <text:p>serine hydroxymethyltransferase</text:p>
          </table:table-cell>
          <table:table-cell office:value-type="float" office:value="3066392" calcext:value-type="float">
            <text:p>3066392</text:p>
          </table:table-cell>
          <table:table-cell office:value-type="float" office:value="3067738" calcext:value-type="float">
            <text:p>3067738</text:p>
          </table:table-cell>
          <table:table-cell office:value-type="string" calcext:value-type="string">
            <text:p>nrp</text:p>
          </table:table-cell>
          <table:table-cell office:value-type="float" office:value="0.512187380265374" calcext:value-type="float">
            <text:p>0.51</text:p>
          </table:table-cell>
          <table:table-cell office:value-type="string" calcext:value-type="string">
            <text:p>NP</text:p>
          </table:table-cell>
          <table:table-cell office:value-type="float" office:value="0.514945168065265" calcext:value-type="float">
            <text:p>0.51</text:p>
          </table:table-cell>
          <table:table-cell table:number-columns-repeated="2"/>
          <table:table-cell office:value-type="string" calcext:value-type="string">
            <text:p>NRP, NRPS-li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GR_RS13550</text:p>
          </table:table-cell>
          <table:table-cell office:value-type="string" calcext:value-type="string">
            <text:p>Methyl</text:p>
          </table:table-cell>
          <table:table-cell office:value-type="string" calcext:value-type="string">
            <text:p>MSAEEVRAIISAAGNDRLTWNTPLSEEHAARLVAACAPAPGSRIVDLGSGWGELLMRLVDAAPGATGDGVETDPAAVARGRQLAGERGLGDRVRFHEVSAAEWTGGGYDLAVSIGSSHAWPGTTREALTALAATVRPGGRVLFGEGVWLTEPTPAALEGLGAEPGDFGSLLELIRLAESVGLRALQVTCADEREWDLFESEGPIGRGQRWALEHPDHPLLAEVTAEIDARRTGYYGGYRSSFTLAYLVLGT</text:p>
          </table:table-cell>
          <table:table-cell office:value-type="string" calcext:value-type="string">
            <text:p>class I SAM-dependent methyltransferase</text:p>
          </table:table-cell>
          <table:table-cell office:value-type="float" office:value="3246391" calcext:value-type="float">
            <text:p>3246391</text:p>
          </table:table-cell>
          <table:table-cell office:value-type="float" office:value="3247146" calcext:value-type="float">
            <text:p>3247146</text:p>
          </table:table-cell>
          <table:table-cell office:value-type="string" calcext:value-type="string">
            <text:p>ripp</text:p>
          </table:table-cell>
          <table:table-cell office:value-type="float" office:value="0.394406071863029" calcext:value-type="float">
            <text:p>0.39</text:p>
          </table:table-cell>
          <table:table-cell office:value-type="string" calcext:value-type="string">
            <text:p>non_NP</text:p>
          </table:table-cell>
          <table:table-cell office:value-type="float" office:value="0.324979494511772" calcext:value-type="float">
            <text:p>0.32</text:p>
          </table:table-cell>
          <table:table-cell/>
          <table:table-cell office:value-type="string" calcext:value-type="string">
            <text:p>not annotat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GR_RS13695</text:p>
          </table:table-cell>
          <table:table-cell office:value-type="string" calcext:value-type="string">
            <text:p>Methyl</text:p>
          </table:table-cell>
          <table:table-cell office:value-type="string" calcext:value-type="string">
            <text:p>MDRVNATIPSAPDDDPARAAFAALRTPEGEHLLAELRDHDPAEELAAATRLRRTHPAELVSAALGQARLRQRAVAKFGAEDAYRMFFTPNGVEQATRTSVAAHRAARFAGLGVRSVADLCCGIGGDAIALARAGISVLAVDRDPLTAEVARANAAALGLEELIEVRCADVTEIDTAPYDAVFVDPARRGGRGRVFDPEAYSPPLSWAVAAALKAPRAALKIAPGIPHEAIGPEAEAEWISDGGDVKEAVLWYGEGVAPGAFRATLLPSGAALTAPAPLPAPPVGPVGRYLYEPDGAVIRAHLVADIVERCGGRLVDETIAYVTSDEPYSSPYVAGYEITDRLPFNMKRLKALLREREIGVLTVKKRGSAVEPEELRRRMKLSGPHSATVFLTRVAGAPTMLIGRPLG</text:p>
          </table:table-cell>
          <table:table-cell office:value-type="string" calcext:value-type="string">
            <text:p>methyltransferase domain-containing protein</text:p>
          </table:table-cell>
          <table:table-cell office:value-type="float" office:value="3284935" calcext:value-type="float">
            <text:p>3284935</text:p>
          </table:table-cell>
          <table:table-cell office:value-type="float" office:value="3286158" calcext:value-type="float">
            <text:p>3286158</text:p>
          </table:table-cell>
          <table:table-cell office:value-type="string" calcext:value-type="string">
            <text:p>nrp</text:p>
          </table:table-cell>
          <table:table-cell office:value-type="float" office:value="0.370270270710476" calcext:value-type="float">
            <text:p>0.37</text:p>
          </table:table-cell>
          <table:table-cell office:value-type="string" calcext:value-type="string">
            <text:p>non_NP</text:p>
          </table:table-cell>
          <table:table-cell office:value-type="float" office:value="0.452525655600969" calcext:value-type="float">
            <text:p>0.45</text:p>
          </table:table-cell>
          <table:table-cell/>
          <table:table-cell office:value-type="string" calcext:value-type="string">
            <text:p>not annotat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GR_RS14355</text:p>
          </table:table-cell>
          <table:table-cell office:value-type="string" calcext:value-type="string">
            <text:p>Methyl</text:p>
          </table:table-cell>
          <table:table-cell office:value-type="string" calcext:value-type="string">
            <text:p>MALCAGYGGLETALGAGIGAVPVAYAENDPYAAAVFAAHHPGVPNLGDITRADWERVRDLYRPEIVGAGFPCRNISNAGRKDGISGQWSRVWKNVAAAVGVIRPRYVFLENVAALRSRGLDVVAQDLAAIGYGVRWTCLRAGDPEVGAPHERDRWFAVAHPADADPHHLGRHWRTRHQPETQGRPEPAHRSDTPPGTPDRVLRLVPTPAARDWRSGASNLLERNARPLNEFVVNRLPYSGSWISTDGIDYGPAIRRWEHITGRPAPCPTEPGMRGNRRLSPFFTEWLMGLPAGWVTAVPDVPRKEQLRILGNGVIPRQAHHAYGQLLGATPAAWTHPRAVAA</text:p>
          </table:table-cell>
          <table:table-cell office:value-type="string" calcext:value-type="string">
            <text:p>DNA cytosine methyltransferase</text:p>
          </table:table-cell>
          <table:table-cell office:value-type="float" office:value="3400530" calcext:value-type="float">
            <text:p>3400530</text:p>
          </table:table-cell>
          <table:table-cell office:value-type="float" office:value="3401558" calcext:value-type="float">
            <text:p>3401558</text:p>
          </table:table-cell>
          <table:table-cell office:value-type="string" calcext:value-type="string">
            <text:p>nrp</text:p>
          </table:table-cell>
          <table:table-cell office:value-type="float" office:value="0.428948573974091" calcext:value-type="float">
            <text:p>0.43</text:p>
          </table:table-cell>
          <table:table-cell office:value-type="string" calcext:value-type="string">
            <text:p>NP</text:p>
          </table:table-cell>
          <table:table-cell office:value-type="float" office:value="0.613440709728687" calcext:value-type="float">
            <text:p>0.61</text:p>
          </table:table-cell>
          <table:table-cell/>
          <table:table-cell office:value-type="string" calcext:value-type="string">
            <text:p>not annotat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GR_RS14395</text:p>
          </table:table-cell>
          <table:table-cell office:value-type="string" calcext:value-type="string">
            <text:p>Methyl</text:p>
          </table:table-cell>
          <table:table-cell office:value-type="string" calcext:value-type="string">
            <text:p>MTTTVYARVESPLGELLLVGEVPAGGPDAAGAAGVRLRSLSVPGQKGGAVVEDGWRRDPEAFAEIARQLEAYFAGRSTRFDVPLAQGAGTEFQRRVWAALESIPYGSTVSYGEVAALVGASGAGVRAVGTAIGRNPLLVVRPCHRVIGADGALRGYAGGLERKRLLLGIEGGAG</text:p>
          </table:table-cell>
          <table:table-cell office:value-type="string" calcext:value-type="string">
            <text:p>methylated-DNA--[protein]-cysteine S-methyltransferase</text:p>
          </table:table-cell>
          <table:table-cell office:value-type="float" office:value="3406867" calcext:value-type="float">
            <text:p>3406867</text:p>
          </table:table-cell>
          <table:table-cell office:value-type="float" office:value="3407391" calcext:value-type="float">
            <text:p>3407391</text:p>
          </table:table-cell>
          <table:table-cell office:value-type="string" calcext:value-type="string">
            <text:p>nrp</text:p>
          </table:table-cell>
          <table:table-cell office:value-type="float" office:value="0.414219711076201" calcext:value-type="float">
            <text:p>0.41</text:p>
          </table:table-cell>
          <table:table-cell office:value-type="string" calcext:value-type="string">
            <text:p>NP</text:p>
          </table:table-cell>
          <table:table-cell office:value-type="float" office:value="0.557752185543882" calcext:value-type="float">
            <text:p>0.56</text:p>
          </table:table-cell>
          <table:table-cell/>
          <table:table-cell office:value-type="string" calcext:value-type="string">
            <text:p>not annotat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GR_RS14790</text:p>
          </table:table-cell>
          <table:table-cell office:value-type="string" calcext:value-type="string">
            <text:p>Methyl</text:p>
          </table:table-cell>
          <table:table-cell office:value-type="string" calcext:value-type="string">
            <text:p>MTRASLEKQPHEVASMFDGVAANYDLTNDVISLGQARLWRRAVAAAVDARPAQKILDLAAGTATSSQPFVKAGAYVVPCDFSLGMLKVGKERHPWMPFTAGDGMRLPFKDETFDTVTISFGLRNIQDTEVALRELYRVTKPGGRVVICEFSQPTWTPFRTVYTEYLMRAIPPAARAVSSNPDAYVYLAESIRDWPDQPALAALLQKAGWSKVAWRNLTGGVVALHRATRA</text:p>
          </table:table-cell>
          <table:table-cell office:value-type="string" calcext:value-type="string">
            <text:p>demethylmenaquinone methyltransferase</text:p>
          </table:table-cell>
          <table:table-cell office:value-type="float" office:value="3491637" calcext:value-type="float">
            <text:p>3491637</text:p>
          </table:table-cell>
          <table:table-cell office:value-type="float" office:value="3492329" calcext:value-type="float">
            <text:p>3492329</text:p>
          </table:table-cell>
          <table:table-cell office:value-type="string" calcext:value-type="string">
            <text:p>nrp</text:p>
          </table:table-cell>
          <table:table-cell office:value-type="float" office:value="0.454120864275116" calcext:value-type="float">
            <text:p>0.45</text:p>
          </table:table-cell>
          <table:table-cell office:value-type="string" calcext:value-type="string">
            <text:p>non_NP</text:p>
          </table:table-cell>
          <table:table-cell office:value-type="float" office:value="0.480422738384707" calcext:value-type="float">
            <text:p>0.48</text:p>
          </table:table-cell>
          <table:table-cell/>
          <table:table-cell office:value-type="string" calcext:value-type="string">
            <text:p>not annotat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GR_RS15230</text:p>
          </table:table-cell>
          <table:table-cell office:value-type="string" calcext:value-type="string">
            <text:p>Methyl</text:p>
          </table:table-cell>
          <table:table-cell office:value-type="string" calcext:value-type="string">
            <text:p>MSSDTADSGATTEAAGATDSAAFWENHYAGVDPRWGTRPNAVLAEVVTALAPGPGGGDGGARALDLGCGHGGDALWLASLGWDVTAVDVSSTALGRVAAGAAEAGLADRVRPVRHDLARTFPEGTFGLVTAGYFHTPVEIPREQVLRRAAEAVAPGGLLVLVEHASLAPWSWRDGHEDVRFPAPDDVLASLRLDDGWRTERCHAPRRTATGPGGETATVTDNVIAVRRGDRP</text:p>
          </table:table-cell>
          <table:table-cell office:value-type="string" calcext:value-type="string">
            <text:p>class I SAM-dependent methyltransferase</text:p>
          </table:table-cell>
          <table:table-cell office:value-type="float" office:value="3588960" calcext:value-type="float">
            <text:p>3588960</text:p>
          </table:table-cell>
          <table:table-cell office:value-type="float" office:value="3589658" calcext:value-type="float">
            <text:p>3589658</text:p>
          </table:table-cell>
          <table:table-cell office:value-type="string" calcext:value-type="string">
            <text:p>nrp</text:p>
          </table:table-cell>
          <table:table-cell office:value-type="float" office:value="0.542570869495522" calcext:value-type="float">
            <text:p>0.54</text:p>
          </table:table-cell>
          <table:table-cell office:value-type="string" calcext:value-type="string">
            <text:p>NP</text:p>
          </table:table-cell>
          <table:table-cell office:value-type="float" office:value="0.554968097701484" calcext:value-type="float">
            <text:p>0.55</text:p>
          </table:table-cell>
          <table:table-cell/>
          <table:table-cell office:value-type="string" calcext:value-type="string">
            <text:p>not annotat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GR_RS15515</text:p>
          </table:table-cell>
          <table:table-cell office:value-type="string" calcext:value-type="string">
            <text:p>Methyl</text:p>
          </table:table-cell>
          <table:table-cell office:value-type="string" calcext:value-type="string">
            <text:p>MTAATPHPPIDTSKPHSARVYDALLGGKDNYPVDQAMAELLPIEAKIGARQQRSFMNRATAWLAGEGVTQFLDIGTGIPTAPNLHQTAQEIVPSARVVYCDNDPIVLRHAEALLISRPEGRTDYVHADVREPAIILDAARETLDFDRPIALSLLGLLHFLPDSEDPIGIIRTFTSTMASGSYVVLSQGASDVNEEVGQQSEDEYKKGGIPLALRSREEFSRFFEGLEIVAPGLVEAPEWFNGTAAPTQEFSGIYVAVARVP</text:p>
          </table:table-cell>
          <table:table-cell office:value-type="string" calcext:value-type="string">
            <text:p>SAM-dependent methyltransferase</text:p>
          </table:table-cell>
          <table:table-cell office:value-type="float" office:value="3645456" calcext:value-type="float">
            <text:p>3645456</text:p>
          </table:table-cell>
          <table:table-cell office:value-type="float" office:value="3646241" calcext:value-type="float">
            <text:p>3646241</text:p>
          </table:table-cell>
          <table:table-cell office:value-type="string" calcext:value-type="string">
            <text:p>nrp</text:p>
          </table:table-cell>
          <table:table-cell office:value-type="float" office:value="0.460152796303596" calcext:value-type="float">
            <text:p>0.46</text:p>
          </table:table-cell>
          <table:table-cell office:value-type="string" calcext:value-type="string">
            <text:p>non_NP</text:p>
          </table:table-cell>
          <table:table-cell office:value-type="float" office:value="0.462940042664924" calcext:value-type="float">
            <text:p>0.46</text:p>
          </table:table-cell>
          <table:table-cell/>
          <table:table-cell office:value-type="string" calcext:value-type="string">
            <text:p>not annotat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GR_RS15565</text:p>
          </table:table-cell>
          <table:table-cell office:value-type="string" calcext:value-type="string">
            <text:p>Methyl</text:p>
          </table:table-cell>
          <table:table-cell office:value-type="string" calcext:value-type="string">
            <text:p>MSTTGNGPELPAQIDTSVAHSARVWNYWLGGKDNFPADRSAGDAYREKYPLIETFAKESRDFLRRTVTHLARDAGIRQFLDVGAGLPTANNTHEVAQRIAPDARIVYVDHDPLVLLHVHALLTSTPEGATAYVEADMRDTETVLTGAAKTLDLTQPVALVISDVLGHIVDWDDALSLVRRLVDRLPSGSYLSLSHSTASDEAHRAVQDEYNASGAIPYIFREPETTIAFFDGLEMVEPGMVSWPNWRPDANTGTTTARAGWGAVARIP</text:p>
          </table:table-cell>
          <table:table-cell office:value-type="string" calcext:value-type="string">
            <text:p>SAM-dependent methyltransferase</text:p>
          </table:table-cell>
          <table:table-cell office:value-type="float" office:value="3654519" calcext:value-type="float">
            <text:p>3654519</text:p>
          </table:table-cell>
          <table:table-cell office:value-type="float" office:value="3655325" calcext:value-type="float">
            <text:p>3655325</text:p>
          </table:table-cell>
          <table:table-cell office:value-type="string" calcext:value-type="string">
            <text:p>ripp</text:p>
          </table:table-cell>
          <table:table-cell office:value-type="float" office:value="0.381891272314061" calcext:value-type="float">
            <text:p>0.38</text:p>
          </table:table-cell>
          <table:table-cell office:value-type="string" calcext:value-type="string">
            <text:p>NP</text:p>
          </table:table-cell>
          <table:table-cell office:value-type="float" office:value="0.524980127121949" calcext:value-type="float">
            <text:p>0.52</text:p>
          </table:table-cell>
          <table:table-cell/>
          <table:table-cell office:value-type="string" calcext:value-type="string">
            <text:p>not annotat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GR_RS16350</text:p>
          </table:table-cell>
          <table:table-cell office:value-type="string" calcext:value-type="string">
            <text:p>Methyl</text:p>
          </table:table-cell>
          <table:table-cell office:value-type="string" calcext:value-type="string">
            <text:p>MSKSSLPAPDHAAVLREALLAADFTADGLLDRLGAPAYAALARSETVPALRATRGDTPLDTLVRLFLLQRPVAEERARAALPLAECVADGWVTRAADDGTVRAGVDVRPYGGPDGEDWFIVSDLGCAVGGAGGIGSREEGVVLGVGGASTTLAGITVRAPVASALDIGTGSGIQALHAAQHASRVTATDLNPRALEFTRLTLALSGAAPADLREGSLFEPVGSDTFDLIVSNPPFVISPGARLTYRDGGMGGDDLCRALVQQSGAHLNEGGYAQFLANWQHVEGEEWQDRLRSWVPYGCDAWIVQREVQDVTQYAELWLRDSGDHRSDPAEYAERYEAWLDEFEARGATAVGFGWITLRKSAAAEAGNPSILVEEWPHAVQQPLGQAVQEHFARQDYLRDQDDAALLAGHFVLAAEVVQEQVGLPGAEDPEHVVLRQHRGMMRATKVDAVAAGFAGVCDGSLPAGRILDAIAQLMAEDPVLLRDRTPQAIRLLVEEGFLEPAPAAVPRGQ</text:p>
          </table:table-cell>
          <table:table-cell office:value-type="string" calcext:value-type="string">
            <text:p>methyltransferase</text:p>
          </table:table-cell>
          <table:table-cell office:value-type="float" office:value="3875918" calcext:value-type="float">
            <text:p>3875918</text:p>
          </table:table-cell>
          <table:table-cell office:value-type="float" office:value="3877450" calcext:value-type="float">
            <text:p>3877450</text:p>
          </table:table-cell>
          <table:table-cell office:value-type="string" calcext:value-type="string">
            <text:p>pk</text:p>
          </table:table-cell>
          <table:table-cell office:value-type="float" office:value="0.385485088838478" calcext:value-type="float">
            <text:p>0.39</text:p>
          </table:table-cell>
          <table:table-cell office:value-type="string" calcext:value-type="string">
            <text:p>NP</text:p>
          </table:table-cell>
          <table:table-cell office:value-type="float" office:value="0.579698506952633" calcext:value-type="float">
            <text:p>0.58</text:p>
          </table:table-cell>
          <table:table-cell table:number-columns-repeated="2"/>
          <table:table-cell office:value-type="string" calcext:value-type="string">
            <text:p>arylpolyene (PK-like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GR_RS16580</text:p>
          </table:table-cell>
          <table:table-cell office:value-type="string" calcext:value-type="string">
            <text:p>Methyl</text:p>
          </table:table-cell>
          <table:table-cell office:value-type="string" calcext:value-type="string">
            <text:p>MITNRLRVLDLFCCQGGAAMGYHRAGFDVTGIDLAPQPRYPFRFIQADAIDYVREHGAEFDFIHASPPCQRYSRAQKIQHRDHPDLIAPTRAALEATGRPWVIENVEEAHRELRDPVTLCAATFGMRTYRHRLFETGGTFTFTPPRHPAHWAPLTKMGRPRAAGHFAHYVGNFSGVQEARTDIGVPWMNRDGIRECIPPAYTHHIATALLASRLEVAA</text:p>
          </table:table-cell>
          <table:table-cell office:value-type="string" calcext:value-type="string">
            <text:p>DNA cytosine methyltransferase</text:p>
          </table:table-cell>
          <table:table-cell office:value-type="float" office:value="3931242" calcext:value-type="float">
            <text:p>3931242</text:p>
          </table:table-cell>
          <table:table-cell office:value-type="float" office:value="3931898" calcext:value-type="float">
            <text:p>3931898</text:p>
          </table:table-cell>
          <table:table-cell office:value-type="string" calcext:value-type="string">
            <text:p>ripp</text:p>
          </table:table-cell>
          <table:table-cell office:value-type="float" office:value="0.508430457334586" calcext:value-type="float">
            <text:p>0.51</text:p>
          </table:table-cell>
          <table:table-cell office:value-type="string" calcext:value-type="string">
            <text:p>NP</text:p>
          </table:table-cell>
          <table:table-cell office:value-type="float" office:value="0.563549963441954" calcext:value-type="float">
            <text:p>0.56</text:p>
          </table:table-cell>
          <table:table-cell/>
          <table:table-cell office:value-type="string" calcext:value-type="string">
            <text:p>not annotat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GR_RS36285</text:p>
          </table:table-cell>
          <table:table-cell office:value-type="string" calcext:value-type="string">
            <text:p>Methyl</text:p>
          </table:table-cell>
          <table:table-cell office:value-type="string" calcext:value-type="string">
            <text:p>MTSHGIAISLFSGAGGLDLGVEAAGYEVRAAVEHNADAVATMEKNFSHLQSEVIQRDILEVPTKELLGAAGLKGRERPDLLVGGPPCTPFSKSGFWLEYKRKGLDPGASLLQSYTRILREGKPRAFVLENVYALTFNNKASRPAYERLLKEIDEAGYACESKVLNAADFGVPQARPRLFLIGVPKGKKVPQHPDPTHGGKWERRATGTTEQPHVTTSQALEGLMAEPEPGEVVAGKYGHLLPDIPPGENYLHYTEERGHQNPEFKWRSKYWSFLLKLDPNRPAPTIQAQPGPYIGPFHWENRRLRVPELKRLFTFPDEFEFVGKRTSVQAQVGNCVPPLLAEKVVGSVAAQVD</text:p>
          </table:table-cell>
          <table:table-cell office:value-type="string" calcext:value-type="string">
            <text:p>DNA cytosine methyltransferase</text:p>
          </table:table-cell>
          <table:table-cell office:value-type="float" office:value="3937738" calcext:value-type="float">
            <text:p>3937738</text:p>
          </table:table-cell>
          <table:table-cell office:value-type="float" office:value="3938799" calcext:value-type="float">
            <text:p>3938799</text:p>
          </table:table-cell>
          <table:table-cell office:value-type="string" calcext:value-type="string">
            <text:p>ripp</text:p>
          </table:table-cell>
          <table:table-cell office:value-type="float" office:value="0.612400602593114" calcext:value-type="float">
            <text:p>0.61</text:p>
          </table:table-cell>
          <table:table-cell office:value-type="string" calcext:value-type="string">
            <text:p>NP</text:p>
          </table:table-cell>
          <table:table-cell office:value-type="float" office:value="0.596481875256295" calcext:value-type="float">
            <text:p>0.60</text:p>
          </table:table-cell>
          <table:table-cell/>
          <table:table-cell office:value-type="string" calcext:value-type="string">
            <text:p>not annotat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GR_RS16660</text:p>
          </table:table-cell>
          <table:table-cell office:value-type="string" calcext:value-type="string">
            <text:p>Methyl</text:p>
          </table:table-cell>
          <table:table-cell office:value-type="string" calcext:value-type="string">
            <text:p>MYSPTPDDWHATNRARWDERVPIHVASDYYELDAFLAGKDALRAFELAEVGDVRGKTLLHLQCHFGMDTLSWARHGAAQVVGLDFSEPAVETARGLAGSLGLGPDRAAFVAADLYDAPAAVPDSAYDIVYTGIGALGWLPDIDRWAETAASLVAPGGFLYLAEFHPLTDSMDETGSVVTDDYFSRDAWVDETPGTYADLDAPTVHNRSVEWQHPVGRVVTALASAGLRIEFLHEHDVSLVPRFDTLERHADGHYRFRAGRPRIPLMYSIKASRPGEHQG</text:p>
          </table:table-cell>
          <table:table-cell office:value-type="string" calcext:value-type="string">
            <text:p>class I SAM-dependent methyltransferase</text:p>
          </table:table-cell>
          <table:table-cell office:value-type="float" office:value="3947579" calcext:value-type="float">
            <text:p>3947579</text:p>
          </table:table-cell>
          <table:table-cell office:value-type="float" office:value="3948418" calcext:value-type="float">
            <text:p>3948418</text:p>
          </table:table-cell>
          <table:table-cell office:value-type="string" calcext:value-type="string">
            <text:p>pk</text:p>
          </table:table-cell>
          <table:table-cell office:value-type="float" office:value="0.37582998745763" calcext:value-type="float">
            <text:p>0.38</text:p>
          </table:table-cell>
          <table:table-cell office:value-type="string" calcext:value-type="string">
            <text:p>NP</text:p>
          </table:table-cell>
          <table:table-cell office:value-type="float" office:value="0.592251013896735" calcext:value-type="float">
            <text:p>0.59</text:p>
          </table:table-cell>
          <table:table-cell/>
          <table:table-cell office:value-type="string" calcext:value-type="string">
            <text:p>not annotated</text:p>
          </table:table-cell>
          <table:table-cell/>
          <table:table-cell office:value-type="string" calcext:value-type="string">
            <text:p>close to betalact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GR_RS17470</text:p>
          </table:table-cell>
          <table:table-cell office:value-type="string" calcext:value-type="string">
            <text:p>Methyl</text:p>
          </table:table-cell>
          <table:table-cell office:value-type="string" calcext:value-type="string">
            <text:p>MTVYFIGAGPGAADLITVRGARVLAASPVCLYAGSLVPVELLAECPEGARLIDTAELDIEQITAELVRAHAEGHDVARLHSGDPSVFSAVNEQMKRLDEAGIPYEVVPGVPAFAAAAAALKRELTVPTVGQTVILTRVAQRATAMPEGEDLATLGRSGALIVLHLAARYVDRVVDELLPHYGADCPTAVVAMASRPDEIILRGPLDSIAEQVKAAGVIRTAVIMVGRTLGAEQFRDSHLYAVGRDRGAC</text:p>
          </table:table-cell>
          <table:table-cell office:value-type="string" calcext:value-type="string">
            <text:p>precorrin-4 C(11)-methyltransferase</text:p>
          </table:table-cell>
          <table:table-cell office:value-type="float" office:value="4126138" calcext:value-type="float">
            <text:p>4126138</text:p>
          </table:table-cell>
          <table:table-cell office:value-type="float" office:value="4126887" calcext:value-type="float">
            <text:p>4126887</text:p>
          </table:table-cell>
          <table:table-cell office:value-type="string" calcext:value-type="string">
            <text:p>nrp</text:p>
          </table:table-cell>
          <table:table-cell office:value-type="float" office:value="0.455372621915276" calcext:value-type="float">
            <text:p>0.46</text:p>
          </table:table-cell>
          <table:table-cell office:value-type="string" calcext:value-type="string">
            <text:p>NP</text:p>
          </table:table-cell>
          <table:table-cell office:value-type="float" office:value="0.538472642655841" calcext:value-type="float">
            <text:p>0.54</text:p>
          </table:table-cell>
          <table:table-cell/>
          <table:table-cell office:value-type="string" calcext:value-type="string">
            <text:p>not annotated</text:p>
          </table:table-cell>
          <table:table-cell/>
          <table:table-cell office:value-type="string" calcext:value-type="string">
            <text:p>close to betalact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GR_RS17475</text:p>
          </table:table-cell>
          <table:table-cell office:value-type="string" calcext:value-type="string">
            <text:p>Methyl</text:p>
          </table:table-cell>
          <table:table-cell office:value-type="string" calcext:value-type="string">
            <text:p>MSAAPPPAAPTHPVSVVGIGADGWPGLSGTARGALREAEVLIGGARQLDLLPPECAGVRVAWPSPLRPAVPRLLAEHRERRVAVLASGDPMFYGIGRALAQELGPQGLRVLPHPSSVAYACARLGWPVEDTEVVTLVGRPAARLAASLYEGRRLLVLSADASTPATVAALLTERGFGPSGLRVLEQLGAADEACADGLAESWEHPPGDRLNVIAIDCRASADALRLGAVPGLPDEAYEHDGQLTKRHVRAATLGTLAPAPGELLWDVGGGSGSIAVEWLRAHPSCRAVSVERDPVRAERITRNAERLGVPALKVVTGPAPAALAGLAAPDAVFIGGGLTAPGLLDACWAALRPGGRLVANTVTLESEALLAEWHKAHGGELVRLAVAHAVPVGGFTGWRQAMPVTQWSAVKPPGSGARTHKGDRS</text:p>
          </table:table-cell>
          <table:table-cell office:value-type="string" calcext:value-type="string">
            <text:p>bifunctional cobalt-precorrin-7 (C(5))-methyltransferase/cobalt-precorrin-6B (C(15))-methyltransferase</text:p>
          </table:table-cell>
          <table:table-cell office:value-type="float" office:value="4126884" calcext:value-type="float">
            <text:p>4126884</text:p>
          </table:table-cell>
          <table:table-cell office:value-type="float" office:value="4128161" calcext:value-type="float">
            <text:p>4128161</text:p>
          </table:table-cell>
          <table:table-cell office:value-type="string" calcext:value-type="string">
            <text:p>ripp</text:p>
          </table:table-cell>
          <table:table-cell office:value-type="float" office:value="0.466216650822359" calcext:value-type="float">
            <text:p>0.47</text:p>
          </table:table-cell>
          <table:table-cell office:value-type="string" calcext:value-type="string">
            <text:p>NP</text:p>
          </table:table-cell>
          <table:table-cell office:value-type="float" office:value="0.533393131538454" calcext:value-type="float">
            <text:p>0.53</text:p>
          </table:table-cell>
          <table:table-cell/>
          <table:table-cell office:value-type="string" calcext:value-type="string">
            <text:p>not annotat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GR_RS17715</text:p>
          </table:table-cell>
          <table:table-cell office:value-type="string" calcext:value-type="string">
            <text:p>Methyl</text:p>
          </table:table-cell>
          <table:table-cell office:value-type="string" calcext:value-type="string">
            <text:p>MPRSQFIGPDIWRQLPDRCEPVVGRADWLARVNSDEPVVTQLDDGAEDGPGIATSSNSQPSMVARMLGLLSVEDGHRVLEIGTGTGYVAALLSERLGEEQVYSVEVDPGLAQQAADAIAGAGYRPHLHVGDGAEQIPGMGPVDRLIATCALRYVPYTLLRQLRPGGILVAPVARDFWSGALVRLHVQEDGTAVGPFCGSAMYMPMRAHRPVLHEIEGNGRPRAAGLDPARILDLGFALYAGARLPGVRVSGHDTADGARVWVSSADGAGVMAGTGEDVLQYGPGFLWEEIEQAWREYEEAGRPDASEFGLTVTPRGHQVWVRSPNLVVQPSRA</text:p>
          </table:table-cell>
          <table:table-cell office:value-type="string" calcext:value-type="string">
            <text:p>methyltransferase domain-containing protein</text:p>
          </table:table-cell>
          <table:table-cell office:value-type="float" office:value="4183210" calcext:value-type="float">
            <text:p>4183210</text:p>
          </table:table-cell>
          <table:table-cell office:value-type="float" office:value="4184211" calcext:value-type="float">
            <text:p>4184211</text:p>
          </table:table-cell>
          <table:table-cell office:value-type="string" calcext:value-type="string">
            <text:p>ripp</text:p>
          </table:table-cell>
          <table:table-cell office:value-type="float" office:value="0.426733468701983" calcext:value-type="float">
            <text:p>0.43</text:p>
          </table:table-cell>
          <table:table-cell office:value-type="string" calcext:value-type="string">
            <text:p>NP</text:p>
          </table:table-cell>
          <table:table-cell office:value-type="float" office:value="0.54625609478723" calcext:value-type="float">
            <text:p>0.55</text:p>
          </table:table-cell>
          <table:table-cell/>
          <table:table-cell office:value-type="string" calcext:value-type="string">
            <text:p>not annotat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GR_RS18295</text:p>
          </table:table-cell>
          <table:table-cell office:value-type="string" calcext:value-type="string">
            <text:p>Methyl</text:p>
          </table:table-cell>
          <table:table-cell office:value-type="string" calcext:value-type="string">
            <text:p>MTEPAELPQAPAEAQAVFGELFPEAVRYAELLADAGVKRGLIGPREVPRLWERHLLNCAVLSEVVPEGVTVCDVGSGAGLPGIPLALVRPDLKITLLEPLLRRTNFLQEVVELLGLDHVTVVRGRAEEVLGKLQPVHVVTARAVAPLDRLAGWGVPLLKPYGEMLALKGDTAEEELNGARAALSKLGVLETEVLQVGEGLVDPLSTVVRVVVGESPGGVRFAAKRAKAARTERTRRRR</text:p>
          </table:table-cell>
          <table:table-cell office:value-type="string" calcext:value-type="string">
            <text:p>16S rRNA (guanine(527)-N(7))-methyltransferase RsmG</text:p>
          </table:table-cell>
          <table:table-cell office:value-type="float" office:value="4318617" calcext:value-type="float">
            <text:p>4318617</text:p>
          </table:table-cell>
          <table:table-cell office:value-type="float" office:value="4319333" calcext:value-type="float">
            <text:p>4319333</text:p>
          </table:table-cell>
          <table:table-cell office:value-type="string" calcext:value-type="string">
            <text:p>ripp</text:p>
          </table:table-cell>
          <table:table-cell office:value-type="float" office:value="0.4397651372018" calcext:value-type="float">
            <text:p>0.44</text:p>
          </table:table-cell>
          <table:table-cell office:value-type="string" calcext:value-type="string">
            <text:p>NP</text:p>
          </table:table-cell>
          <table:table-cell office:value-type="float" office:value="0.51995364054349" calcext:value-type="float">
            <text:p>0.52</text:p>
          </table:table-cell>
          <table:table-cell/>
          <table:table-cell office:value-type="string" calcext:value-type="string">
            <text:p>not annotat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GR_RS18540</text:p>
          </table:table-cell>
          <table:table-cell office:value-type="string" calcext:value-type="string">
            <text:p>Methyl</text:p>
          </table:table-cell>
          <table:table-cell office:value-type="string" calcext:value-type="string">
            <text:p>MSSETGRTQQSPTAAGTHPAADPSAGPPQEEPLQYDDGYGQPVGVGPHPLPWPEDERYDPELLARGDRRNVGDAYRYWTREAIVADLDLRRHDFHVAVENWGHDFNIGSVVRTANAFLAKEIHIVGRRRWNRRGAMVTDRYQHVRHHPDTADLTAWAAAEGLPIIGIDNLPGAVPLERTELPRRCVLLFGQEGPGLTEEAREHASMVCSIAQFGSTRSINAGAAAAIAMHAWVQRHADVPDPRP</text:p>
          </table:table-cell>
          <table:table-cell office:value-type="string" calcext:value-type="string">
            <text:p>rRNA methyltransferase</text:p>
          </table:table-cell>
          <table:table-cell office:value-type="float" office:value="4370636" calcext:value-type="float">
            <text:p>4370636</text:p>
          </table:table-cell>
          <table:table-cell office:value-type="float" office:value="4371370" calcext:value-type="float">
            <text:p>4371370</text:p>
          </table:table-cell>
          <table:table-cell office:value-type="string" calcext:value-type="string">
            <text:p>nrp</text:p>
          </table:table-cell>
          <table:table-cell office:value-type="float" office:value="0.412164331935477" calcext:value-type="float">
            <text:p>0.41</text:p>
          </table:table-cell>
          <table:table-cell office:value-type="string" calcext:value-type="string">
            <text:p>NP</text:p>
          </table:table-cell>
          <table:table-cell office:value-type="float" office:value="0.519006110154574" calcext:value-type="float">
            <text:p>0.52</text:p>
          </table:table-cell>
          <table:table-cell/>
          <table:table-cell office:value-type="string" calcext:value-type="string">
            <text:p>not annotat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GR_RS18910</text:p>
          </table:table-cell>
          <table:table-cell office:value-type="string" calcext:value-type="string">
            <text:p>Methyl</text:p>
          </table:table-cell>
          <table:table-cell office:value-type="string" calcext:value-type="string">
            <text:p>MNAEAKGGRSAQLKHTGLRPGWTTGACATAATTAAYTALLTGDFPDPVTITLPKGQSPAFALAVEELTAQGASAGVVKDAGDDPDVTHGALVRSTVRKLPPGSGVVFRAGPGVGTVTLPGLPLDVGEPAVNPVPRRLMREHVERVAAEHGGTGDVEVTVSVDHGEEIARSTWNGRLGILGGLSILGTTGVVVPYSCSAWIDSIRRGVDVARAAGLTHVAGCTGSTSERTVVAEYGLPDIALLDMGDFAGAVLKYVRRHPVDRLTVCGGFAKLSKLAAGHLDLHSARSQVDKPFLAALARTGGANEELASRIATANTGLEALRLCEAAGVPLGDLVAARAREEALSVLRGAPVAVDVLCVDRAGVVVGRG</text:p>
          </table:table-cell>
          <table:table-cell office:value-type="string" calcext:value-type="string">
            <text:p>cobalt-precorrin-5B (C(1))-methyltransferase</text:p>
          </table:table-cell>
          <table:table-cell office:value-type="float" office:value="4462950" calcext:value-type="float">
            <text:p>4462950</text:p>
          </table:table-cell>
          <table:table-cell office:value-type="float" office:value="4464059" calcext:value-type="float">
            <text:p>4464059</text:p>
          </table:table-cell>
          <table:table-cell office:value-type="string" calcext:value-type="string">
            <text:p>nrp</text:p>
          </table:table-cell>
          <table:table-cell office:value-type="float" office:value="0.377311637260365" calcext:value-type="float">
            <text:p>0.38</text:p>
          </table:table-cell>
          <table:table-cell office:value-type="string" calcext:value-type="string">
            <text:p>NP</text:p>
          </table:table-cell>
          <table:table-cell office:value-type="float" office:value="0.512377056519876" calcext:value-type="float">
            <text:p>0.51</text:p>
          </table:table-cell>
          <table:table-cell/>
          <table:table-cell office:value-type="string" calcext:value-type="string">
            <text:p>not annotat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GR_RS18920</text:p>
          </table:table-cell>
          <table:table-cell office:value-type="string" calcext:value-type="string">
            <text:p>Methyl</text:p>
          </table:table-cell>
          <table:table-cell office:value-type="string" calcext:value-type="string">
            <text:p>MSESSGGTGRLYGVGLGPGDPDLMTLRAVRAIGDADVIAYHSARHGRSIARSIAAAHLRPDHIEEALVYPVTTETTDHPGGYRGALEEFYEEAAARLATHLDAGRTVAVLAEGDPMFYGSYMHMHKRLADRYPTEVIPGVTSVSAAAARLGTPLVEGEEILTILPGTLPEEELTARLAATDTAVVMKLGRTFPAVRGAFEASGRLPEARYVERATMAGERTGDLADIDPESVPYFSVAVLPSRVDAPRPAPSASGEVVVVGTGPAGPLWLTPETRGALAAADAVIGYTTYLDRVPVRPGQARHGSDNKVESERAEFALDLARRGHRVAVVSGGDPGVFAMATAVLEVASQDAYADVPVRVLPGVTAANAAAARAGAPLGHDYATISLSDRLKPWEVIAERLRAAASADLVLALYNPGSRSRTWQVGKARDLLLEHRSPDTPVVLARDVGGPAESVRTVRLADVDPAEVDMRTLLIVGSSQTRWVRRGEDGGRGIVWTPRRYPEA</text:p>
          </table:table-cell>
          <table:table-cell office:value-type="string" calcext:value-type="string">
            <text:p>precorrin-2 C(20)-methyltransferase</text:p>
          </table:table-cell>
          <table:table-cell office:value-type="float" office:value="4464844" calcext:value-type="float">
            <text:p>4464844</text:p>
          </table:table-cell>
          <table:table-cell office:value-type="float" office:value="4466358" calcext:value-type="float">
            <text:p>4466358</text:p>
          </table:table-cell>
          <table:table-cell office:value-type="string" calcext:value-type="string">
            <text:p>ripp</text:p>
          </table:table-cell>
          <table:table-cell office:value-type="float" office:value="0.431656263269711" calcext:value-type="float">
            <text:p>0.43</text:p>
          </table:table-cell>
          <table:table-cell office:value-type="string" calcext:value-type="string">
            <text:p>non_NP</text:p>
          </table:table-cell>
          <table:table-cell office:value-type="float" office:value="0.471745679287595" calcext:value-type="float">
            <text:p>0.47</text:p>
          </table:table-cell>
          <table:table-cell/>
          <table:table-cell office:value-type="string" calcext:value-type="string">
            <text:p>not annotated</text:p>
          </table:table-cell>
          <table:table-cell/>
          <table:table-cell office:value-type="string" calcext:value-type="string">
            <text:p>close to RiPP-li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GR_RS19045</text:p>
          </table:table-cell>
          <table:table-cell office:value-type="string" calcext:value-type="string">
            <text:p>Methyl</text:p>
          </table:table-cell>
          <table:table-cell office:value-type="string" calcext:value-type="string">
            <text:p>MTNTTVEPDEATRLRNKVVDELRAGGDISSSEIEAVMRKVPRHAFIPDTPLDKAYDTYAAVITKTDEHGVQLSSVSAPQIQAMMLEQAQVKPGMRVLEIGSGGLNAAYLAELVGEHGEVVTVDIDPVVTERAHRLLNEHGYDRVRVLTADAAEPIPELGEVDVVMVTAGAWDIAPAWTAQLKQGGRLVVPLRMRGLTRSVAFTQIPGEHGPYLESVSALICGFVPMQGSTAHREELLLVNGTPEIGLKFDDGLPADPHRLDNVVTYPRHELWTGVVIGLSELIDTLQMAMAISLPGFCTMAVDEDLDTGLVAPVNRRFALAAVEDDTFAYLVTRRTEDNKHIEYGVHALGPNAEQFADQVADVLRDWEASRRGGPSPVIRVYPANTSDDQIPADRVIDKVHSRVSLSWPSA</text:p>
          </table:table-cell>
          <table:table-cell office:value-type="string" calcext:value-type="string">
            <text:p>methyltransferase, FxLD system</text:p>
          </table:table-cell>
          <table:table-cell office:value-type="float" office:value="4511018" calcext:value-type="float">
            <text:p>4511018</text:p>
          </table:table-cell>
          <table:table-cell office:value-type="float" office:value="4512253" calcext:value-type="float">
            <text:p>4512253</text:p>
          </table:table-cell>
          <table:table-cell office:value-type="string" calcext:value-type="string">
            <text:p>ripp</text:p>
          </table:table-cell>
          <table:table-cell office:value-type="float" office:value="0.514502354936882" calcext:value-type="float">
            <text:p>0.51</text:p>
          </table:table-cell>
          <table:table-cell office:value-type="string" calcext:value-type="string">
            <text:p>NP</text:p>
          </table:table-cell>
          <table:table-cell office:value-type="float" office:value="0.591876196030011" calcext:value-type="float">
            <text:p>0.59</text:p>
          </table:table-cell>
          <table:table-cell table:number-columns-repeated="2"/>
          <table:table-cell office:value-type="string" calcext:value-type="string">
            <text:p>Ripp li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GR_RS19340</text:p>
          </table:table-cell>
          <table:table-cell office:value-type="string" calcext:value-type="string">
            <text:p>Methyl</text:p>
          </table:table-cell>
          <table:table-cell office:value-type="string" calcext:value-type="string">
            <text:p>MSEQPLNPTSADAPADAASDPAPAGSTAADAPAAAPTGPATDVTADEAAALRAASFERARRLRMEPRFPGGPAADPAGSHHERRIRSFQPRRSRVTTGQQEALERLWPKWGLDIDGKRVLDLAELFDGLPVVLEIGFGMGEATAQMAADDPGTGILAVDVHTPGQGNLLGLADKAGSTNVRVANGDAVILLREMLAPESLDGLRVYFPDPWPKARHHKRRLIQPEFLDLVAPVLKPGAIVHCATDWEPYAEQMLEVLTAHPRFANTAADGGYAPRPAFRPLTRFEGQGLDKGHVVHDLLFARV</text:p>
          </table:table-cell>
          <table:table-cell office:value-type="string" calcext:value-type="string">
            <text:p>tRNA (guanosine(46)-N7)-methyltransferase TrmB</text:p>
          </table:table-cell>
          <table:table-cell office:value-type="float" office:value="4574666" calcext:value-type="float">
            <text:p>4574666</text:p>
          </table:table-cell>
          <table:table-cell office:value-type="float" office:value="4575577" calcext:value-type="float">
            <text:p>4575577</text:p>
          </table:table-cell>
          <table:table-cell office:value-type="string" calcext:value-type="string">
            <text:p>ripp</text:p>
          </table:table-cell>
          <table:table-cell office:value-type="float" office:value="0.425297828725891" calcext:value-type="float">
            <text:p>0.43</text:p>
          </table:table-cell>
          <table:table-cell office:value-type="string" calcext:value-type="string">
            <text:p>NP</text:p>
          </table:table-cell>
          <table:table-cell office:value-type="float" office:value="0.533564113192857" calcext:value-type="float">
            <text:p>0.53</text:p>
          </table:table-cell>
          <table:table-cell/>
          <table:table-cell office:value-type="string" calcext:value-type="string">
            <text:p>not annotated</text:p>
          </table:table-cell>
          <table:table-cell/>
          <table:table-cell office:value-type="string" calcext:value-type="string">
            <text:p>close to RiPP-li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GR_RS19855</text:p>
          </table:table-cell>
          <table:table-cell office:value-type="string" calcext:value-type="string">
            <text:p>Methyl</text:p>
          </table:table-cell>
          <table:table-cell office:value-type="string" calcext:value-type="string">
            <text:p>MTSSELWSRETADRYDGEEAENSSPAALEPTLAFLAGLAGEGRALEFAIGTGRVGVPLRARGVPVAGIELSEPMAAVLRRKAGADTLPVTIGDMATTVVPGEFTLVYLVYNTISNLLTQDEQVECFRNAARHLAPGGRFVIELAVPPLRFLPPGQVAVPFDVSDRHLGFDTFDLAEQMLVSHHFTRDGDDGRYRRGSSRHRYAWPAELDLMARIAGLKLERRVADWHGAPFTDDAEQHISVWRKPVT</text:p>
          </table:table-cell>
          <table:table-cell office:value-type="string" calcext:value-type="string">
            <text:p>class I SAM-dependent methyltransferase</text:p>
          </table:table-cell>
          <table:table-cell office:value-type="float" office:value="4684817" calcext:value-type="float">
            <text:p>4684817</text:p>
          </table:table-cell>
          <table:table-cell office:value-type="float" office:value="4685560" calcext:value-type="float">
            <text:p>4685560</text:p>
          </table:table-cell>
          <table:table-cell office:value-type="string" calcext:value-type="string">
            <text:p>pk</text:p>
          </table:table-cell>
          <table:table-cell office:value-type="float" office:value="0.344441386788995" calcext:value-type="float">
            <text:p>0.34</text:p>
          </table:table-cell>
          <table:table-cell office:value-type="string" calcext:value-type="string">
            <text:p>NP</text:p>
          </table:table-cell>
          <table:table-cell office:value-type="float" office:value="0.516479266520107" calcext:value-type="float">
            <text:p>0.52</text:p>
          </table:table-cell>
          <table:table-cell/>
          <table:table-cell office:value-type="string" calcext:value-type="string">
            <text:p>not annotat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GR_RS19945</text:p>
          </table:table-cell>
          <table:table-cell office:value-type="string" calcext:value-type="string">
            <text:p>Methyl</text:p>
          </table:table-cell>
          <table:table-cell office:value-type="string" calcext:value-type="string">
            <text:p>MAGNSQRRNRRTSNKKGMQVGSGGQRRRGLEGKGPTPPASARKGHKKNRVANAQAKQAAARRPAPRRGGVKGTSEMVVGRNPVYEALRDGVPATTLYVQQYIDNDERVRDALKLAGERGNINLMEAPRPELDRMTNGLNHQGLVLQVPPYEYAHPEDLTAAAYDNNEDPLIVALDGVTDPRNLGAIVRSVSAFGGHGVVVPERRAAGMTAGAWKSSAGTAARTPVSRVTNLTRALEGYQKAGLTVVGLAADGEHTVEDLEELAGPVVIVIGSEGKGLGRLVGETCDYRVRISMPGGAESLNAGVAAGIVLYEVARRRG</text:p>
          </table:table-cell>
          <table:table-cell office:value-type="string" calcext:value-type="string">
            <text:p>23S rRNA (guanosine(2251)-2'-O)-methyltransferase RlmB</text:p>
          </table:table-cell>
          <table:table-cell office:value-type="float" office:value="4705396" calcext:value-type="float">
            <text:p>4705396</text:p>
          </table:table-cell>
          <table:table-cell office:value-type="float" office:value="4706352" calcext:value-type="float">
            <text:p>4706352</text:p>
          </table:table-cell>
          <table:table-cell office:value-type="string" calcext:value-type="string">
            <text:p>ripp</text:p>
          </table:table-cell>
          <table:table-cell office:value-type="float" office:value="0.392844710448611" calcext:value-type="float">
            <text:p>0.39</text:p>
          </table:table-cell>
          <table:table-cell office:value-type="string" calcext:value-type="string">
            <text:p>NP</text:p>
          </table:table-cell>
          <table:table-cell office:value-type="float" office:value="0.610064906588986" calcext:value-type="float">
            <text:p>0.61</text:p>
          </table:table-cell>
          <table:table-cell/>
          <table:table-cell office:value-type="string" calcext:value-type="string">
            <text:p>not annotat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GR_RS20365</text:p>
          </table:table-cell>
          <table:table-cell office:value-type="string" calcext:value-type="string">
            <text:p>Methyl</text:p>
          </table:table-cell>
          <table:table-cell office:value-type="string" calcext:value-type="string">
            <text:p>MTDEWRGWREAAQAALYGDEGFYRSPSRSPRGPAGHFRTSVHASPLFAAAVARLLTGTARELGTGTVALVDVGSGRGELPTGVLAALDALPWRPDVTAYAVEVAARPPGLDPRIEWCAQPPEGVTGLLFANEWLDNVPAEVAEADPDGVPRYVRVRASDGAERLGEPVSGADLAWLERWWPLTAPGERAEIGRTRDAAWARAVGSLTAGLAVAVDYAHVRGARPPFGTLAGFRDGREVRPVPDGSCDLTAHVALDACAAAVAAAVPGAGAELTDQRAALRRLGVGGGRPPIGLAATDPAGYVRALASAGEAAELTARGGLGDFGWLLHRVGLPAPPP</text:p>
          </table:table-cell>
          <table:table-cell office:value-type="string" calcext:value-type="string">
            <text:p>SAM-dependent methyltransferase</text:p>
          </table:table-cell>
          <table:table-cell office:value-type="float" office:value="4796646" calcext:value-type="float">
            <text:p>4796646</text:p>
          </table:table-cell>
          <table:table-cell office:value-type="float" office:value="4797659" calcext:value-type="float">
            <text:p>4797659</text:p>
          </table:table-cell>
          <table:table-cell office:value-type="string" calcext:value-type="string">
            <text:p>ripp</text:p>
          </table:table-cell>
          <table:table-cell office:value-type="float" office:value="0.447652205497905" calcext:value-type="float">
            <text:p>0.45</text:p>
          </table:table-cell>
          <table:table-cell office:value-type="string" calcext:value-type="string">
            <text:p>NP</text:p>
          </table:table-cell>
          <table:table-cell office:value-type="float" office:value="0.529809947447768" calcext:value-type="float">
            <text:p>0.53</text:p>
          </table:table-cell>
          <table:table-cell/>
          <table:table-cell office:value-type="string" calcext:value-type="string">
            <text:p>not annotat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GR_RS20650</text:p>
          </table:table-cell>
          <table:table-cell office:value-type="string" calcext:value-type="string">
            <text:p>Methyl</text:p>
          </table:table-cell>
          <table:table-cell office:value-type="string" calcext:value-type="string">
            <text:p>MSPTGPAASDFPALSAQGQVTFLGAGPGDPGLLTLRAVEALASADVLVAEPDVLDVVRSHARAGVSTPELTVVDTSSTTVGVPVLRDAANLVMEAAKGGRRVVRAVAGDPGLDGEAGAEMLACAAAGVPFEVVPGIANAVGVPAYAGVPLRDAQGADVRFVDARTASDRCWSEVGASDATAVVSTTLDAVASAAGELVSAGRKPDTPLTVTIAGTTTRQRTWTATLGTIAQVLKQAKVLPSPEGHRPVIAVVGERSSAAQRDQLAWFESKPMFGWKVLVPRTKEQAASLSDQLRSYGAVPHEVPTIAVEPPRTPQQMERAVKGLVTGRYEWIAFTSVNAVKAVREKFEEYGLDARAFAGIKVAAVGEQTAAALVDFGVKPDLVPSGEQSAAGLLEDWPPYDPVFDPIDRVFLPRADIATETLVAGLIELGWEVDDVTAYRTVRASPPPADTREAIKGGGFDAVLFTSSSTVRNLVGIAGKPHNVTVIACIGPATAKTAEEHGLRVDVLSPEPSVHKLAEALAAFGAQRRDAAKEAGDPVTRPSERRPGARRRRTTT</text:p>
          </table:table-cell>
          <table:table-cell office:value-type="string" calcext:value-type="string">
            <text:p>bifunctional uroporphyrinogen-III C-methyltransferase/uroporphyrinogen-III synthase</text:p>
          </table:table-cell>
          <table:table-cell office:value-type="float" office:value="4862010" calcext:value-type="float">
            <text:p>4862010</text:p>
          </table:table-cell>
          <table:table-cell office:value-type="float" office:value="4863680" calcext:value-type="float">
            <text:p>4863680</text:p>
          </table:table-cell>
          <table:table-cell office:value-type="string" calcext:value-type="string">
            <text:p>nrp</text:p>
          </table:table-cell>
          <table:table-cell office:value-type="float" office:value="0.368750341732083" calcext:value-type="float">
            <text:p>0.37</text:p>
          </table:table-cell>
          <table:table-cell office:value-type="string" calcext:value-type="string">
            <text:p>NP</text:p>
          </table:table-cell>
          <table:table-cell office:value-type="float" office:value="0.612320342592825" calcext:value-type="float">
            <text:p>0.61</text:p>
          </table:table-cell>
          <table:table-cell/>
          <table:table-cell office:value-type="string" calcext:value-type="string">
            <text:p>not annotat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GR_RS21600</text:p>
          </table:table-cell>
          <table:table-cell office:value-type="string" calcext:value-type="string">
            <text:p>Methyl</text:p>
          </table:table-cell>
          <table:table-cell office:value-type="string" calcext:value-type="string">
            <text:p>MADVTGTTGTLVLAGTPIGDVADAPPRLAAELERADVVAAEDTRRLRRLTQALGIHTSGRVVSYFEGNESARTPELVEALTGGARVLLVTDAGMPSVSDPGYRLVAAAVEQDIRVTAVPGPSAVLTALALSGLPVDRFCFEGFLPRKAGERLSKLREVGDERRTMVFFEAPHRLDDTLAAMAEVFGAERRAAVCRELTKTYEEVKRGPLGELAVWAEDGVRGEITVVVEGAADSGPGDLDAEELVRRVRVREEAGERRKEAIAAVAAAAGLPKREVFDAVVAAKNAEENAEKGT</text:p>
          </table:table-cell>
          <table:table-cell office:value-type="string" calcext:value-type="string">
            <text:p>16S rRNA (cytidine(1402)-2'-O)-methyltransferase</text:p>
          </table:table-cell>
          <table:table-cell office:value-type="float" office:value="5080777" calcext:value-type="float">
            <text:p>5080777</text:p>
          </table:table-cell>
          <table:table-cell office:value-type="float" office:value="5081661" calcext:value-type="float">
            <text:p>5081661</text:p>
          </table:table-cell>
          <table:table-cell office:value-type="string" calcext:value-type="string">
            <text:p>pk</text:p>
          </table:table-cell>
          <table:table-cell office:value-type="float" office:value="0.399096069177797" calcext:value-type="float">
            <text:p>0.40</text:p>
          </table:table-cell>
          <table:table-cell office:value-type="string" calcext:value-type="string">
            <text:p>NP</text:p>
          </table:table-cell>
          <table:table-cell office:value-type="float" office:value="0.513201989390412" calcext:value-type="float">
            <text:p>0.51</text:p>
          </table:table-cell>
          <table:table-cell/>
          <table:table-cell office:value-type="string" calcext:value-type="string">
            <text:p>not annotated</text:p>
          </table:table-cell>
          <table:table-cell/>
          <table:table-cell office:value-type="string" calcext:value-type="string">
            <text:p>close to PK-li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GR_RS21640</text:p>
          </table:table-cell>
          <table:table-cell office:value-type="string" calcext:value-type="string">
            <text:p>Methyl</text:p>
          </table:table-cell>
          <table:table-cell office:value-type="string" calcext:value-type="string">
            <text:p>MSSTEPDALLGPADIRDLAATLGVRPTKQRGQNFVIDANTVRRIVRTAEVRPDDTVVEVGPGLGSLTLALLEAADRVVAVEIDDVLAAALPATVQARMPERADRFALVHSDAMLVTELPGPAPTALVANLPYNVAVPVLLTMLERFPSIERTLVMVQSEVADRLAARPGNKVYGVPSVKANWYADVKRAGAIGRNVFWPAPNVDSGLVSLVRRTEPIATTASRAEVFAVVDAAFAQRRKTLRAALSGWAGSAPAAEAALVAAGISPQARGEALTVEEFAAIAEHKPEVSSL</text:p>
          </table:table-cell>
          <table:table-cell office:value-type="string" calcext:value-type="string">
            <text:p>16S rRNA (adenine(1518)-N(6)/adenine(1519)-N(6))- dimethyltransferase RsmA</text:p>
          </table:table-cell>
          <table:table-cell office:value-type="float" office:value="5088993" calcext:value-type="float">
            <text:p>5088993</text:p>
          </table:table-cell>
          <table:table-cell office:value-type="float" office:value="5089868" calcext:value-type="float">
            <text:p>5089868</text:p>
          </table:table-cell>
          <table:table-cell office:value-type="string" calcext:value-type="string">
            <text:p>nrp</text:p>
          </table:table-cell>
          <table:table-cell office:value-type="float" office:value="0.507047733009669" calcext:value-type="float">
            <text:p>0.51</text:p>
          </table:table-cell>
          <table:table-cell office:value-type="string" calcext:value-type="string">
            <text:p>NP</text:p>
          </table:table-cell>
          <table:table-cell office:value-type="float" office:value="0.510700003305545" calcext:value-type="float">
            <text:p>0.51</text:p>
          </table:table-cell>
          <table:table-cell/>
          <table:table-cell office:value-type="string" calcext:value-type="string">
            <text:p>not annotat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GR_RS21735</text:p>
          </table:table-cell>
          <table:table-cell office:value-type="string" calcext:value-type="string">
            <text:p>Methyl</text:p>
          </table:table-cell>
          <table:table-cell office:value-type="string" calcext:value-type="string">
            <text:p>MTAPHQPSWDPQQYLRHADHRTRPFHDLLAHVGDLPGHPAPRIADLGCGAGNVTALLADRWPDARITGYDTSRAMLAEAAAHARPPLLDFAEADAATWTPTETYGLIVSTSALQWIPGHAEHFPRWLDALAPGGTLAFQVPGNFTAPSHTLLARLRESDRWRPLLHGVGDRTASVLDPVDYLTRLRGLGCTADVWETTYLQTLHGDDAVLDWVKGTALRPVLTALADDPAARDAFLTAYRDLLREAYPPGPYGTVFPFRRIFAVARKEKP</text:p>
          </table:table-cell>
          <table:table-cell office:value-type="string" calcext:value-type="string">
            <text:p>trans-aconitate 2-methyltransferase</text:p>
          </table:table-cell>
          <table:table-cell office:value-type="float" office:value="5111727" calcext:value-type="float">
            <text:p>5111727</text:p>
          </table:table-cell>
          <table:table-cell office:value-type="float" office:value="5112539" calcext:value-type="float">
            <text:p>5112539</text:p>
          </table:table-cell>
          <table:table-cell office:value-type="string" calcext:value-type="string">
            <text:p>nrp</text:p>
          </table:table-cell>
          <table:table-cell office:value-type="float" office:value="0.39347132925353" calcext:value-type="float">
            <text:p>0.39</text:p>
          </table:table-cell>
          <table:table-cell office:value-type="string" calcext:value-type="string">
            <text:p>NP</text:p>
          </table:table-cell>
          <table:table-cell office:value-type="float" office:value="0.561221116713648" calcext:value-type="float">
            <text:p>0.56</text:p>
          </table:table-cell>
          <table:table-cell/>
          <table:table-cell office:value-type="string" calcext:value-type="string">
            <text:p>not annotat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GR_RS22590</text:p>
          </table:table-cell>
          <table:table-cell office:value-type="string" calcext:value-type="string">
            <text:p>Methyl</text:p>
          </table:table-cell>
          <table:table-cell office:value-type="string" calcext:value-type="string">
            <text:p>MHRSAYEQMELCVKEYLPVEGPASRDGSGGSGVYRVVDLGSRVSGKQTRTHRALLAGHPVDYFGVDVQDGPNVDAVMKKPYRIPARSNSADVVLSGQAFEHIPFFWASMLEIARILKPGGHAFITAPSRGHVHDAQDCWRYYPDGFRALAAHSRLELREAYTDFPPRKGIWHDYRAIDRTAAYWGDSVGVFRKPARYPRLTMFAVRELAVWWANRVGGVDGVPLPRPLDGREACGRPAAVPAREPSLEQDPPRSMAG</text:p>
          </table:table-cell>
          <table:table-cell office:value-type="string" calcext:value-type="string">
            <text:p>methyltransferase domain-containing protein</text:p>
          </table:table-cell>
          <table:table-cell office:value-type="float" office:value="5329925" calcext:value-type="float">
            <text:p>5329925</text:p>
          </table:table-cell>
          <table:table-cell office:value-type="float" office:value="5330698" calcext:value-type="float">
            <text:p>5330698</text:p>
          </table:table-cell>
          <table:table-cell office:value-type="string" calcext:value-type="string">
            <text:p>ripp</text:p>
          </table:table-cell>
          <table:table-cell office:value-type="float" office:value="0.417128507463465" calcext:value-type="float">
            <text:p>0.42</text:p>
          </table:table-cell>
          <table:table-cell office:value-type="string" calcext:value-type="string">
            <text:p>non_NP</text:p>
          </table:table-cell>
          <table:table-cell office:value-type="float" office:value="0.46024685963664" calcext:value-type="float">
            <text:p>0.46</text:p>
          </table:table-cell>
          <table:table-cell/>
          <table:table-cell office:value-type="string" calcext:value-type="string">
            <text:p>not annotat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GR_RS22595</text:p>
          </table:table-cell>
          <table:table-cell office:value-type="string" calcext:value-type="string">
            <text:p>Methyl</text:p>
          </table:table-cell>
          <table:table-cell office:value-type="string" calcext:value-type="string">
            <text:p>MRRKPRVLSRGMAWRNAVNGVLQQLTGYQLRRVTVPAARTAPAPDPAAAPASAAAPKPQAKKPAPGFPADYDDEAKDIIRAVKPYSMTSPERLNAFILATRHIVRHDIPGDIVECGVWRGGSMQACARTLLSVGETERDLYLFDTYEGMTPPTAEDLRRDGRPAQELLDAQGKDRPIWAVASLEDVRAGFDGVPYPKERVHYVRGRVEDTVPEQAPEQISILRLDTDWYASTKHELEHLYDRLVPGGVLLIDDYGYWQGSRQAVDEFLDKTGERLLLLRMDEGRIAVKP</text:p>
          </table:table-cell>
          <table:table-cell office:value-type="string" calcext:value-type="string">
            <text:p>class I SAM-dependent methyltransferase</text:p>
          </table:table-cell>
          <table:table-cell office:value-type="float" office:value="5330710" calcext:value-type="float">
            <text:p>5330710</text:p>
          </table:table-cell>
          <table:table-cell office:value-type="float" office:value="5331579" calcext:value-type="float">
            <text:p>5331579</text:p>
          </table:table-cell>
          <table:table-cell office:value-type="string" calcext:value-type="string">
            <text:p>nrp</text:p>
          </table:table-cell>
          <table:table-cell office:value-type="float" office:value="0.52949480884381" calcext:value-type="float">
            <text:p>0.53</text:p>
          </table:table-cell>
          <table:table-cell office:value-type="string" calcext:value-type="string">
            <text:p>NP</text:p>
          </table:table-cell>
          <table:table-cell office:value-type="float" office:value="0.587610749976719" calcext:value-type="float">
            <text:p>0.59</text:p>
          </table:table-cell>
          <table:table-cell/>
          <table:table-cell office:value-type="string" calcext:value-type="string">
            <text:p>not annotat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GR_RS23260</text:p>
          </table:table-cell>
          <table:table-cell office:value-type="string" calcext:value-type="string">
            <text:p>Methyl</text:p>
          </table:table-cell>
          <table:table-cell office:value-type="string" calcext:value-type="string">
            <text:p>MTHPSPPSLPSAKFGIVDLFAGPGGLDIAATIMKDEGVESIGVEWDDATRATRAAAGLLTTDVKDVAELGPCDPSVVEATVLTGGPPCQSFSVAGSRKGHQALDDVLRLATRLADHEDEASFDAAWKEVKSETDAMSDDRTGFVLQPLRWIMEAKLKRGRPYEVVVLEQVQTVMPVWQHFVKILRRTGYAAEAHMLHTEDFGVPQTRRRAVLIAQFDPENVHRKVRFPEATHQRYRKGAERLPPTHDHEDGALFRTSHGGDDVEPWVSMGDALQATRTSEFVMVSNYGSGGDPKNRGRRESGEPAPTITGKVRRNRLYHLRKDASGEIVIRSEDELDRLSAQEAGLLQSFPAAYPWRSTDVAQQIGNAIPPRLSLHILSMALLREPPQEKWYRLLKEWRPQEEPTLSSAPPVAVRRPTPPQTSAPVSSSASVRPRTGASAKSSAK</text:p>
          </table:table-cell>
          <table:table-cell office:value-type="string" calcext:value-type="string">
            <text:p>DNA cytosine methyltransferase</text:p>
          </table:table-cell>
          <table:table-cell office:value-type="float" office:value="5491782" calcext:value-type="float">
            <text:p>5491782</text:p>
          </table:table-cell>
          <table:table-cell office:value-type="float" office:value="5493119" calcext:value-type="float">
            <text:p>5493119</text:p>
          </table:table-cell>
          <table:table-cell office:value-type="string" calcext:value-type="string">
            <text:p>ripp</text:p>
          </table:table-cell>
          <table:table-cell office:value-type="float" office:value="0.414953755338574" calcext:value-type="float">
            <text:p>0.41</text:p>
          </table:table-cell>
          <table:table-cell office:value-type="string" calcext:value-type="string">
            <text:p>NP</text:p>
          </table:table-cell>
          <table:table-cell office:value-type="float" office:value="0.626320811455596" calcext:value-type="float">
            <text:p>0.63</text:p>
          </table:table-cell>
          <table:table-cell/>
          <table:table-cell office:value-type="string" calcext:value-type="string">
            <text:p>not annotat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GR_RS23265</text:p>
          </table:table-cell>
          <table:table-cell office:value-type="string" calcext:value-type="string">
            <text:p>Methyl</text:p>
          </table:table-cell>
          <table:table-cell office:value-type="string" calcext:value-type="string">
            <text:p>MNKLRFVDVCAGAGGLALGFEKAGFEPVLLLDKKRIACETLRMNRPTWNVLEADLLDFDPAEHRQTYDVDLLSAGLPRVKSNATVARIETEEEQRLLEASVLLAHAVQPRALVIENVPGLVDSPKFESIRDFIRKELEHLGYRFRWFVLNAADFGVPQDRKQGVLVALKDRYFDAFVPPAPTVTEHLPVGPALRSSVGARGWPGADAWAAQAISVAPTLVGGSDNRGGADLGPTGSKKAWARMRVNGGTVADEVPGPNDDVSGLIKLTDAQAAILQAFPQEWRFAGKKTARYRQIGHASPPPVGTALGRAVATALKG</text:p>
          </table:table-cell>
          <table:table-cell office:value-type="string" calcext:value-type="string">
            <text:p>DNA cytosine methyltransferase</text:p>
          </table:table-cell>
          <table:table-cell office:value-type="float" office:value="5493189" calcext:value-type="float">
            <text:p>5493189</text:p>
          </table:table-cell>
          <table:table-cell office:value-type="float" office:value="5494142" calcext:value-type="float">
            <text:p>5494142</text:p>
          </table:table-cell>
          <table:table-cell office:value-type="string" calcext:value-type="string">
            <text:p>ripp</text:p>
          </table:table-cell>
          <table:table-cell office:value-type="float" office:value="0.420055608817181" calcext:value-type="float">
            <text:p>0.42</text:p>
          </table:table-cell>
          <table:table-cell office:value-type="string" calcext:value-type="string">
            <text:p>non_NP</text:p>
          </table:table-cell>
          <table:table-cell office:value-type="float" office:value="0.435933283455538" calcext:value-type="float">
            <text:p>0.44</text:p>
          </table:table-cell>
          <table:table-cell/>
          <table:table-cell office:value-type="string" calcext:value-type="string">
            <text:p>not annotat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GR_RS23815</text:p>
          </table:table-cell>
          <table:table-cell office:value-type="string" calcext:value-type="string">
            <text:p>Methyl</text:p>
          </table:table-cell>
          <table:table-cell office:value-type="string" calcext:value-type="string">
            <text:p>MAHGHQHQHQHQHQHEHAAHARGSDATPNGLPEILDLDAALFAPHLTALTGRIACLAGDDVRSVVDLGSGTGTGTFALLERFPTARVTAVDSSPEMLERLASAARDRGLGDRVRTLEADAGAGLPGVADADLVWASASLHHLDDPATALAGIRAALRPGGLLAVAEVDGMPTFLPEDGEPGALERRCREALDGLHAERLPHRGADWGSLLTAAGFSVEQERAEPWELRAPLPEGAGRYAYLVFERVRDSLVGRISPEDLAALDRLVDGGPEDVRHRDDLVVRSMRETWMARRPV</text:p>
          </table:table-cell>
          <table:table-cell office:value-type="string" calcext:value-type="string">
            <text:p>class I SAM-dependent methyltransferase</text:p>
          </table:table-cell>
          <table:table-cell office:value-type="float" office:value="5617646" calcext:value-type="float">
            <text:p>5617646</text:p>
          </table:table-cell>
          <table:table-cell office:value-type="float" office:value="5618530" calcext:value-type="float">
            <text:p>5618530</text:p>
          </table:table-cell>
          <table:table-cell office:value-type="string" calcext:value-type="string">
            <text:p>nrp</text:p>
          </table:table-cell>
          <table:table-cell office:value-type="float" office:value="0.466072752628771" calcext:value-type="float">
            <text:p>0.47</text:p>
          </table:table-cell>
          <table:table-cell office:value-type="string" calcext:value-type="string">
            <text:p>non_NP</text:p>
          </table:table-cell>
          <table:table-cell office:value-type="float" office:value="0.436294776664245" calcext:value-type="float">
            <text:p>0.44</text:p>
          </table:table-cell>
          <table:table-cell/>
          <table:table-cell office:value-type="string" calcext:value-type="string">
            <text:p>not annotat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GR_RS24050</text:p>
          </table:table-cell>
          <table:table-cell office:value-type="string" calcext:value-type="string">
            <text:p>Methyl</text:p>
          </table:table-cell>
          <table:table-cell office:value-type="string" calcext:value-type="string">
            <text:p>MHRNVSTTDDVLALLDGLFAPEADRWTAGGASWWDAFYADRSREVPFFAEKPDENLDAHLRQGRIAPGRALELGCGPGRNALRLAALGFDVDAVDLSPEALAWARERADEAGAGTIRFHHGDAFALTAAGAALAGPYDLIYDSGCFHHLPPHRRISYLALLERCLAPGGHFALTCFAAGEGGMGSELPDAELYLTGGLHGGLAYTDDELRHVFSGLTEIELRRMNDEAPESPVFGEPFLWTALFRAPARS</text:p>
          </table:table-cell>
          <table:table-cell office:value-type="string" calcext:value-type="string">
            <text:p>class I SAM-dependent methyltransferase</text:p>
          </table:table-cell>
          <table:table-cell office:value-type="float" office:value="5683711" calcext:value-type="float">
            <text:p>5683711</text:p>
          </table:table-cell>
          <table:table-cell office:value-type="float" office:value="5684463" calcext:value-type="float">
            <text:p>5684463</text:p>
          </table:table-cell>
          <table:table-cell office:value-type="string" calcext:value-type="string">
            <text:p>nrp</text:p>
          </table:table-cell>
          <table:table-cell office:value-type="float" office:value="0.374172098755327" calcext:value-type="float">
            <text:p>0.37</text:p>
          </table:table-cell>
          <table:table-cell office:value-type="string" calcext:value-type="string">
            <text:p>NP</text:p>
          </table:table-cell>
          <table:table-cell office:value-type="float" office:value="0.519371189980806" calcext:value-type="float">
            <text:p>0.52</text:p>
          </table:table-cell>
          <table:table-cell/>
          <table:table-cell office:value-type="string" calcext:value-type="string">
            <text:p>not annotat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GR_RS24205</text:p>
          </table:table-cell>
          <table:table-cell office:value-type="string" calcext:value-type="string">
            <text:p>Methyl</text:p>
          </table:table-cell>
          <table:table-cell office:value-type="string" calcext:value-type="string">
            <text:p>MGAHRRGPSPPDAEVDAAREALVREIAARGEFTDPAWRRAFAEVPRHLFVPFFYVHGIRGFERLWGEDPDPERRSRWLRGVYADGALATRLKDGELVSSSSQPSLMALMLDALGLRDGHTVLEIGTGPGYNAALLAHRLGDSAVTSVDLDPEITESARGHLAAAGYHPTVVTGDGARGCPRHAPYDRIIATCTLPSVPEAWPEQCRPGARILAPLATGLVLLRVRAAEDGPRAEGHFLPTPAYFVPLRGALPGPGGPPHPGGLPRRVAGDDLFRFLLTLTAGALDPHEALALWEREERPRRERYGITVGHGRQWAWLDDPQGPYTWPLAAG</text:p>
          </table:table-cell>
          <table:table-cell office:value-type="string" calcext:value-type="string">
            <text:p>methyltransferase domain-containing protein</text:p>
          </table:table-cell>
          <table:table-cell office:value-type="float" office:value="5723762" calcext:value-type="float">
            <text:p>5723762</text:p>
          </table:table-cell>
          <table:table-cell office:value-type="float" office:value="5724757" calcext:value-type="float">
            <text:p>5724757</text:p>
          </table:table-cell>
          <table:table-cell office:value-type="string" calcext:value-type="string">
            <text:p>ripp</text:p>
          </table:table-cell>
          <table:table-cell office:value-type="float" office:value="0.597948519017252" calcext:value-type="float">
            <text:p>0.60</text:p>
          </table:table-cell>
          <table:table-cell office:value-type="string" calcext:value-type="string">
            <text:p>NP</text:p>
          </table:table-cell>
          <table:table-cell office:value-type="float" office:value="0.565215429376422" calcext:value-type="float">
            <text:p>0.57</text:p>
          </table:table-cell>
          <table:table-cell/>
          <table:table-cell office:value-type="string" calcext:value-type="string">
            <text:p>not annotat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GR_RS24900</text:p>
          </table:table-cell>
          <table:table-cell office:value-type="string" calcext:value-type="string">
            <text:p>Methyl</text:p>
          </table:table-cell>
          <table:table-cell office:value-type="string" calcext:value-type="string">
            <text:p>MTAPVFVVERMPTGPEFVLEGPEGRHAVSVKRLQPGEDVVLTDGLGHWAEGVVRAAEGKDRLTVTGLGVHEEPAPDPRITVVQALPKGDRGELAVETMTETGVDAIVPWQAARCITQWRGDRGAKALSKWRSTAREAGKQSRRVRFPEVAEAMTTRQVAALLAAADFAAVLHEDRDHDSTPLATAELPAGGSIVLVVGPEGGVSPQELAAFAEAGARPYRLGRSVLRTSTAGTAATALLLGRTGRWG</text:p>
          </table:table-cell>
          <table:table-cell office:value-type="string" calcext:value-type="string">
            <text:p>16S rRNA (uracil(1498)-N(3))-methyltransferase</text:p>
          </table:table-cell>
          <table:table-cell office:value-type="float" office:value="5898398" calcext:value-type="float">
            <text:p>5898398</text:p>
          </table:table-cell>
          <table:table-cell office:value-type="float" office:value="5899141" calcext:value-type="float">
            <text:p>5899141</text:p>
          </table:table-cell>
          <table:table-cell office:value-type="string" calcext:value-type="string">
            <text:p>ripp</text:p>
          </table:table-cell>
          <table:table-cell office:value-type="float" office:value="0.452489836966603" calcext:value-type="float">
            <text:p>0.45</text:p>
          </table:table-cell>
          <table:table-cell office:value-type="string" calcext:value-type="string">
            <text:p>NP</text:p>
          </table:table-cell>
          <table:table-cell office:value-type="float" office:value="0.547526071577299" calcext:value-type="float">
            <text:p>0.55</text:p>
          </table:table-cell>
          <table:table-cell/>
          <table:table-cell office:value-type="string" calcext:value-type="string">
            <text:p>not annotat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GR_RS25125</text:p>
          </table:table-cell>
          <table:table-cell office:value-type="string" calcext:value-type="string">
            <text:p>Methyl</text:p>
          </table:table-cell>
          <table:table-cell office:value-type="string" calcext:value-type="string">
            <text:p>MLDYDDEARHYDASRGGEPRARAAAEALERLLPHGPCTVLDLACGTGIVTERLRRPGRTVLGVDRSPGMLGLAARRVPGGVVRGDGARLPFASDAVDAVVIVWLLHLLPDPVPVLSEAVRVLRPGGVLVTTVDKNDAYFAEDSDIAEVTADLRRRYAPRVPDRSDRLLRLAAERGLEAAGRTRFPGTGQGRSPRSWREVIEAGSISWCTHAPRDEVADVCRRLAALPDQDVPRPDPLYHLVALTS</text:p>
          </table:table-cell>
          <table:table-cell office:value-type="string" calcext:value-type="string">
            <text:p>class I SAM-dependent methyltransferase</text:p>
          </table:table-cell>
          <table:table-cell office:value-type="float" office:value="5936478" calcext:value-type="float">
            <text:p>5936478</text:p>
          </table:table-cell>
          <table:table-cell office:value-type="float" office:value="5937215" calcext:value-type="float">
            <text:p>5937215</text:p>
          </table:table-cell>
          <table:table-cell office:value-type="string" calcext:value-type="string">
            <text:p>nrp</text:p>
          </table:table-cell>
          <table:table-cell office:value-type="float" office:value="0.435306445355087" calcext:value-type="float">
            <text:p>0.44</text:p>
          </table:table-cell>
          <table:table-cell office:value-type="string" calcext:value-type="string">
            <text:p>non_NP</text:p>
          </table:table-cell>
          <table:table-cell office:value-type="float" office:value="0.46656186732423" calcext:value-type="float">
            <text:p>0.47</text:p>
          </table:table-cell>
          <table:table-cell/>
          <table:table-cell office:value-type="string" calcext:value-type="string">
            <text:p>not annotat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GR_RS25640</text:p>
          </table:table-cell>
          <table:table-cell office:value-type="string" calcext:value-type="string">
            <text:p>Methyl</text:p>
          </table:table-cell>
          <table:table-cell office:value-type="string" calcext:value-type="string">
            <text:p>MTKGNDTTITAELYAYMLAHNPPLDPVQRELVDTTYARFPDHAGMQSAEEQAPLLAFLVRLVGARHVVEVGTFTGFSALAMAQALPADGTLIACDISEEWTAYGKEAWEKAGVADRIDLRIAPALDTLRALPAEPHIDFAYLDADKGGYIAYWEELVPRMRPGGLIATDNVLFHGGVTDPEATGPAAAIKEFNDHVSADARMDSVLLTVSDGLTLSRKK</text:p>
          </table:table-cell>
          <table:table-cell office:value-type="string" calcext:value-type="string">
            <text:p>class I SAM-dependent methyltransferase</text:p>
          </table:table-cell>
          <table:table-cell office:value-type="float" office:value="6058924" calcext:value-type="float">
            <text:p>6058924</text:p>
          </table:table-cell>
          <table:table-cell office:value-type="float" office:value="6059583" calcext:value-type="float">
            <text:p>6059583</text:p>
          </table:table-cell>
          <table:table-cell office:value-type="string" calcext:value-type="string">
            <text:p>nrp</text:p>
          </table:table-cell>
          <table:table-cell office:value-type="float" office:value="0.377311547561222" calcext:value-type="float">
            <text:p>0.38</text:p>
          </table:table-cell>
          <table:table-cell office:value-type="string" calcext:value-type="string">
            <text:p>NP</text:p>
          </table:table-cell>
          <table:table-cell office:value-type="float" office:value="0.545758028473557" calcext:value-type="float">
            <text:p>0.55</text:p>
          </table:table-cell>
          <table:table-cell/>
          <table:table-cell office:value-type="string" calcext:value-type="string">
            <text:p>not annotat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GR_RS25875</text:p>
          </table:table-cell>
          <table:table-cell office:value-type="string" calcext:value-type="string">
            <text:p>Methyl</text:p>
          </table:table-cell>
          <table:table-cell office:value-type="string" calcext:value-type="string">
            <text:p>MLTVDFTRFPLAAGDRVLDLGCGAGRHAFECYRRGARVVALDRNAEEIREVAKWFAAMKEAGEAPEGATATAMEGDALNLPFPDDSFDVVIISEVMEHIPDDKGVLAEMVRVLRPGGRIAITVPRYGPEKVCWTLSDAYHEVEGGHIRIYKADQLLARIREAGLKPYGTHHAHALHSPYWWLKCAFGVDNDKALPVRAYHKLLVWDIMKKPLATRVAEQLLNPVVGKSFVAYATKPHLPKAEA</text:p>
          </table:table-cell>
          <table:table-cell office:value-type="string" calcext:value-type="string">
            <text:p>class I SAM-dependent methyltransferase</text:p>
          </table:table-cell>
          <table:table-cell office:value-type="float" office:value="6106797" calcext:value-type="float">
            <text:p>6106797</text:p>
          </table:table-cell>
          <table:table-cell office:value-type="float" office:value="6107528" calcext:value-type="float">
            <text:p>6107528</text:p>
          </table:table-cell>
          <table:table-cell office:value-type="string" calcext:value-type="string">
            <text:p>ripp</text:p>
          </table:table-cell>
          <table:table-cell office:value-type="float" office:value="0.428981596302385" calcext:value-type="float">
            <text:p>0.43</text:p>
          </table:table-cell>
          <table:table-cell office:value-type="string" calcext:value-type="string">
            <text:p>non_NP</text:p>
          </table:table-cell>
          <table:table-cell office:value-type="float" office:value="0.451340352893204" calcext:value-type="float">
            <text:p>0.45</text:p>
          </table:table-cell>
          <table:table-cell/>
          <table:table-cell office:value-type="string" calcext:value-type="string">
            <text:p>not annotat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GR_RS25915</text:p>
          </table:table-cell>
          <table:table-cell office:value-type="string" calcext:value-type="string">
            <text:p>Methyl</text:p>
          </table:table-cell>
          <table:table-cell office:value-type="string" calcext:value-type="string">
            <text:p>MPVHEGLALYAAATGAATLGLPLLEVGTYCGRSTLLLADAARSAGVAALTVDHHRGSEEQQPGWEYHDPSVVDPEVGLMDTLPTFRRTLRRAGLEDHVVALVGRSPQVAAVWAGPLGLVFIDGGHTDEHANADYEGWAPHIAEGGLLVIHDVFPDPADGGQAPYRVHLRALASGAFTEVSVTDSLRVLRRTGGGI</text:p>
          </table:table-cell>
          <table:table-cell office:value-type="string" calcext:value-type="string">
            <text:p>class I SAM-dependent methyltransferase</text:p>
          </table:table-cell>
          <table:table-cell office:value-type="float" office:value="6113751" calcext:value-type="float">
            <text:p>6113751</text:p>
          </table:table-cell>
          <table:table-cell office:value-type="float" office:value="6114338" calcext:value-type="float">
            <text:p>6114338</text:p>
          </table:table-cell>
          <table:table-cell office:value-type="string" calcext:value-type="string">
            <text:p>nrp</text:p>
          </table:table-cell>
          <table:table-cell office:value-type="float" office:value="0.483294968469273" calcext:value-type="float">
            <text:p>0.48</text:p>
          </table:table-cell>
          <table:table-cell office:value-type="string" calcext:value-type="string">
            <text:p>non_NP</text:p>
          </table:table-cell>
          <table:table-cell office:value-type="float" office:value="0.463367825939734" calcext:value-type="float">
            <text:p>0.46</text:p>
          </table:table-cell>
          <table:table-cell/>
          <table:table-cell office:value-type="string" calcext:value-type="string">
            <text:p>not annotat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GR_RS26095</text:p>
          </table:table-cell>
          <table:table-cell office:value-type="string" calcext:value-type="string">
            <text:p>Methyl</text:p>
          </table:table-cell>
          <table:table-cell office:value-type="string" calcext:value-type="string">
            <text:p>MNATLPTAQSLRAALAGLLDGLPPRQAAQAVDRLIASYRGETPTDAPILRDRSDVAAYAAYRMPATYEAVRSALGALAEAAPGWTPAGHTDVGGGTGAACWAVAGVWESPATTVLDWAEPALALGRELAEASGVPGLRAARWEKARIGAALELAPVDLVTVSYVLKELTAGARAELVDAVAAAGQAVVIVEPGTPDGYARIIEARDRLIAAGLDIAAPCPHSGACPITPGADWCHFSARVSRSSLHRQVKGGSLSHEDEKFSYVVATRFPTGPAPARVTRRPQIRKGLVQLELCTRDEGLARSTVTKRHGELYRAARDVAWGDPWPPEGTAG</text:p>
          </table:table-cell>
          <table:table-cell office:value-type="string" calcext:value-type="string">
            <text:p>rRNA methyltransferase</text:p>
          </table:table-cell>
          <table:table-cell office:value-type="float" office:value="6156324" calcext:value-type="float">
            <text:p>6156324</text:p>
          </table:table-cell>
          <table:table-cell office:value-type="float" office:value="6157322" calcext:value-type="float">
            <text:p>6157322</text:p>
          </table:table-cell>
          <table:table-cell office:value-type="string" calcext:value-type="string">
            <text:p>ripp</text:p>
          </table:table-cell>
          <table:table-cell office:value-type="float" office:value="0.426580639974452" calcext:value-type="float">
            <text:p>0.43</text:p>
          </table:table-cell>
          <table:table-cell office:value-type="string" calcext:value-type="string">
            <text:p>non_NP</text:p>
          </table:table-cell>
          <table:table-cell office:value-type="float" office:value="0.470150277656319" calcext:value-type="float">
            <text:p>0.47</text:p>
          </table:table-cell>
          <table:table-cell/>
          <table:table-cell office:value-type="string" calcext:value-type="string">
            <text:p>not annotat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GR_RS26200</text:p>
          </table:table-cell>
          <table:table-cell office:value-type="string" calcext:value-type="string">
            <text:p>Methyl</text:p>
          </table:table-cell>
          <table:table-cell office:value-type="string" calcext:value-type="string">
            <text:p>MSLQAAQNPPSPTGATASPTGTSSPAGASADSSKALYGGKSTRRITVHDIAAATERGEKWPMLTAYDAMTASVFDEAGIPVMLVGDSMGNCHLGYETTVPVTMDEIALLSAAVVRGTKRALVVADLPFGSYQEGPVQALRNATRLIKEAGVGAVKLEGGERSHEQIRLLVEAGIPVMGHIGLTPQSVNAMGYRVQGRGEEAAQQLLRDAKAVQDAGAFAVVLELVPAELADEVTRTLHIPTVGIGAGSGTDAQVLVYTDMVGLTGGKVPRFTKQYANLRQVLGDAAKEFADEVVGGTFPAPEHTFH</text:p>
          </table:table-cell>
          <table:table-cell office:value-type="string" calcext:value-type="string">
            <text:p>3-methyl-2-oxobutanoate hydroxymethyltransferase</text:p>
          </table:table-cell>
          <table:table-cell office:value-type="float" office:value="6179779" calcext:value-type="float">
            <text:p>6179779</text:p>
          </table:table-cell>
          <table:table-cell office:value-type="float" office:value="6180699" calcext:value-type="float">
            <text:p>6180699</text:p>
          </table:table-cell>
          <table:table-cell office:value-type="string" calcext:value-type="string">
            <text:p>ripp</text:p>
          </table:table-cell>
          <table:table-cell office:value-type="float" office:value="0.41469489695487" calcext:value-type="float">
            <text:p>0.41</text:p>
          </table:table-cell>
          <table:table-cell office:value-type="string" calcext:value-type="string">
            <text:p>NP</text:p>
          </table:table-cell>
          <table:table-cell office:value-type="float" office:value="0.551246405990072" calcext:value-type="float">
            <text:p>0.55</text:p>
          </table:table-cell>
          <table:table-cell/>
          <table:table-cell office:value-type="string" calcext:value-type="string">
            <text:p>not annotat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GR_RS26290</text:p>
          </table:table-cell>
          <table:table-cell office:value-type="string" calcext:value-type="string">
            <text:p>Methyl</text:p>
          </table:table-cell>
          <table:table-cell office:value-type="string" calcext:value-type="string">
            <text:p>MPVHPSSPLSATVLALRRAGCVFAEDEARLLHETAASADELSSLVERRAAGLPLEHVLGWADFHGRRFAVDPGVFVPRRRTEFLVARAAALAPRRSVVVDLCCGSGALGAALAAVSDAAELHACDVEPAAVRCARRNIGDLGHVYEGDLFAPLPATLRGRVDVLLANVPYVPTDDVELLPAEARVHEPRVALDGGGDGLDVMRRVAAEAPAWLAPGGSLLVEASERQRDTAVEVLRAAGLSPRVLVSEELYATVLVGTAANSPSEDRPKR</text:p>
          </table:table-cell>
          <table:table-cell office:value-type="string" calcext:value-type="string">
            <text:p>putative protein N(5)-glutamine methyltransferase</text:p>
          </table:table-cell>
          <table:table-cell office:value-type="float" office:value="6200384" calcext:value-type="float">
            <text:p>6200384</text:p>
          </table:table-cell>
          <table:table-cell office:value-type="float" office:value="6201196" calcext:value-type="float">
            <text:p>6201196</text:p>
          </table:table-cell>
          <table:table-cell office:value-type="string" calcext:value-type="string">
            <text:p>nrp</text:p>
          </table:table-cell>
          <table:table-cell office:value-type="float" office:value="0.440993709463912" calcext:value-type="float">
            <text:p>0.44</text:p>
          </table:table-cell>
          <table:table-cell office:value-type="string" calcext:value-type="string">
            <text:p>non_NP</text:p>
          </table:table-cell>
          <table:table-cell office:value-type="float" office:value="0.372770410077569" calcext:value-type="float">
            <text:p>0.37</text:p>
          </table:table-cell>
          <table:table-cell/>
          <table:table-cell office:value-type="string" calcext:value-type="string">
            <text:p>not annotat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GR_RS26425</text:p>
          </table:table-cell>
          <table:table-cell office:value-type="string" calcext:value-type="string">
            <text:p>Methyl</text:p>
          </table:table-cell>
          <table:table-cell office:value-type="string" calcext:value-type="string">
            <text:p>MTKPVQARSFDAIAAAYDAHRPSYPPALFDAVEELAGLPLAGARVADVGAGTGLGTARLCERGARVTAVEPGDGMAEQFRRGLPDVSLVRGDGNDLPLRTGSMDLITYAQAWHWTDPARSIPEARRVLRPGGALALWWNDGDPAVEWLVDQENRMRVFFGVEVPAAPSHRARFRAALPDGLDFRTRQVAWSRRVPVDAHIANLATHSDFLIGDPVEVGDFFDRERALLTALFPGGEVEEAYLVSLAVAHP</text:p>
          </table:table-cell>
          <table:table-cell office:value-type="string" calcext:value-type="string">
            <text:p>class I SAM-dependent methyltransferase</text:p>
          </table:table-cell>
          <table:table-cell office:value-type="float" office:value="6241676" calcext:value-type="float">
            <text:p>6241676</text:p>
          </table:table-cell>
          <table:table-cell office:value-type="float" office:value="6242428" calcext:value-type="float">
            <text:p>6242428</text:p>
          </table:table-cell>
          <table:table-cell office:value-type="string" calcext:value-type="string">
            <text:p>nrp</text:p>
          </table:table-cell>
          <table:table-cell office:value-type="float" office:value="0.393070295778163" calcext:value-type="float">
            <text:p>0.39</text:p>
          </table:table-cell>
          <table:table-cell office:value-type="string" calcext:value-type="string">
            <text:p>NP</text:p>
          </table:table-cell>
          <table:table-cell office:value-type="float" office:value="0.531280282721836" calcext:value-type="float">
            <text:p>0.53</text:p>
          </table:table-cell>
          <table:table-cell table:number-columns-repeated="2"/>
          <table:table-cell office:value-type="string" calcext:value-type="string">
            <text:p>PKS-li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GR_RS26625</text:p>
          </table:table-cell>
          <table:table-cell office:value-type="string" calcext:value-type="string">
            <text:p>Methyl</text:p>
          </table:table-cell>
          <table:table-cell office:value-type="string" calcext:value-type="string">
            <text:p>MGQRLRVLDVGMGQGTQALRLARAGHSVTGLESNHAMLAAARASLETEPEGIRERVRLIEGDGRDTGVHFLPGSFDVVLCHGVLMYVEEPDPMLAGLARMLAPGGLLSLLVRNADALAMRPGLAGDFGAALTAFDTATYTNRLGLTVRADRLGALRATLAGIAAPLHAWYGVRVFTDNVGNDVELPAEELERVLTLEDRAGRTDPYRGVAALLHLCGVRG</text:p>
          </table:table-cell>
          <table:table-cell office:value-type="string" calcext:value-type="string">
            <text:p>methyltransferase domain-containing protein</text:p>
          </table:table-cell>
          <table:table-cell office:value-type="float" office:value="6284903" calcext:value-type="float">
            <text:p>6284903</text:p>
          </table:table-cell>
          <table:table-cell office:value-type="float" office:value="6285565" calcext:value-type="float">
            <text:p>6285565</text:p>
          </table:table-cell>
          <table:table-cell office:value-type="string" calcext:value-type="string">
            <text:p>ripp</text:p>
          </table:table-cell>
          <table:table-cell office:value-type="float" office:value="0.475109102369459" calcext:value-type="float">
            <text:p>0.48</text:p>
          </table:table-cell>
          <table:table-cell office:value-type="string" calcext:value-type="string">
            <text:p>NP</text:p>
          </table:table-cell>
          <table:table-cell office:value-type="float" office:value="0.546561561493524" calcext:value-type="float">
            <text:p>0.55</text:p>
          </table:table-cell>
          <table:table-cell/>
          <table:table-cell office:value-type="string" calcext:value-type="string">
            <text:p>not annotat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GR_RS26965</text:p>
          </table:table-cell>
          <table:table-cell office:value-type="string" calcext:value-type="string">
            <text:p>Methyl</text:p>
          </table:table-cell>
          <table:table-cell office:value-type="string" calcext:value-type="string">
            <text:p>MSDQPRPRASLRTAVVWEVLKDALDRQVEATGREALDVLDTGGGTGNFAVPAARLGHRVTVVDPSPNALFALERRAAEAGVADRVRGVQGDILGLFDVVERDGFDAVLCHGVLEYVDEPAEGVRNAVEALRPSGALSLLAAGLGGAVLARALAGHFTEARQALDDPAGRWGDGDPVPRRFTAEQLSDLVSSAGLEIAAVHGVRVFADLVPGVLVDTEPGAMEALLKLEAAVAEQPAFHSVATQLHVLGEKRR</text:p>
          </table:table-cell>
          <table:table-cell office:value-type="string" calcext:value-type="string">
            <text:p>methyltransferase domain-containing protein</text:p>
          </table:table-cell>
          <table:table-cell office:value-type="float" office:value="6356761" calcext:value-type="float">
            <text:p>6356761</text:p>
          </table:table-cell>
          <table:table-cell office:value-type="float" office:value="6357519" calcext:value-type="float">
            <text:p>6357519</text:p>
          </table:table-cell>
          <table:table-cell office:value-type="string" calcext:value-type="string">
            <text:p>ripp</text:p>
          </table:table-cell>
          <table:table-cell office:value-type="float" office:value="0.424409966505884" calcext:value-type="float">
            <text:p>0.42</text:p>
          </table:table-cell>
          <table:table-cell office:value-type="string" calcext:value-type="string">
            <text:p>NP</text:p>
          </table:table-cell>
          <table:table-cell office:value-type="float" office:value="0.582873159197878" calcext:value-type="float">
            <text:p>0.58</text:p>
          </table:table-cell>
          <table:table-cell/>
          <table:table-cell office:value-type="string" calcext:value-type="string">
            <text:p>not annotat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GR_RS26995</text:p>
          </table:table-cell>
          <table:table-cell office:value-type="string" calcext:value-type="string">
            <text:p>Methyl</text:p>
          </table:table-cell>
          <table:table-cell office:value-type="string" calcext:value-type="string">
            <text:p>MSQTRHVPVMLQRCLDLLAPALQDPAHPEPVVVDCTLGLGGHSEALLASFPTARLIALDRDKEALRLSGERLAPYGDRATLVHAVYDELPEVLARLGIPKVQGVLFDLGVSSMQLDEADRGFAYAQDAPLDMRMDQSTGMGAAEVLNTYPPGELVRILRAYGEEKQAKRIVSAVVREREKEPFSNSARLVELIRDALPQAAKRTGGNPAKRTFQALRIEVNGELSVLERAIPAAVDSLDVGGRIAVLSYHSLEDRLVKQVFAAGAANTAPPGLPVVPERYQPRLKQLTRGAELPTEQEVAENRRAAPARLRGAQRIRAEER</text:p>
          </table:table-cell>
          <table:table-cell office:value-type="string" calcext:value-type="string">
            <text:p>16S rRNA (cytosine(1402)-N(4))-methyltransferase RsmH</text:p>
          </table:table-cell>
          <table:table-cell office:value-type="float" office:value="6364523" calcext:value-type="float">
            <text:p>6364523</text:p>
          </table:table-cell>
          <table:table-cell office:value-type="float" office:value="6365488" calcext:value-type="float">
            <text:p>6365488</text:p>
          </table:table-cell>
          <table:table-cell office:value-type="string" calcext:value-type="string">
            <text:p>ripp</text:p>
          </table:table-cell>
          <table:table-cell office:value-type="float" office:value="0.434395256787886" calcext:value-type="float">
            <text:p>0.43</text:p>
          </table:table-cell>
          <table:table-cell office:value-type="string" calcext:value-type="string">
            <text:p>non_NP</text:p>
          </table:table-cell>
          <table:table-cell office:value-type="float" office:value="0.494872614029962" calcext:value-type="float">
            <text:p>0.49</text:p>
          </table:table-cell>
          <table:table-cell/>
          <table:table-cell office:value-type="string" calcext:value-type="string">
            <text:p>not annotat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GR_RS27595</text:p>
          </table:table-cell>
          <table:table-cell office:value-type="string" calcext:value-type="string">
            <text:p>Methyl</text:p>
          </table:table-cell>
          <table:table-cell office:value-type="string" calcext:value-type="string">
            <text:p>MSQEIHGTYSAESAGPPEPEATRRAADETESSRASRGWWDRNADEYQSDHGGFLGDDRFVWGPEGLDEADAALLGPAASLRGLDVLEIGAGAAQCSRWLAGQGARPVALDLSHRQLQHALRIGEGLPLVEADAGRLPFRDASFDLACSAYGAVPFVADPVRVFREVHRVLRPGGRWVFSVTHPIRWAFPDEPGPEGLSVAASYFDRVPYVEQDENGEAVYVEHHRTLGDRVRDVVAGGFRLVDLVEPEWPAWNDQEWGGWSPLRGNLIPGTAIFVCERD</text:p>
          </table:table-cell>
          <table:table-cell office:value-type="string" calcext:value-type="string">
            <text:p>methyltransferase domain-containing protein</text:p>
          </table:table-cell>
          <table:table-cell office:value-type="float" office:value="6504245" calcext:value-type="float">
            <text:p>6504245</text:p>
          </table:table-cell>
          <table:table-cell office:value-type="float" office:value="6505084" calcext:value-type="float">
            <text:p>6505084</text:p>
          </table:table-cell>
          <table:table-cell office:value-type="string" calcext:value-type="string">
            <text:p>nrp</text:p>
          </table:table-cell>
          <table:table-cell office:value-type="float" office:value="0.392972630078441" calcext:value-type="float">
            <text:p>0.39</text:p>
          </table:table-cell>
          <table:table-cell office:value-type="string" calcext:value-type="string">
            <text:p>non_NP</text:p>
          </table:table-cell>
          <table:table-cell office:value-type="float" office:value="0.371806515527854" calcext:value-type="float">
            <text:p>0.37</text:p>
          </table:table-cell>
          <table:table-cell/>
          <table:table-cell office:value-type="string" calcext:value-type="string">
            <text:p>not annotat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GR_RS27630</text:p>
          </table:table-cell>
          <table:table-cell office:value-type="string" calcext:value-type="string">
            <text:p>Methyl</text:p>
          </table:table-cell>
          <table:table-cell office:value-type="string" calcext:value-type="string">
            <text:p>MSQSLVREGYEGTGPGVITPDGCAVELYRRLSVGEEPDVIAGVAPAGASILELGCGAGRVTHPLVRRGFRVTAVDESPEMLEEIVGARTVRSPIESLDLGGERFDVVLLGSFLVHAGEHRVRDGMLRACRDHVRDDGIVLVQREGAAHRSELPWERTDPSGGLIRIVSADPVGDGVRSVRAEYHFDDARWTQTFLSRELSDEELAGHLAAAGLAVDRILTDDGTWLLARPVL</text:p>
          </table:table-cell>
          <table:table-cell office:value-type="string" calcext:value-type="string">
            <text:p>class I SAM-dependent methyltransferase</text:p>
          </table:table-cell>
          <table:table-cell office:value-type="float" office:value="6511033" calcext:value-type="float">
            <text:p>6511033</text:p>
          </table:table-cell>
          <table:table-cell office:value-type="float" office:value="6511731" calcext:value-type="float">
            <text:p>6511731</text:p>
          </table:table-cell>
          <table:table-cell office:value-type="string" calcext:value-type="string">
            <text:p>nrp</text:p>
          </table:table-cell>
          <table:table-cell office:value-type="float" office:value="0.43119747948557" calcext:value-type="float">
            <text:p>0.43</text:p>
          </table:table-cell>
          <table:table-cell office:value-type="string" calcext:value-type="string">
            <text:p>NP</text:p>
          </table:table-cell>
          <table:table-cell office:value-type="float" office:value="0.534937217221949" calcext:value-type="float">
            <text:p>0.53</text:p>
          </table:table-cell>
          <table:table-cell/>
          <table:table-cell office:value-type="string" calcext:value-type="string">
            <text:p>not annotat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GR_RS27705</text:p>
          </table:table-cell>
          <table:table-cell office:value-type="string" calcext:value-type="string">
            <text:p>Methyl</text:p>
          </table:table-cell>
          <table:table-cell office:value-type="string" calcext:value-type="string">
            <text:p>MNSYGAGADPAVEWAVVDSGIGPLLLAATGTGLVSVDFHARPAVRDAALDRLRTRFGAEPVQAPGSARLAGPVRRLAAYFAGERQDFDLALDWSLTAGFHREVLRELASGVPYGTVVGYGELAARVGRPEAAQAVGAAMGANPLPVVVPCHRVVESDGGLGGFGGGLETKRQLLALEGVLPQPLF</text:p>
          </table:table-cell>
          <table:table-cell office:value-type="string" calcext:value-type="string">
            <text:p>methylated-DNA--[protein]-cysteine S-methyltransferase</text:p>
          </table:table-cell>
          <table:table-cell office:value-type="float" office:value="6528032" calcext:value-type="float">
            <text:p>6528032</text:p>
          </table:table-cell>
          <table:table-cell office:value-type="float" office:value="6528589" calcext:value-type="float">
            <text:p>6528589</text:p>
          </table:table-cell>
          <table:table-cell office:value-type="string" calcext:value-type="string">
            <text:p>ripp</text:p>
          </table:table-cell>
          <table:table-cell office:value-type="float" office:value="0.489840265321353" calcext:value-type="float">
            <text:p>0.49</text:p>
          </table:table-cell>
          <table:table-cell office:value-type="string" calcext:value-type="string">
            <text:p>NP</text:p>
          </table:table-cell>
          <table:table-cell office:value-type="float" office:value="0.591843341615471" calcext:value-type="float">
            <text:p>0.59</text:p>
          </table:table-cell>
          <table:table-cell/>
          <table:table-cell office:value-type="string" calcext:value-type="string">
            <text:p>not annotat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GR_RS28500</text:p>
          </table:table-cell>
          <table:table-cell office:value-type="string" calcext:value-type="string">
            <text:p>Methyl</text:p>
          </table:table-cell>
          <table:table-cell office:value-type="string" calcext:value-type="string">
            <text:p>MAGVARRRLDAELVRRKLARSREHASQLIAAGRVTVGRTTATKPATQVETAAAIVVTQDDDDPDYVSRGGHKLAGALAAFGPLGLTVRGRRALDAGASTGGFTDVLLRAGARQVVAVDVGYGQLAWSLQSDERVVVKDRTNVRELTLEAIDGEAVDLVVGDLSFIPLGLVLPALARCAAPDADLVLMVKPQFEVGKERLGSGGVVRSPELRAEAVREVARRAWGLGLGVQGVTASPLPGPSGNVEYFLWLRAGAPELDPADVDRAVAEGPR</text:p>
          </table:table-cell>
          <table:table-cell office:value-type="string" calcext:value-type="string">
            <text:p>TlyA family RNA methyltransferase</text:p>
          </table:table-cell>
          <table:table-cell office:value-type="float" office:value="6694772" calcext:value-type="float">
            <text:p>6694772</text:p>
          </table:table-cell>
          <table:table-cell office:value-type="float" office:value="6695587" calcext:value-type="float">
            <text:p>6695587</text:p>
          </table:table-cell>
          <table:table-cell office:value-type="string" calcext:value-type="string">
            <text:p>ripp</text:p>
          </table:table-cell>
          <table:table-cell office:value-type="float" office:value="0.372334628960501" calcext:value-type="float">
            <text:p>0.37</text:p>
          </table:table-cell>
          <table:table-cell office:value-type="string" calcext:value-type="string">
            <text:p>NP</text:p>
          </table:table-cell>
          <table:table-cell office:value-type="float" office:value="0.561544129177726" calcext:value-type="float">
            <text:p>0.56</text:p>
          </table:table-cell>
          <table:table-cell/>
          <table:table-cell office:value-type="string" calcext:value-type="string">
            <text:p>not annotated</text:p>
          </table:table-cell>
          <table:table-cell/>
          <table:table-cell office:value-type="string" calcext:value-type="string">
            <text:p>close to ecto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GR_RS28825</text:p>
          </table:table-cell>
          <table:table-cell office:value-type="string" calcext:value-type="string">
            <text:p>Methyl</text:p>
          </table:table-cell>
          <table:table-cell office:value-type="string" calcext:value-type="string">
            <text:p>MTTIDWDAAAGSFDEEPDHGLLDPAVRDAWAGRLESWLPGTRADVLDLGCGTGSLSLLAAGQGHRVTAVDRSPRMADRARAKLAGTGAEVLVGDAARPPVGERVFDVVVARHVVWLLPDPAAALKHWFGLLKPGGRLVLVEGVWNGTGLSATALTALLSAHTERIHHEDLAPDSRLWGKRVDDERYALVARAMPPHRHTEVVDVHLILRRGPDVLLARRSGTGYADGLLHMPSGHAEDGEDVRESMIREAAEELGLDLEPEELKVALVMQHRGPGGGARMGWFFVAEHDPARPPRNAEPEKCSELDWFPLADLPDDMVAYCRAGLDGYRAGEHFMIHWHRDGEPIAYVPGGAGRAVPLAAAGETTGLVHHIELWVADLAEAERGWGWLLGRLGHAPYQRWAHGRSWRRGETYVVVERSPELAAGGHDRRRPGLNHLAFHVADRAALDTLVAEAPAYGWRLLFPDRHPYAGGEGHYAAYLEDPAGYEVELVADSRPRP</text:p>
          </table:table-cell>
          <table:table-cell office:value-type="string" calcext:value-type="string">
            <text:p>trifunctional class I SAM-dependent methyltransferase/NUDIX hydrolase/VOC family protein</text:p>
          </table:table-cell>
          <table:table-cell office:value-type="float" office:value="6771688" calcext:value-type="float">
            <text:p>6771688</text:p>
          </table:table-cell>
          <table:table-cell office:value-type="float" office:value="6773181" calcext:value-type="float">
            <text:p>6773181</text:p>
          </table:table-cell>
          <table:table-cell office:value-type="string" calcext:value-type="string">
            <text:p>nrp</text:p>
          </table:table-cell>
          <table:table-cell office:value-type="float" office:value="0.476119532866992" calcext:value-type="float">
            <text:p>0.48</text:p>
          </table:table-cell>
          <table:table-cell office:value-type="string" calcext:value-type="string">
            <text:p>non_NP</text:p>
          </table:table-cell>
          <table:table-cell office:value-type="float" office:value="0.442162955220645" calcext:value-type="float">
            <text:p>0.44</text:p>
          </table:table-cell>
          <table:table-cell/>
          <table:table-cell office:value-type="string" calcext:value-type="string">
            <text:p>not annotat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GR_RS29205</text:p>
          </table:table-cell>
          <table:table-cell office:value-type="string" calcext:value-type="string">
            <text:p>Methyl</text:p>
          </table:table-cell>
          <table:table-cell office:value-type="string" calcext:value-type="string">
            <text:p>MSEPTGAARRRGPFKVGDQVQLTDPKGRHYTFTLEAGKNFHTHKGSFPHDELIGAPEGSVVRTTGNVAYLALRPLLPDYVLSMPRGAAVVYPKDAGQILAFADIFPGARVVEAGVGSGSLSTFLLRAIGEQGMLHSYERREDFAEIAQQNVERYFGSPHPAWQLTVGDLQDNLSDTDVDRVVLDMLAPWECLEAVSKALLPGGILCAYVATTTQLSRTVESIREIGCFAEPQPWESMIRNWHVEGLAVRPDHRMIGHTGFLVTARRLADGVEPPLRRRRPSKGAYGEDYEGPGSQSRGGSAADRG</text:p>
          </table:table-cell>
          <table:table-cell office:value-type="string" calcext:value-type="string">
            <text:p>tRNA (adenine-N1)-methyltransferase</text:p>
          </table:table-cell>
          <table:table-cell office:value-type="float" office:value="6854718" calcext:value-type="float">
            <text:p>6854718</text:p>
          </table:table-cell>
          <table:table-cell office:value-type="float" office:value="6855635" calcext:value-type="float">
            <text:p>6855635</text:p>
          </table:table-cell>
          <table:table-cell office:value-type="string" calcext:value-type="string">
            <text:p>pk</text:p>
          </table:table-cell>
          <table:table-cell office:value-type="float" office:value="0.424197383123516" calcext:value-type="float">
            <text:p>0.42</text:p>
          </table:table-cell>
          <table:table-cell office:value-type="string" calcext:value-type="string">
            <text:p>NP</text:p>
          </table:table-cell>
          <table:table-cell office:value-type="float" office:value="0.528511455289574" calcext:value-type="float">
            <text:p>0.53</text:p>
          </table:table-cell>
          <table:table-cell/>
          <table:table-cell office:value-type="string" calcext:value-type="string">
            <text:p>not annotat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GR_RS29480</text:p>
          </table:table-cell>
          <table:table-cell office:value-type="string" calcext:value-type="string">
            <text:p>Methyl</text:p>
          </table:table-cell>
          <table:table-cell office:value-type="string" calcext:value-type="string">
            <text:p>MGTPELISPRSPRVAAARRLARRNFRGKERRFIAEGPQAVREAAAHRGGDGEPTLIELFATPEAADRYADIVEAAHTAGARVHLADADVLADVSQTVTPQGLIGVCRFLDTPFPEILAARPTLVAVLANVRDPGNAGTVLRCADAAGADAVILTDASVDLYNPKSVRASVGSLYHLPVAVGVPVEQAVQGLRDAGVRILAADGAGAADLDDELDAGTMGTPTAWVFGNEAWGLPEETRALADAVVRVPIHGKAESLNLATAAAVCLYASARAQRPRRAPDA</text:p>
          </table:table-cell>
          <table:table-cell office:value-type="string" calcext:value-type="string">
            <text:p>RNA methyltransferase</text:p>
          </table:table-cell>
          <table:table-cell office:value-type="float" office:value="6911271" calcext:value-type="float">
            <text:p>6911271</text:p>
          </table:table-cell>
          <table:table-cell office:value-type="float" office:value="6912116" calcext:value-type="float">
            <text:p>6912116</text:p>
          </table:table-cell>
          <table:table-cell office:value-type="string" calcext:value-type="string">
            <text:p>nrp</text:p>
          </table:table-cell>
          <table:table-cell office:value-type="float" office:value="0.434187784285366" calcext:value-type="float">
            <text:p>0.43</text:p>
          </table:table-cell>
          <table:table-cell office:value-type="string" calcext:value-type="string">
            <text:p>NP</text:p>
          </table:table-cell>
          <table:table-cell office:value-type="float" office:value="0.579932137899844" calcext:value-type="float">
            <text:p>0.58</text:p>
          </table:table-cell>
          <table:table-cell/>
          <table:table-cell office:value-type="string" calcext:value-type="string">
            <text:p>not annotat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GR_RS29525</text:p>
          </table:table-cell>
          <table:table-cell office:value-type="string" calcext:value-type="string">
            <text:p>Methyl</text:p>
          </table:table-cell>
          <table:table-cell office:value-type="string" calcext:value-type="string">
            <text:p>MNPRKPHVDWDHLFGDDYDYFDLPDLTPELSEKEASNMVELGGFDAGMDLLDAPCGHGRHANVLASRGYRVVGVDRDERFLSMARKEAESMGVQVDYRHVDLREMSFSAEFDAAVSWYSSFGYFDDETDRDILRRYRRALRPGGRFLLDMHSPYRHIPSVLANHEMHVDILRRGQDMAVDIQELDAEASRYYAEKLTIRDDKVVRARYSVRMFTAPEILEWFRSAGFSHARVMDETGGTFTVSSRRLMVLGTA</text:p>
          </table:table-cell>
          <table:table-cell office:value-type="string" calcext:value-type="string">
            <text:p>class I SAM-dependent methyltransferase</text:p>
          </table:table-cell>
          <table:table-cell office:value-type="float" office:value="6925055" calcext:value-type="float">
            <text:p>6925055</text:p>
          </table:table-cell>
          <table:table-cell office:value-type="float" office:value="6925816" calcext:value-type="float">
            <text:p>6925816</text:p>
          </table:table-cell>
          <table:table-cell office:value-type="string" calcext:value-type="string">
            <text:p>ripp</text:p>
          </table:table-cell>
          <table:table-cell office:value-type="float" office:value="0.440448623713494" calcext:value-type="float">
            <text:p>0.44</text:p>
          </table:table-cell>
          <table:table-cell office:value-type="string" calcext:value-type="string">
            <text:p>NP</text:p>
          </table:table-cell>
          <table:table-cell office:value-type="float" office:value="0.534898531412446" calcext:value-type="float">
            <text:p>0.53</text:p>
          </table:table-cell>
          <table:table-cell/>
          <table:table-cell office:value-type="string" calcext:value-type="string">
            <text:p>not annotated</text:p>
          </table:table-cell>
          <table:table-cell/>
          <table:table-cell office:value-type="string" calcext:value-type="string">
            <text:p>very close to Ri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GR_RS29850</text:p>
          </table:table-cell>
          <table:table-cell office:value-type="string" calcext:value-type="string">
            <text:p>Methyl</text:p>
          </table:table-cell>
          <table:table-cell office:value-type="string" calcext:value-type="string">
            <text:p>MADRVTVIGWDGSPLPGAATSALSAATLVAGAAHHLALPEVPPHAERVRLGSVDLAARRIAGHRGSAVVLADGDPGFFGVVRTLRAREHGLEVEVVPAVSSVATAFARAGMPWDDAQIVVAHPRTLRRAVNVCRAHHKVAVLTSPGAGPAELALLLDGIHRTFVICEELGTDRERVTVLTSDKAADHAWRDPNVVIVVGGGPETTTAGAWIAGRPPAHPQGIRGWALPAEAYRAAGAERMQESGEGEFPGLRAAQLARLGPRTGDLVWDIGSAGGAFAVEAARFGAAVLAVDDDPAACARTEAAARAFGVPVQVVRGRAPHVLERLPEPDVVRIGGGGVPVARAVIDRRPERIVTHASNRDEAEALGAALTGNGYTVECSLLQSVDLDTEVWTERERAVVFLLSAGRSDLAP</text:p>
          </table:table-cell>
          <table:table-cell office:value-type="string" calcext:value-type="string">
            <text:p>precorrin-6y C5,15-methyltransferase (decarboxylating) subunit CbiE</text:p>
          </table:table-cell>
          <table:table-cell office:value-type="float" office:value="6993830" calcext:value-type="float">
            <text:p>6993830</text:p>
          </table:table-cell>
          <table:table-cell office:value-type="float" office:value="6995068" calcext:value-type="float">
            <text:p>6995068</text:p>
          </table:table-cell>
          <table:table-cell office:value-type="string" calcext:value-type="string">
            <text:p>ripp</text:p>
          </table:table-cell>
          <table:table-cell office:value-type="float" office:value="0.377945152994251" calcext:value-type="float">
            <text:p>0.38</text:p>
          </table:table-cell>
          <table:table-cell office:value-type="string" calcext:value-type="string">
            <text:p>NP</text:p>
          </table:table-cell>
          <table:table-cell office:value-type="float" office:value="0.547770372039145" calcext:value-type="float">
            <text:p>0.55</text:p>
          </table:table-cell>
          <table:table-cell/>
          <table:table-cell office:value-type="string" calcext:value-type="string">
            <text:p>not annotated</text:p>
          </table:table-cell>
          <table:table-cell/>
          <table:table-cell office:value-type="string" calcext:value-type="string">
            <text:p>very close to RI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GR_RS29860</text:p>
          </table:table-cell>
          <table:table-cell office:value-type="string" calcext:value-type="string">
            <text:p>Methyl</text:p>
          </table:table-cell>
          <table:table-cell office:value-type="string" calcext:value-type="string">
            <text:p>MAEHADHADHPAYPVGLRLYGRRVVVVGGGQVAQRRLPQLIATGAVITLVSPSATPSVEAMADAGEIRWERRRYEDGDLADTWYALIASSDTAANDAASAEAERTRTWCVRADDAEAATAWTPATGRIDNITVAVLNTTPRGRDPRHSAALRDAIVEGLRDGTLAAPHHRTRTPGVALVGGGPGDPDLITVRGRRLLAEADVVIADRLGPRDLLDELPPHVEVIDAAKIPYGRFMAQEAINQALIEHAKAGKSVVRLKGGDPFVFGRGMEEAQALAAEGIPCTVVPGISSTISVPGAAGIPVTHRGVAHEFTVVSGHVAPEDPRSLVDWEAIARLRGTLVLLMAVDKIGAIAAALVAHGKDPATPVALVQEGTTAAQRRVDATLADVGERAVAEDVRPPAVIVIGEVVAVGPDSAPATGQDRPGDQE</text:p>
          </table:table-cell>
          <table:table-cell office:value-type="string" calcext:value-type="string">
            <text:p>uroporphyrinogen-III C-methyltransferase</text:p>
          </table:table-cell>
          <table:table-cell office:value-type="float" office:value="6999507" calcext:value-type="float">
            <text:p>6999507</text:p>
          </table:table-cell>
          <table:table-cell office:value-type="float" office:value="7000790" calcext:value-type="float">
            <text:p>7000790</text:p>
          </table:table-cell>
          <table:table-cell office:value-type="string" calcext:value-type="string">
            <text:p>nrp</text:p>
          </table:table-cell>
          <table:table-cell office:value-type="float" office:value="0.561873715678673" calcext:value-type="float">
            <text:p>0.56</text:p>
          </table:table-cell>
          <table:table-cell office:value-type="string" calcext:value-type="string">
            <text:p>NP</text:p>
          </table:table-cell>
          <table:table-cell office:value-type="float" office:value="0.583268956088499" calcext:value-type="float">
            <text:p>0.58</text:p>
          </table:table-cell>
          <table:table-cell/>
          <table:table-cell office:value-type="string" calcext:value-type="string">
            <text:p>not annotat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GR_RS29865</text:p>
          </table:table-cell>
          <table:table-cell office:value-type="string" calcext:value-type="string">
            <text:p>Methyl</text:p>
          </table:table-cell>
          <table:table-cell office:value-type="string" calcext:value-type="string">
            <text:p>MAELITVDDPDDPRLSDYIGLTDVELRRRREPAEGLFIAEGEKVIRRARQTGYEMRSMLLSAKWVDVMRDVIDEVPAPVYAVAPELAERVTGYHVHRGALASMQRKPLPASEELLATARRVVIMESVNDHTNIGAIFRSAAALGMDAVLLSPDCADPLYRRSVKVSMGAVFSVPYARLEAWPKALEGVREAGFRLLALTPDAKATSIDEAAPHRLERVALMLGAEGDGLSTQALMAADAWVRIPMAHGVDSLNVGAAAAVAFYAVATGRPES</text:p>
          </table:table-cell>
          <table:table-cell office:value-type="string" calcext:value-type="string">
            <text:p>RNA methyltransferase</text:p>
          </table:table-cell>
          <table:table-cell office:value-type="float" office:value="7000860" calcext:value-type="float">
            <text:p>7000860</text:p>
          </table:table-cell>
          <table:table-cell office:value-type="float" office:value="7001678" calcext:value-type="float">
            <text:p>7001678</text:p>
          </table:table-cell>
          <table:table-cell office:value-type="string" calcext:value-type="string">
            <text:p>nrp</text:p>
          </table:table-cell>
          <table:table-cell office:value-type="float" office:value="0.404429791369391" calcext:value-type="float">
            <text:p>0.40</text:p>
          </table:table-cell>
          <table:table-cell office:value-type="string" calcext:value-type="string">
            <text:p>non_NP</text:p>
          </table:table-cell>
          <table:table-cell office:value-type="float" office:value="0.489003271577666" calcext:value-type="float">
            <text:p>0.49</text:p>
          </table:table-cell>
          <table:table-cell/>
          <table:table-cell office:value-type="string" calcext:value-type="string">
            <text:p>not annotat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GR_RS30280</text:p>
          </table:table-cell>
          <table:table-cell office:value-type="string" calcext:value-type="string">
            <text:p>Methyl</text:p>
          </table:table-cell>
          <table:table-cell office:value-type="string" calcext:value-type="string">
            <text:p>MNDQPRRRPAKPHRRPKKDPVRFLAFEALRAVDERDAYANLVLPPLLKKARAKGDFDARDAALATELVYGTLRRQGTYDAIVAACIDRPLREVDPPVLDVLNMGVHQLLGTRIPTHAAVSASVELARVVLGEGRAKFVNAVLRKVTAHDLDGWVEKVAPPYDEDAEDHLAVVHSHPRWIVSALWDSLGGGRAGIEDLLEADNERPEVTLAARPGRSTTGELVEALGEDNSLPGRWSPYAVRMAEGGEPGALAAVQEGRAGVQDEGSQLVAAALAAAPVEGRDARWLDGCAGPGGKAALLAALAAGRGAALLAAEKQPHRARLVERALAGNPGPYQVITADGTRPPWLPGSFDRILMDVPCSGLGALRRRPESRWRRRAEDLEAFAPLQRGLLREALKAVRVGGVVGYATCSPHLAETRVVVEDVLKGRGGEPVEAEWIDARPLMPGVPALGDGPDVQLWPHLHGTDAMYLALLRRTG</text:p>
          </table:table-cell>
          <table:table-cell office:value-type="string" calcext:value-type="string">
            <text:p>rRNA cytosine-C5-methyltransferase</text:p>
          </table:table-cell>
          <table:table-cell office:value-type="float" office:value="7085607" calcext:value-type="float">
            <text:p>7085607</text:p>
          </table:table-cell>
          <table:table-cell office:value-type="float" office:value="7087040" calcext:value-type="float">
            <text:p>7087040</text:p>
          </table:table-cell>
          <table:table-cell office:value-type="string" calcext:value-type="string">
            <text:p>nrp</text:p>
          </table:table-cell>
          <table:table-cell office:value-type="float" office:value="0.519834424355145" calcext:value-type="float">
            <text:p>0.52</text:p>
          </table:table-cell>
          <table:table-cell office:value-type="string" calcext:value-type="string">
            <text:p>non_NP</text:p>
          </table:table-cell>
          <table:table-cell office:value-type="float" office:value="0.467043467378127" calcext:value-type="float">
            <text:p>0.47</text:p>
          </table:table-cell>
          <table:table-cell table:number-columns-repeated="2"/>
          <table:table-cell office:value-type="string" calcext:value-type="string">
            <text:p>t1PKS, Terpe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GR_RS30485</text:p>
          </table:table-cell>
          <table:table-cell office:value-type="string" calcext:value-type="string">
            <text:p>Methyl</text:p>
          </table:table-cell>
          <table:table-cell office:value-type="string" calcext:value-type="string">
            <text:p>MTDTNSRIDTSRPHTARIWNYWTGGKDNYPVDRRAGDEIRELHPGIGAYAKADRLFLGRAVRHLAEREGVTQFLDIGTGLPSADNTHEVAQRVTPDARVVYVDNDPLVLAHAQALLVGTPEGRIDYLDADLRDVDAILAAAARTLDFSQPVGLMLLGVVIFIEDDEESYGIVRRLLDALAPGSHLVLSHTVTHPDMPDVDEAVAFWNEHGTPKLTQRTPAAVARYFEGLDLLEPGVVSCSAWRAATPSPDVAMYAGVGRK</text:p>
          </table:table-cell>
          <table:table-cell office:value-type="string" calcext:value-type="string">
            <text:p>SAM-dependent methyltransferase</text:p>
          </table:table-cell>
          <table:table-cell office:value-type="float" office:value="7194171" calcext:value-type="float">
            <text:p>7194171</text:p>
          </table:table-cell>
          <table:table-cell office:value-type="float" office:value="7194953" calcext:value-type="float">
            <text:p>7194953</text:p>
          </table:table-cell>
          <table:table-cell office:value-type="string" calcext:value-type="string">
            <text:p>ripp</text:p>
          </table:table-cell>
          <table:table-cell office:value-type="float" office:value="0.473770707614443" calcext:value-type="float">
            <text:p>0.47</text:p>
          </table:table-cell>
          <table:table-cell office:value-type="string" calcext:value-type="string">
            <text:p>NP</text:p>
          </table:table-cell>
          <table:table-cell office:value-type="float" office:value="0.542583355914932" calcext:value-type="float">
            <text:p>0.54</text:p>
          </table:table-cell>
          <table:table-cell/>
          <table:table-cell office:value-type="string" calcext:value-type="string">
            <text:p>not annotat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GR_RS30960</text:p>
          </table:table-cell>
          <table:table-cell office:value-type="string" calcext:value-type="string">
            <text:p>Methyl</text:p>
          </table:table-cell>
          <table:table-cell office:value-type="string" calcext:value-type="string">
            <text:p>MNTPNDRQGGLATTRAHSARVYDYILGGKDHYPVDVEAGDAMARHWPALPVHMLENRRFMHRAARFLAQERGIRQFLDVGTGLPTSPNLHEVVQEVAPESHVVYVDNDPIVLAHARALLQSSPEGATAYVDANMHDPDAILGSQEFRELIDLGRPVGLMVIGIMHFILPPDDRRLVSRLLDPLPSGSYLAMTIGTADFAPDEVNRVAQEYRQQGMPFVLRDLPTATSFFDGLELQDPGVTQVHEWRPGPEQSDIDGRDIAMYGAVARKP</text:p>
          </table:table-cell>
          <table:table-cell office:value-type="string" calcext:value-type="string">
            <text:p>SAM-dependent methyltransferase</text:p>
          </table:table-cell>
          <table:table-cell office:value-type="float" office:value="7364576" calcext:value-type="float">
            <text:p>7364576</text:p>
          </table:table-cell>
          <table:table-cell office:value-type="float" office:value="7365385" calcext:value-type="float">
            <text:p>7365385</text:p>
          </table:table-cell>
          <table:table-cell office:value-type="string" calcext:value-type="string">
            <text:p>nrp</text:p>
          </table:table-cell>
          <table:table-cell office:value-type="float" office:value="0.399763045402048" calcext:value-type="float">
            <text:p>0.40</text:p>
          </table:table-cell>
          <table:table-cell office:value-type="string" calcext:value-type="string">
            <text:p>non_NP</text:p>
          </table:table-cell>
          <table:table-cell office:value-type="float" office:value="0.491783485861037" calcext:value-type="float">
            <text:p>0.49</text:p>
          </table:table-cell>
          <table:table-cell table:number-columns-repeated="2"/>
          <table:table-cell office:value-type="string" calcext:value-type="string">
            <text:p>t1PK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GR_RS31150</text:p>
          </table:table-cell>
          <table:table-cell office:value-type="string" calcext:value-type="string">
            <text:p>Methyl</text:p>
          </table:table-cell>
          <table:table-cell office:value-type="string" calcext:value-type="string">
            <text:p>MHWYEDDALWSDFAPTMFSAARAESAAALVASSPLLDFPPGTRVLDLCCGPGLFVVPLAERGYEVTGVDLSPSMLESARAACDAAGAEVRLERADMLTYRQPGAFDVVLNVFTSFGYFDEADDNLRVLRNAHESLAPGGQLLVDVMGKEVLAGWIGRPKAVDLPDGAYVVQRDTVLDSWRRLRTDWTLVRGTTARTASIVSWLYSAAELHALFESAGFTDVECFGGFDASGYDQRSDRLIVRGRRK</text:p>
          </table:table-cell>
          <table:table-cell office:value-type="string" calcext:value-type="string">
            <text:p>class I SAM-dependent methyltransferase</text:p>
          </table:table-cell>
          <table:table-cell office:value-type="float" office:value="7406295" calcext:value-type="float">
            <text:p>7406295</text:p>
          </table:table-cell>
          <table:table-cell office:value-type="float" office:value="7407035" calcext:value-type="float">
            <text:p>7407035</text:p>
          </table:table-cell>
          <table:table-cell office:value-type="string" calcext:value-type="string">
            <text:p>nrp</text:p>
          </table:table-cell>
          <table:table-cell office:value-type="float" office:value="0.351487434276133" calcext:value-type="float">
            <text:p>0.35</text:p>
          </table:table-cell>
          <table:table-cell office:value-type="string" calcext:value-type="string">
            <text:p>NP</text:p>
          </table:table-cell>
          <table:table-cell office:value-type="float" office:value="0.535774485703649" calcext:value-type="float">
            <text:p>0.54</text:p>
          </table:table-cell>
          <table:table-cell/>
          <table:table-cell office:value-type="string" calcext:value-type="string">
            <text:p>not annotat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GR_RS31390</text:p>
          </table:table-cell>
          <table:table-cell office:value-type="string" calcext:value-type="string">
            <text:p>Methyl</text:p>
          </table:table-cell>
          <table:table-cell office:value-type="string" calcext:value-type="string">
            <text:p>MQLRNRKLPRDAVHHPVFARFYARMSVTADLRGGIAAYREELLSGLSGRVIEIGAGNGLNFARYPGAVSEVVALEPERSLRQLAVRSALRAEVPVDVVPGAAEALPVKSEAFDGAVASLVLCTVRDLPRALAEIRRVLRPGGELRFFEHGLAPGRALAAAQRVADRTLWPLVFGGCHTARDPLAAIAAAGFEVGTYRRLRIPERGLQVPSSPCVLGVARKPFTED</text:p>
          </table:table-cell>
          <table:table-cell office:value-type="string" calcext:value-type="string">
            <text:p>class I SAM-dependent methyltransferase</text:p>
          </table:table-cell>
          <table:table-cell office:value-type="float" office:value="7458683" calcext:value-type="float">
            <text:p>7458683</text:p>
          </table:table-cell>
          <table:table-cell office:value-type="float" office:value="7459360" calcext:value-type="float">
            <text:p>7459360</text:p>
          </table:table-cell>
          <table:table-cell office:value-type="string" calcext:value-type="string">
            <text:p>ripp</text:p>
          </table:table-cell>
          <table:table-cell office:value-type="float" office:value="0.416079208288715" calcext:value-type="float">
            <text:p>0.42</text:p>
          </table:table-cell>
          <table:table-cell office:value-type="string" calcext:value-type="string">
            <text:p>NP</text:p>
          </table:table-cell>
          <table:table-cell office:value-type="float" office:value="0.514468170570626" calcext:value-type="float">
            <text:p>0.51</text:p>
          </table:table-cell>
          <table:table-cell/>
          <table:table-cell office:value-type="string" calcext:value-type="string">
            <text:p>not annotated</text:p>
          </table:table-cell>
          <table:table-cell/>
          <table:table-cell office:value-type="string" calcext:value-type="string">
            <text:p>close to RiPP-li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GR_RS31790</text:p>
          </table:table-cell>
          <table:table-cell office:value-type="string" calcext:value-type="string">
            <text:p>Methyl</text:p>
          </table:table-cell>
          <table:table-cell office:value-type="string" calcext:value-type="string">
            <text:p>MSEPTVYDAAAIDAYDLISSMLSPGAGLAAWVSSHRPLAGRTVLDLGAGTGVSSFALADAGAQVVAVDASRPSLDLLESRRGERKVDTVEADFRDLRLDSAFDVVTMSKNTFFLAQSHDEKIELLRAIGRHLKPGGAVFLDCTDPVEYLRADGAAHTVTYPLGREQMVTITQNADRATQAIMSIFMVQSASTLTSFHEMATWASLPEIRLLARAAGLEVTAVDGSYAGDAYTARSREMLVVLEAK</text:p>
          </table:table-cell>
          <table:table-cell office:value-type="string" calcext:value-type="string">
            <text:p>class I SAM-dependent methyltransferase</text:p>
          </table:table-cell>
          <table:table-cell office:value-type="float" office:value="7570839" calcext:value-type="float">
            <text:p>7570839</text:p>
          </table:table-cell>
          <table:table-cell office:value-type="float" office:value="7571576" calcext:value-type="float">
            <text:p>7571576</text:p>
          </table:table-cell>
          <table:table-cell office:value-type="string" calcext:value-type="string">
            <text:p>nrp</text:p>
          </table:table-cell>
          <table:table-cell office:value-type="float" office:value="0.345494616645017" calcext:value-type="float">
            <text:p>0.35</text:p>
          </table:table-cell>
          <table:table-cell office:value-type="string" calcext:value-type="string">
            <text:p>NP</text:p>
          </table:table-cell>
          <table:table-cell office:value-type="float" office:value="0.549429712355155" calcext:value-type="float">
            <text:p>0.55</text:p>
          </table:table-cell>
          <table:table-cell table:number-columns-repeated="2"/>
          <table:table-cell office:value-type="string" calcext:value-type="string">
            <text:p>Ripp li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GR_RS31985</text:p>
          </table:table-cell>
          <table:table-cell office:value-type="string" calcext:value-type="string">
            <text:p>Methyl</text:p>
          </table:table-cell>
          <table:table-cell office:value-type="string" calcext:value-type="string">
            <text:p>MVDTAHRNDGAEGVAGGVGATALLVAAARAIETHRPDSLAQDVFAEHFVLGAPASKGWPVRLREVPDGDRNPLWGRFARYFGLRTRVLDDFLLRSVHAGNARQVVLLGAGLDSRAYRLAWPSGGCVVFEIDRAEVLAFKHQVLDGLSAAPRATRVPVPTDLRADWAGALPAAGFDPAAPSVWLVEGLLFYLPPAAETYLIDTVDRLSTEGSALAFEVKLDKDLLEYRESPLYTATRQQIGIDLLDLFDLSPRPDSAGKLTGKGWSTSVRTPFDFTRLHGRGPLPERNDALAGNRWVFADRPRR</text:p>
          </table:table-cell>
          <table:table-cell office:value-type="string" calcext:value-type="string">
            <text:p>class I SAM-dependent methyltransferase</text:p>
          </table:table-cell>
          <table:table-cell office:value-type="float" office:value="7650412" calcext:value-type="float">
            <text:p>7650412</text:p>
          </table:table-cell>
          <table:table-cell office:value-type="float" office:value="7651323" calcext:value-type="float">
            <text:p>7651323</text:p>
          </table:table-cell>
          <table:table-cell office:value-type="string" calcext:value-type="string">
            <text:p>nrp</text:p>
          </table:table-cell>
          <table:table-cell office:value-type="float" office:value="0.413099992863428" calcext:value-type="float">
            <text:p>0.41</text:p>
          </table:table-cell>
          <table:table-cell office:value-type="string" calcext:value-type="string">
            <text:p>NP</text:p>
          </table:table-cell>
          <table:table-cell office:value-type="float" office:value="0.529214044397256" calcext:value-type="float">
            <text:p>0.53</text:p>
          </table:table-cell>
          <table:table-cell/>
          <table:table-cell office:value-type="string" calcext:value-type="string">
            <text:p>not annotat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GR_RS32205</text:p>
          </table:table-cell>
          <table:table-cell office:value-type="string" calcext:value-type="string">
            <text:p>Methyl</text:p>
          </table:table-cell>
          <table:table-cell office:value-type="string" calcext:value-type="string">
            <text:p>MRGVRLFEGEDGPVTPGTPADAPAPAPPVAGAAPRPGRVVRLPGVYRPQTDTLLLALAMRREGIGPGTDLLDLCTGSGALALHAARLGARVTAVDISRRAVASARLNTALARLPVTVRRGDLLRALPGHTFDAVVSNPPYVPAPGLSLPRYGPGRSWDAGPDGRVILDRICDDASAALRPGGLLLLVQSGLSRPEETVGRLSAGGFAVSVTDRVTIPFGPVTRRRAAWLRDRGLLRDRLDREELVVIRGRKK</text:p>
          </table:table-cell>
          <table:table-cell office:value-type="string" calcext:value-type="string">
            <text:p>class I SAM-dependent methyltransferase</text:p>
          </table:table-cell>
          <table:table-cell office:value-type="float" office:value="7701224" calcext:value-type="float">
            <text:p>7701224</text:p>
          </table:table-cell>
          <table:table-cell office:value-type="float" office:value="7701982" calcext:value-type="float">
            <text:p>7701982</text:p>
          </table:table-cell>
          <table:table-cell office:value-type="string" calcext:value-type="string">
            <text:p>ripp</text:p>
          </table:table-cell>
          <table:table-cell office:value-type="float" office:value="0.487336482356919" calcext:value-type="float">
            <text:p>0.49</text:p>
          </table:table-cell>
          <table:table-cell office:value-type="string" calcext:value-type="string">
            <text:p>NP</text:p>
          </table:table-cell>
          <table:table-cell office:value-type="float" office:value="0.614903343336235" calcext:value-type="float">
            <text:p>0.61</text:p>
          </table:table-cell>
          <table:table-cell/>
          <table:table-cell office:value-type="string" calcext:value-type="string">
            <text:p>not annotat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GR_RS32290</text:p>
          </table:table-cell>
          <table:table-cell office:value-type="string" calcext:value-type="string">
            <text:p>Methyl</text:p>
          </table:table-cell>
          <table:table-cell office:value-type="string" calcext:value-type="string">
            <text:p>MTTFAAAVASRLPGGLVGSAAVALYPRFEPELRRLADFCPPNGVAVDIGGWYGPWSRRLAARCDRVVTIEPVPHLAEHLRRTLPSNARVVQGAATDRAGTARLWFPEGDSGDRGVSSLARRDIHAHCLEVPSITVDGLGLSGVGFVKMDVDGGERAALLGAAELLRKDRPALLIELESRLGPIAPAVDLLAGQGYAGWLLAGRRWIALDGFDLVAHQARTEHLVHQGLLRRAFVPHRERYINSVLFLPDGRVPGTS</text:p>
          </table:table-cell>
          <table:table-cell office:value-type="string" calcext:value-type="string">
            <text:p>FkbM family methyltransferase</text:p>
          </table:table-cell>
          <table:table-cell office:value-type="float" office:value="7720426" calcext:value-type="float">
            <text:p>7720426</text:p>
          </table:table-cell>
          <table:table-cell office:value-type="float" office:value="7721196" calcext:value-type="float">
            <text:p>7721196</text:p>
          </table:table-cell>
          <table:table-cell office:value-type="string" calcext:value-type="string">
            <text:p>nrp</text:p>
          </table:table-cell>
          <table:table-cell office:value-type="float" office:value="0.547393068864005" calcext:value-type="float">
            <text:p>0.55</text:p>
          </table:table-cell>
          <table:table-cell office:value-type="string" calcext:value-type="string">
            <text:p>non_NP</text:p>
          </table:table-cell>
          <table:table-cell office:value-type="float" office:value="0.455376444313738" calcext:value-type="float">
            <text:p>0.46</text:p>
          </table:table-cell>
          <table:table-cell/>
          <table:table-cell office:value-type="string" calcext:value-type="string">
            <text:p>not annotat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GR_RS32305</text:p>
          </table:table-cell>
          <table:table-cell office:value-type="string" calcext:value-type="string">
            <text:p>Methyl</text:p>
          </table:table-cell>
          <table:table-cell office:value-type="string" calcext:value-type="string">
            <text:p>MTGTASPPPGLRDFYENPAVPVASGDGRTLRQARLLADALGAPGQVILDVGCGDGTAAATAAPILAGHRLIGVDWSQDALRRARPRMGHVVRGELEHGGLPLADGCADAVLFSEILEHLVDPDQALDELRRVLRPGGHLMLSTPNLAAWYNRALLLAGVQPVFSEVSLRGIHGRPGSEVVGHLRLYTARALRSFLAASGFDDVRITGAPFHGVPRPLRLLDRAACSVPGAASILLAHARRR</text:p>
          </table:table-cell>
          <table:table-cell office:value-type="string" calcext:value-type="string">
            <text:p>class I SAM-dependent methyltransferase</text:p>
          </table:table-cell>
          <table:table-cell office:value-type="float" office:value="7722402" calcext:value-type="float">
            <text:p>7722402</text:p>
          </table:table-cell>
          <table:table-cell office:value-type="float" office:value="7723127" calcext:value-type="float">
            <text:p>7723127</text:p>
          </table:table-cell>
          <table:table-cell office:value-type="string" calcext:value-type="string">
            <text:p>pk</text:p>
          </table:table-cell>
          <table:table-cell office:value-type="float" office:value="0.388335624740575" calcext:value-type="float">
            <text:p>0.39</text:p>
          </table:table-cell>
          <table:table-cell office:value-type="string" calcext:value-type="string">
            <text:p>NP</text:p>
          </table:table-cell>
          <table:table-cell office:value-type="float" office:value="0.593781318834189" calcext:value-type="float">
            <text:p>0.59</text:p>
          </table:table-cell>
          <table:table-cell/>
          <table:table-cell office:value-type="string" calcext:value-type="string">
            <text:p>not annotat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GR_RS32320</text:p>
          </table:table-cell>
          <table:table-cell office:value-type="string" calcext:value-type="string">
            <text:p>Methyl</text:p>
          </table:table-cell>
          <table:table-cell office:value-type="string" calcext:value-type="string">
            <text:p>MKDPSFRRSAALFRAFLREQGDPATAYTLLARDAADQVERHGPLRDKVVVDVGGGDGYFTREFRRRGAHSYLFEPDPAEIGPGQRADTVVADGYLLPLADGAADVCFSSNVLEHVADPHTFLSEMARVTRPGGLIYVSYTNWLSPWGGHEWAPWHYFGAERARSRYERRTGGPAKHRLGENLFKIGVGETLSHVRSRSDVTVVSARSRYWPVLPQLVPRIPVLREFATWNLLLILRRCS</text:p>
          </table:table-cell>
          <table:table-cell office:value-type="string" calcext:value-type="string">
            <text:p>class I SAM-dependent methyltransferase</text:p>
          </table:table-cell>
          <table:table-cell office:value-type="float" office:value="7728867" calcext:value-type="float">
            <text:p>7728867</text:p>
          </table:table-cell>
          <table:table-cell office:value-type="float" office:value="7729586" calcext:value-type="float">
            <text:p>7729586</text:p>
          </table:table-cell>
          <table:table-cell office:value-type="string" calcext:value-type="string">
            <text:p>pk</text:p>
          </table:table-cell>
          <table:table-cell office:value-type="float" office:value="0.374102062452199" calcext:value-type="float">
            <text:p>0.37</text:p>
          </table:table-cell>
          <table:table-cell office:value-type="string" calcext:value-type="string">
            <text:p>NP</text:p>
          </table:table-cell>
          <table:table-cell office:value-type="float" office:value="0.615296515755083" calcext:value-type="float">
            <text:p>0.62</text:p>
          </table:table-cell>
          <table:table-cell/>
          <table:table-cell office:value-type="string" calcext:value-type="string">
            <text:p>not annotat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GR_RS32510</text:p>
          </table:table-cell>
          <table:table-cell office:value-type="string" calcext:value-type="string">
            <text:p>Methyl</text:p>
          </table:table-cell>
          <table:table-cell office:value-type="string" calcext:value-type="string">
            <text:p>MFTKQGPTVRELAVQALSSTERGYDLLAPKFDRTPYRTPDRVLDAVTRAVRELGPFDSGLDVCCGTGAGVGVLRRLCRERAVGVDFSAGMLAEARAAFPPGGEGPAVHWVRADARSLPFAPAFDLALSFGAFGHFLPAERFGLFAEVHGSLRPGGRFVFPIGAPPPVGSRAYWSLFGFDAAMRVRNALWRPRFVMYYRTFPLGDVLKDLTRAGFAARLLPLTELGVRPDGSPRARLVVATREGPA</text:p>
          </table:table-cell>
          <table:table-cell office:value-type="string" calcext:value-type="string">
            <text:p>class I SAM-dependent methyltransferase</text:p>
          </table:table-cell>
          <table:table-cell office:value-type="float" office:value="7772940" calcext:value-type="float">
            <text:p>7772940</text:p>
          </table:table-cell>
          <table:table-cell office:value-type="float" office:value="7773677" calcext:value-type="float">
            <text:p>7773677</text:p>
          </table:table-cell>
          <table:table-cell office:value-type="string" calcext:value-type="string">
            <text:p>pk</text:p>
          </table:table-cell>
          <table:table-cell office:value-type="float" office:value="0.513456491935799" calcext:value-type="float">
            <text:p>0.51</text:p>
          </table:table-cell>
          <table:table-cell office:value-type="string" calcext:value-type="string">
            <text:p>NP</text:p>
          </table:table-cell>
          <table:table-cell office:value-type="float" office:value="0.557270609557542" calcext:value-type="float">
            <text:p>0.56</text:p>
          </table:table-cell>
          <table:table-cell/>
          <table:table-cell office:value-type="string" calcext:value-type="string">
            <text:p>not annotated</text:p>
          </table:table-cell>
          <table:table-cell/>
          <table:table-cell office:value-type="string" calcext:value-type="string">
            <text:p>close to PK-li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GR_RS32865</text:p>
          </table:table-cell>
          <table:table-cell office:value-type="string" calcext:value-type="string">
            <text:p>Methyl</text:p>
          </table:table-cell>
          <table:table-cell office:value-type="string" calcext:value-type="string">
            <text:p>MSVDNDDFRRRIRSDIPHSARVWNAWLGGKDHYPVDRDLADVVSAAYPQMVDIARASRAFQIRAIHHLASAGVRQFLDVGTGLPVANSTHEVAQSIAPESRIVYVDNDPIVLAHAEALLTSAPQGRTAYVDADLSDVDAVVDEAAKTLDLSEPVAVLLLSTLGHLVPAEGIEVVQRYLARMPSGSYLVLCDTVTTPQTLAAQEAYASGDNPPYLVRKPEEITDCAKGLELVEPGFVSIDRWRPEEDDAVPVDQWGLVARKP</text:p>
          </table:table-cell>
          <table:table-cell office:value-type="string" calcext:value-type="string">
            <text:p>SAM-dependent methyltransferase</text:p>
          </table:table-cell>
          <table:table-cell office:value-type="float" office:value="7851430" calcext:value-type="float">
            <text:p>7851430</text:p>
          </table:table-cell>
          <table:table-cell office:value-type="float" office:value="7852215" calcext:value-type="float">
            <text:p>7852215</text:p>
          </table:table-cell>
          <table:table-cell office:value-type="string" calcext:value-type="string">
            <text:p>nrp</text:p>
          </table:table-cell>
          <table:table-cell office:value-type="float" office:value="0.436628433216656" calcext:value-type="float">
            <text:p>0.44</text:p>
          </table:table-cell>
          <table:table-cell office:value-type="string" calcext:value-type="string">
            <text:p>non_NP</text:p>
          </table:table-cell>
          <table:table-cell office:value-type="float" office:value="0.288160410124661" calcext:value-type="float">
            <text:p>0.29</text:p>
          </table:table-cell>
          <table:table-cell/>
          <table:table-cell office:value-type="string" calcext:value-type="string">
            <text:p>not annotat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GR_RS32920</text:p>
          </table:table-cell>
          <table:table-cell office:value-type="string" calcext:value-type="string">
            <text:p>Methyl</text:p>
          </table:table-cell>
          <table:table-cell office:value-type="string" calcext:value-type="string">
            <text:p>MGERQGLGDGGEPRDDQKIASAGVGRRHPAAAVFDALGAEYERAFAASTAHRASLERLLAELPPGSRVLDVGSGTGRPTARTLADAGHRVLGVDVSPVMTALAARQVPEAEFRCADVRDLPLAEGEFDAVCVYFSLLQLERADQRALLERLVRSLRPGGLLVAATVPVDAAGVDAVFMGQPVRVSSFGAEEFTALIARAGIAVEWEHSALFTPDHPAGAPEPHFFLHGRRP</text:p>
          </table:table-cell>
          <table:table-cell office:value-type="string" calcext:value-type="string">
            <text:p>class I SAM-dependent methyltransferase</text:p>
          </table:table-cell>
          <table:table-cell office:value-type="float" office:value="7865129" calcext:value-type="float">
            <text:p>7865129</text:p>
          </table:table-cell>
          <table:table-cell office:value-type="float" office:value="7865824" calcext:value-type="float">
            <text:p>7865824</text:p>
          </table:table-cell>
          <table:table-cell office:value-type="string" calcext:value-type="string">
            <text:p>nrp</text:p>
          </table:table-cell>
          <table:table-cell office:value-type="float" office:value="0.385418622987097" calcext:value-type="float">
            <text:p>0.39</text:p>
          </table:table-cell>
          <table:table-cell office:value-type="string" calcext:value-type="string">
            <text:p>non_NP</text:p>
          </table:table-cell>
          <table:table-cell office:value-type="float" office:value="0.430873377825207" calcext:value-type="float">
            <text:p>0.43</text:p>
          </table:table-cell>
          <table:table-cell/>
          <table:table-cell office:value-type="string" calcext:value-type="string">
            <text:p>not annotat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GR_RS33470</text:p>
          </table:table-cell>
          <table:table-cell office:value-type="string" calcext:value-type="string">
            <text:p>Methyl</text:p>
          </table:table-cell>
          <table:table-cell office:value-type="string" calcext:value-type="string">
            <text:p>MSTTVPSSGLAAPAPADPAEAPDAHGAAAVGSTETGPGAAPTRAAPWGADPYANALRTGRGPLFLRRNDGWLLPLDVERWCSDAGSADLSALHRCEGPVLDIGCGPGRLVAELASLGHRALGIDVSEAAVARTRGLGGAALVRSVFDPLPGEGRWGTLLLLDGNIGIGGDPAALLDRAAGLLGVGGLLIAETAPVDVDERVRVRLDDGRDGADGGTAPAAAHDAEPFPWARIGTPALLRHARAGGWLTADQWGAEGRTFVSLRRPGRERSARNSSQSAESANSAPVISSQLPK</text:p>
          </table:table-cell>
          <table:table-cell office:value-type="string" calcext:value-type="string">
            <text:p>class I SAM-dependent methyltransferase</text:p>
          </table:table-cell>
          <table:table-cell office:value-type="float" office:value="8001125" calcext:value-type="float">
            <text:p>8001125</text:p>
          </table:table-cell>
          <table:table-cell office:value-type="float" office:value="8002006" calcext:value-type="float">
            <text:p>8002006</text:p>
          </table:table-cell>
          <table:table-cell office:value-type="string" calcext:value-type="string">
            <text:p>ripp</text:p>
          </table:table-cell>
          <table:table-cell office:value-type="float" office:value="0.371459375161917" calcext:value-type="float">
            <text:p>0.37</text:p>
          </table:table-cell>
          <table:table-cell office:value-type="string" calcext:value-type="string">
            <text:p>NP</text:p>
          </table:table-cell>
          <table:table-cell office:value-type="float" office:value="0.620748080368414" calcext:value-type="float">
            <text:p>0.62</text:p>
          </table:table-cell>
          <table:table-cell/>
          <table:table-cell office:value-type="string" calcext:value-type="string">
            <text:p>not annotat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GR_RS33830</text:p>
          </table:table-cell>
          <table:table-cell office:value-type="string" calcext:value-type="string">
            <text:p>Methyl</text:p>
          </table:table-cell>
          <table:table-cell office:value-type="string" calcext:value-type="string">
            <text:p>MNRFTTSQGAFELARFPEHPRDPFRAWDAADDYLLQQLTDPGTGPVDLSGTVAVVGDRWGALATALAAHRPVQISDSYLARRATLANLARNGIDEDAVRLLSSRDTPPDRIDVLLVRVPKSLAFLEDQLHRLAPAVHSGTVVIGTGMVKEIHTSTLKIFERIIGPTRTSLAVRKARLIFSTPDPALPRTLSPWPYRYELPADVGPVAGLTAVNHAGIFCAERLDIGTRFFLKHLPTRSGAVRVVDLGCGNGVLGLSAAVANPDAHLTFVDESYGAVASAEETFRAGAPAGAKADFLVGDGLADLDPGSVDLVLNNPPFHSHLATTDATARTMFAGAKTALRRGGELWVVGNRHLSYHTHLRRIFGNCTTVAGDPKFVVLRAVKR</text:p>
          </table:table-cell>
          <table:table-cell office:value-type="string" calcext:value-type="string">
            <text:p>methyltransferase</text:p>
          </table:table-cell>
          <table:table-cell office:value-type="float" office:value="8096640" calcext:value-type="float">
            <text:p>8096640</text:p>
          </table:table-cell>
          <table:table-cell office:value-type="float" office:value="8097794" calcext:value-type="float">
            <text:p>8097794</text:p>
          </table:table-cell>
          <table:table-cell office:value-type="string" calcext:value-type="string">
            <text:p>ripp</text:p>
          </table:table-cell>
          <table:table-cell office:value-type="float" office:value="0.408660283854267" calcext:value-type="float">
            <text:p>0.41</text:p>
          </table:table-cell>
          <table:table-cell office:value-type="string" calcext:value-type="string">
            <text:p>non_NP</text:p>
          </table:table-cell>
          <table:table-cell office:value-type="float" office:value="0.443207558391217" calcext:value-type="float">
            <text:p>0.44</text:p>
          </table:table-cell>
          <table:table-cell table:number-columns-repeated="2"/>
          <table:table-cell office:value-type="string" calcext:value-type="string">
            <text:p>NR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GR_RS34090</text:p>
          </table:table-cell>
          <table:table-cell office:value-type="string" calcext:value-type="string">
            <text:p>Methyl</text:p>
          </table:table-cell>
          <table:table-cell office:value-type="string" calcext:value-type="string">
            <text:p>MTLLRGDALSEAFDHGSAAYDRLVAASPGYHAHLRRSARRLGLPEGGRGLRVLDLGCGTGASTAALLAAAPLARITGVDASAGMLARATAKSWPQGVDFAHHPVEELAGRLEAGSFDAVFAGYLFRNLADPDQALDLVRGLLVPGGRLAVHEYTLGGSPAHLAAWRTICSLIIQPAGRLAGDAGLYRHLRDSVTRFDTAPAFARRLRRAGFTDVRVLPLPGWQTGITHTFVARTAAGPGGRA</text:p>
          </table:table-cell>
          <table:table-cell office:value-type="string" calcext:value-type="string">
            <text:p>class I SAM-dependent methyltransferase</text:p>
          </table:table-cell>
          <table:table-cell office:value-type="float" office:value="8207811" calcext:value-type="float">
            <text:p>8207811</text:p>
          </table:table-cell>
          <table:table-cell office:value-type="float" office:value="8208539" calcext:value-type="float">
            <text:p>8208539</text:p>
          </table:table-cell>
          <table:table-cell office:value-type="string" calcext:value-type="string">
            <text:p>ripp</text:p>
          </table:table-cell>
          <table:table-cell office:value-type="float" office:value="0.4542648343676" calcext:value-type="float">
            <text:p>0.45</text:p>
          </table:table-cell>
          <table:table-cell office:value-type="string" calcext:value-type="string">
            <text:p>non_NP</text:p>
          </table:table-cell>
          <table:table-cell office:value-type="float" office:value="0.48312543642661" calcext:value-type="float">
            <text:p>0.48</text:p>
          </table:table-cell>
          <table:table-cell table:number-columns-repeated="2"/>
          <table:table-cell office:value-type="string" calcext:value-type="string">
            <text:p>Terpe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GR_RS34385</text:p>
          </table:table-cell>
          <table:table-cell office:value-type="string" calcext:value-type="string">
            <text:p>Methyl</text:p>
          </table:table-cell>
          <table:table-cell office:value-type="string" calcext:value-type="string">
            <text:p>MTAHHEQVADNSRGATADWQARKAVSRLVLGQMATQALGTALRLGVFDRIGTGELRAEALAGSLGTHPRATLRLLRALAGLQLLSEPEPGAFRTTAAGNVLRADAPGTMVAMARMFTDPVMLRGWDLLDESVRTGETTFDTVFGTDFFGHLREHPELSAAFNEAMSQGTRLTAETVPHHYDFGRFQRLVDIGGGDGTLLASILRAHQEPRGVLFDTAEGLAQAPRRLAREGLDGRVTLETGDFFASAPAGGDLYLLKSIIHDWDDARCAVILRHIRDVIPDHGSLLIVEPVLPATVPADRPDNVYLSDLNMLVNVGGRERTADDFAALCTAGGFALRSVTPLPAPNTFQIVEASPA</text:p>
          </table:table-cell>
          <table:table-cell office:value-type="string" calcext:value-type="string">
            <text:p>O-methyltransferase</text:p>
          </table:table-cell>
          <table:table-cell office:value-type="float" office:value="8270260" calcext:value-type="float">
            <text:p>8270260</text:p>
          </table:table-cell>
          <table:table-cell office:value-type="float" office:value="8271330" calcext:value-type="float">
            <text:p>8271330</text:p>
          </table:table-cell>
          <table:table-cell office:value-type="string" calcext:value-type="string">
            <text:p>nrp</text:p>
          </table:table-cell>
          <table:table-cell office:value-type="float" office:value="0.514603009176128" calcext:value-type="float">
            <text:p>0.51</text:p>
          </table:table-cell>
          <table:table-cell office:value-type="string" calcext:value-type="string">
            <text:p>non_NP</text:p>
          </table:table-cell>
          <table:table-cell office:value-type="float" office:value="0.471835270495977" calcext:value-type="float">
            <text:p>0.47</text:p>
          </table:table-cell>
          <table:table-cell table:number-columns-repeated="2"/>
          <table:table-cell table:style-name="ce8" office:value-type="string" calcext:value-type="string">
            <text:p>butyrolact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GR_RS34865</text:p>
          </table:table-cell>
          <table:table-cell office:value-type="string" calcext:value-type="string">
            <text:p>Methyl</text:p>
          </table:table-cell>
          <table:table-cell office:value-type="string" calcext:value-type="string">
            <text:p>MTSGEHQEHTFSTRLVSPSSVSVDPSKTNDYNSFAEAYTAANETNLVNAYYERPAMLALAGDVAGRRILDAGCGSGALFAALRDRGAMVSGFDSSAGMLGLARRRLGDGADLQVAELGSPLLFPDGTFDDVVASLVLHYLEDWGLALAELRRVLRPGGRLIASVDHPFAVNLIHREAGREAECDYFDTTKWTVEWSMGGQTTLVSRWNRPLHAMIEAFTGAGFQITVISEPEPDPAARELFPEAMAAEPRFLCFLFFVLQAD</text:p>
          </table:table-cell>
          <table:table-cell office:value-type="string" calcext:value-type="string">
            <text:p>class I SAM-dependent methyltransferase</text:p>
          </table:table-cell>
          <table:table-cell office:value-type="float" office:value="8378153" calcext:value-type="float">
            <text:p>8378153</text:p>
          </table:table-cell>
          <table:table-cell office:value-type="float" office:value="8378941" calcext:value-type="float">
            <text:p>8378941</text:p>
          </table:table-cell>
          <table:table-cell office:value-type="string" calcext:value-type="string">
            <text:p>nrp</text:p>
          </table:table-cell>
          <table:table-cell office:value-type="float" office:value="0.392330624384599" calcext:value-type="float">
            <text:p>0.39</text:p>
          </table:table-cell>
          <table:table-cell office:value-type="string" calcext:value-type="string">
            <text:p>NP</text:p>
          </table:table-cell>
          <table:table-cell office:value-type="float" office:value="0.545282993072165" calcext:value-type="float">
            <text:p>0.55</text:p>
          </table:table-cell>
          <table:table-cell/>
          <table:table-cell office:value-type="string" calcext:value-type="string">
            <text:p>not annotat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GR_RS35150</text:p>
          </table:table-cell>
          <table:table-cell office:value-type="string" calcext:value-type="string">
            <text:p>Methyl</text:p>
          </table:table-cell>
          <table:table-cell office:value-type="string" calcext:value-type="string">
            <text:p>MTAENQLPYGVDVRTPSVARMYDHLLDGKDNFSADRAACDHLLQQVPSMKDLALNNRAFLQRVVRTLAREYGIRQFIDHGSGLPTQDNVHQIAQRVDGASRVVYVDSDPIVRSVGGALLETDDRTAVLQADMRDTQEIFDSEPVRRLIDFREPVGALFVSVLHCIPDADRPVDLIRRVRSRLASGSVMVICQLVSESEQVRDEVSAFMDRETRGHWGRVRTRADVESYFEDNGLSVVEPGLVEVSRWRPADVPAAPPQQSFEWEEFGGAGLVP</text:p>
          </table:table-cell>
          <table:table-cell office:value-type="string" calcext:value-type="string">
            <text:p>SAM-dependent methyltransferase</text:p>
          </table:table-cell>
          <table:table-cell office:value-type="float" office:value="8453686" calcext:value-type="float">
            <text:p>8453686</text:p>
          </table:table-cell>
          <table:table-cell office:value-type="float" office:value="8454507" calcext:value-type="float">
            <text:p>8454507</text:p>
          </table:table-cell>
          <table:table-cell office:value-type="string" calcext:value-type="string">
            <text:p>nrp</text:p>
          </table:table-cell>
          <table:table-cell office:value-type="float" office:value="0.481101125584116" calcext:value-type="float">
            <text:p>0.48</text:p>
          </table:table-cell>
          <table:table-cell office:value-type="string" calcext:value-type="string">
            <text:p>non_NP</text:p>
          </table:table-cell>
          <table:table-cell office:value-type="float" office:value="0.451095347919293" calcext:value-type="float">
            <text:p>0.45</text:p>
          </table:table-cell>
          <table:table-cell/>
          <table:table-cell office:value-type="string" calcext:value-type="string">
            <text:p>not annotat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GR_RS35315</text:p>
          </table:table-cell>
          <table:table-cell office:value-type="string" calcext:value-type="string">
            <text:p>Methyl</text:p>
          </table:table-cell>
          <table:table-cell office:value-type="string" calcext:value-type="string">
            <text:p>MTLLRGAALSEAFDEGSAAYDRLVAASPGYHAHLRRSARRLGLADGGAGLRVLDLGCGTGASTEALIAAAPLASVTGVDASAGMLERAAAKPGLTHVQFVHASAEALADRLAPGSFDAVFAGYLFRNVQDADAVLGLVRRLLVPSGRLAVHEYTLGGSPVDRAVWNTVCSMIIRPAGRLTGNARLYRHLQESVNTFDTAAEFAGRLRKAGFQGVRVLPLPGWQTGITHTFVGRTAQEA</text:p>
          </table:table-cell>
          <table:table-cell office:value-type="string" calcext:value-type="string">
            <text:p>class I SAM-dependent methyltransferase</text:p>
          </table:table-cell>
          <table:table-cell office:value-type="float" office:value="8486847" calcext:value-type="float">
            <text:p>8486847</text:p>
          </table:table-cell>
          <table:table-cell office:value-type="float" office:value="8487563" calcext:value-type="float">
            <text:p>8487563</text:p>
          </table:table-cell>
          <table:table-cell office:value-type="string" calcext:value-type="string">
            <text:p>ripp</text:p>
          </table:table-cell>
          <table:table-cell office:value-type="float" office:value="0.430356062305641" calcext:value-type="float">
            <text:p>0.43</text:p>
          </table:table-cell>
          <table:table-cell office:value-type="string" calcext:value-type="string">
            <text:p>NP</text:p>
          </table:table-cell>
          <table:table-cell office:value-type="float" office:value="0.553424507302141" calcext:value-type="float">
            <text:p>0.55</text:p>
          </table:table-cell>
          <table:table-cell table:number-columns-repeated="2"/>
          <table:table-cell office:value-type="string" calcext:value-type="string">
            <text:p>Terpe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GR_RS01215</text:p>
          </table:table-cell>
          <table:table-cell office:value-type="string" calcext:value-type="string">
            <text:p>p450</text:p>
          </table:table-cell>
          <table:table-cell office:value-type="string" calcext:value-type="string">
            <text:p>MTESTTEPARQDPAPTAPPTQPTSTTPFPQNRDCPYHPPTGYQPLRADRPLSRVTLFDGRPVWAVTGHALARRLLADPRLSTDRTHPDFPVPAERFANVERRRVALLGVDDPEHNAQRRMLIPSFSVKRIAALRPRIQETVDGLLDAMERQGPPSELVADFALPVPSMVICALLGVPYADHEFFEGCSRRLLQGPGAADVNEARIELEGYLGALIDRKRVEPGEGLLDELIHRDHPGGPVDREDLVSFAVILLVAGHETTANMISLGTFTLLNHPEQLEALRSGRTTTAAVVEELLRFLSIAEGLQRLATEDIEVAGTTIREGEGVFFSTSLINRDTEVYENPETLDWDRPSRHHLAFGFGVHQCLGQNLARTELDIALRTLFERLPGLRLAVPAHEIRHKPGDTIQGLLHLPVAW</text:p>
          </table:table-cell>
          <table:table-cell office:value-type="string" calcext:value-type="string">
            <text:p>cytochrome P450</text:p>
          </table:table-cell>
          <table:table-cell office:value-type="float" office:value="281101" calcext:value-type="float">
            <text:p>281101</text:p>
          </table:table-cell>
          <table:table-cell office:value-type="float" office:value="282351" calcext:value-type="float">
            <text:p>282351</text:p>
          </table:table-cell>
          <table:table-cell office:value-type="string" calcext:value-type="string">
            <text:p>ripp</text:p>
          </table:table-cell>
          <table:table-cell office:value-type="float" office:value="0.448005422309057" calcext:value-type="float">
            <text:p>0.45</text:p>
          </table:table-cell>
          <table:table-cell office:value-type="string" calcext:value-type="string">
            <text:p>NP</text:p>
          </table:table-cell>
          <table:table-cell office:value-type="float" office:value="0.537038829237763" calcext:value-type="float">
            <text:p>0.54</text:p>
          </table:table-cell>
          <table:table-cell table:number-columns-repeated="2"/>
          <table:table-cell office:value-type="string" calcext:value-type="string">
            <text:p>NRPS, T1PK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GR_RS01915</text:p>
          </table:table-cell>
          <table:table-cell office:value-type="string" calcext:value-type="string">
            <text:p>p450</text:p>
          </table:table-cell>
          <table:table-cell office:value-type="string" calcext:value-type="string">
            <text:p>MSVDRTACPGQPSVPPGEGMLTHSRALRFWLDPANLAARREQAGPVVPTRTGPATAFQVNDPALLRKIGTDEDTFRFWGPDPSLRDFTEDGVVGLEGAAHRKRRAVMRPAFSASRLTTLGPAAQARTRRLLAGLPADRPLDMRMEMSRLACGLLVSCVLNSELAPDTLSRIASARSTLSSGMFWRYALAPWPWVPVPRRRACRRALAELDEAVRQLLARHQPHPDGRDLVSVLEAATPENPRVVQRDVRALLIAGMETSASTLAWACYELGRHPHYQQALRDEADAAPDPSRLHADQLPLATAFVQEVTRLHGIPFLVRRTRHQTVQGGVRIPAGAVVTLPLGALRRDRDRYRDPDAFDPKRWLPHAEPPPAPTALLAYGLGPRYCPGAAAADAMLPVALATLAGSRTLRPARPNRKIGMSLELTPTPKGLTMYATPR</text:p>
          </table:table-cell>
          <table:table-cell office:value-type="string" calcext:value-type="string">
            <text:p>cytochrome P450</text:p>
          </table:table-cell>
          <table:table-cell office:value-type="float" office:value="444916" calcext:value-type="float">
            <text:p>444916</text:p>
          </table:table-cell>
          <table:table-cell office:value-type="float" office:value="446232" calcext:value-type="float">
            <text:p>446232</text:p>
          </table:table-cell>
          <table:table-cell office:value-type="string" calcext:value-type="string">
            <text:p>nrp</text:p>
          </table:table-cell>
          <table:table-cell office:value-type="float" office:value="0.454088563862067" calcext:value-type="float">
            <text:p>0.45</text:p>
          </table:table-cell>
          <table:table-cell office:value-type="string" calcext:value-type="string">
            <text:p>NP</text:p>
          </table:table-cell>
          <table:table-cell office:value-type="float" office:value="0.520791220929014" calcext:value-type="float">
            <text:p>0.52</text:p>
          </table:table-cell>
          <table:table-cell/>
          <table:table-cell office:value-type="string" calcext:value-type="string">
            <text:p>not annotated</text:p>
          </table:table-cell>
          <table:table-cell/>
          <table:table-cell office:value-type="string" calcext:value-type="string">
            <text:p>close to nr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GR_RS01965</text:p>
          </table:table-cell>
          <table:table-cell office:value-type="string" calcext:value-type="string">
            <text:p>p450</text:p>
          </table:table-cell>
          <table:table-cell office:value-type="string" calcext:value-type="string">
            <text:p>MNDASEDSRSAPDLSSGCTAPRPRCPVRAVTSGSDGRESYLVTGYAEARDALSDVRLSKDTAAFFAGKGSRRRLHAAVAHTMLASDPPRHTRLRKLVTGAFTSGSIAALRPSIARLTDELLDRWPAGGAVDVVAALAVPLPVMVICELLGVPETDRPRVQRWSADLFAAGDPGRTDAASHAVAAYMTGLIVSKRLHPGDSLLDRLIAARERGDRLGEEELVSLAVLLLVAGHETTTNFLGNAVLALLRHPAELNRLRGDPGTIPRALDELLRFDPPVSTSTFRFATEAMSLGGTEIPAGVPVLVDINAANRDPERFTAPDRLDLDRDATGHLGFGHGIHRCLGAPLAKAEAHIALRAILTRFPDIRLAVAADRLDRRRTRLISGLDSLPVLL</text:p>
          </table:table-cell>
          <table:table-cell office:value-type="string" calcext:value-type="string">
            <text:p>cytochrome P450</text:p>
          </table:table-cell>
          <table:table-cell office:value-type="float" office:value="454964" calcext:value-type="float">
            <text:p>454964</text:p>
          </table:table-cell>
          <table:table-cell office:value-type="float" office:value="456142" calcext:value-type="float">
            <text:p>456142</text:p>
          </table:table-cell>
          <table:table-cell office:value-type="string" calcext:value-type="string">
            <text:p>pk</text:p>
          </table:table-cell>
          <table:table-cell office:value-type="float" office:value="0.372768002262831" calcext:value-type="float">
            <text:p>0.37</text:p>
          </table:table-cell>
          <table:table-cell office:value-type="string" calcext:value-type="string">
            <text:p>NP</text:p>
          </table:table-cell>
          <table:table-cell office:value-type="float" office:value="0.561346013664321" calcext:value-type="float">
            <text:p>0.56</text:p>
          </table:table-cell>
          <table:table-cell/>
          <table:table-cell office:value-type="string" calcext:value-type="string">
            <text:p>not annotat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GR_RS02505</text:p>
          </table:table-cell>
          <table:table-cell office:value-type="string" calcext:value-type="string">
            <text:p>p450</text:p>
          </table:table-cell>
          <table:table-cell office:value-type="string" calcext:value-type="string">
            <text:p>MTVPYQLSEGRVLRAADVDLADPAFWRLPRPVRLRAFALLRELEEPVLFTPRAGTARTAGKPFRALVRHADVRTASRTPQVFASAPGVTTPEPAGWAKALFGNSMVNMDGPEHAALRRIISRRFTPRLLAEAEENVGRLAGRLVDELIAERPRDFMPSAASRLPLEVICDLMGVPAAYRARIAEQIDHASEHVGVERRGRARLRIPGRGLASLARMQFVMGRLARERRQRPEDDLVSALVNADIDGEALSGRQLGAFFSLLLVAGVETTRNAIAHGLFLLDRHPEQRELLRSDFDRYIDGAVDEIVRHSTPIIQFRRTVAEECALGGRTFLPGEKVALIYASANRDETVFTHPDRFDITRSPNPHLGYGGGGPHHCLGAHLARLEMTALFRELIARRPVMRDLGDPDLVDSNFDNRVGSLPFTFGPTFT</text:p>
          </table:table-cell>
          <table:table-cell office:value-type="string" calcext:value-type="string">
            <text:p>cytochrome P450</text:p>
          </table:table-cell>
          <table:table-cell office:value-type="float" office:value="609128" calcext:value-type="float">
            <text:p>609128</text:p>
          </table:table-cell>
          <table:table-cell office:value-type="float" office:value="610417" calcext:value-type="float">
            <text:p>610417</text:p>
          </table:table-cell>
          <table:table-cell office:value-type="string" calcext:value-type="string">
            <text:p>nrp</text:p>
          </table:table-cell>
          <table:table-cell office:value-type="float" office:value="0.487138225078035" calcext:value-type="float">
            <text:p>0.49</text:p>
          </table:table-cell>
          <table:table-cell office:value-type="string" calcext:value-type="string">
            <text:p>non_NP</text:p>
          </table:table-cell>
          <table:table-cell office:value-type="float" office:value="0.495333834261422" calcext:value-type="float">
            <text:p>0.50</text:p>
          </table:table-cell>
          <table:table-cell table:number-columns-repeated="2"/>
          <table:table-cell office:value-type="string" calcext:value-type="string">
            <text:p>Melan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GR_RS02760</text:p>
          </table:table-cell>
          <table:table-cell office:value-type="string" calcext:value-type="string">
            <text:p>p450</text:p>
          </table:table-cell>
          <table:table-cell office:value-type="string" calcext:value-type="string">
            <text:p>MSGEAGGCPAGTARGPDLTDPATYRDADYFAQWQRARRDHPVVRLESPRFGAFWSVTAHAAARQVLERPESFTSTRGMRLGGEPAAVSAASGRMLVVSDGPAHTRLRSAHAPWFAGQAVSRLKDALRSRLDALLADLADGSPVDVPARLARPLPTWLVCGMLGVPEEDWEELALLAAAAFDETETSTASARRAASAGVFAYFAELLEKRRADPGDDLVSALVHQPGGDRLTDEEILLTCDGLVNGGLGTTRHAVSGAVLAFAAHPRQWERLRADRGLVPTAVEEILRWVSPPLHIMRTATEDVLLGGARIRAGERVVLWIPSCNRDESVFAEPDAFRVDRRPNPHLGLGGGPHYCIGASLARLELRTLLRALLDHVARFESDPVLTRTPSTFLHGLDRLEVTLIPAADAAACSPAESEDP</text:p>
          </table:table-cell>
          <table:table-cell office:value-type="string" calcext:value-type="string">
            <text:p>cytochrome P450</text:p>
          </table:table-cell>
          <table:table-cell office:value-type="float" office:value="675159" calcext:value-type="float">
            <text:p>675159</text:p>
          </table:table-cell>
          <table:table-cell office:value-type="float" office:value="676421" calcext:value-type="float">
            <text:p>676421</text:p>
          </table:table-cell>
          <table:table-cell office:value-type="string" calcext:value-type="string">
            <text:p>ripp</text:p>
          </table:table-cell>
          <table:table-cell office:value-type="float" office:value="0.376604634368116" calcext:value-type="float">
            <text:p>0.38</text:p>
          </table:table-cell>
          <table:table-cell office:value-type="string" calcext:value-type="string">
            <text:p>NP</text:p>
          </table:table-cell>
          <table:table-cell office:value-type="float" office:value="0.603632342481276" calcext:value-type="float">
            <text:p>0.60</text:p>
          </table:table-cell>
          <table:table-cell/>
          <table:table-cell office:value-type="string" calcext:value-type="string">
            <text:p>not annotat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GR_RS02905</text:p>
          </table:table-cell>
          <table:table-cell office:value-type="string" calcext:value-type="string">
            <text:p>p450</text:p>
          </table:table-cell>
          <table:table-cell office:value-type="string" calcext:value-type="string">
            <text:p>MRTDPPGPPVSALPGLLRKLAVDRLEMMKDAAALGDAVRVSMGPKKLYIFNRPDYAKHVLADNSDNYHKGIGLVQSRRVLGDGLLTSDGEVWRAQRQTVQPAFKPGRINRQANAVAEEGAKLVALLRAHEGGGPVDVLHEVTGLTLGVLGRTLLDSDLSSQDTLAPSFEEVQDQAMLEMVSQGMVPGWLPLPPQARFRRARRELYRVADLLVADRSARMADGEPGDDALARIIEAAGRGNGPPRRVRGKLREELVTLLLAGHETTASTLGWTLHLLERHPEVRAAVREEARSVLGERLPDLDDLHRLTWTTKVVQEAMRLYPPVWVLPRVAQREDEVGGYTVSARADVLICPYIMHRNPRLWEDPERFDPERFDPQAVASRPRYAYIPFGAGPRFCVGSNLGMMEAVFVTALITRDLDLRTVPGHRAVAEPMLSLRMRGGLPMTVSVAG</text:p>
          </table:table-cell>
          <table:table-cell office:value-type="string" calcext:value-type="string">
            <text:p>cytochrome P450</text:p>
          </table:table-cell>
          <table:table-cell office:value-type="float" office:value="716159" calcext:value-type="float">
            <text:p>716159</text:p>
          </table:table-cell>
          <table:table-cell office:value-type="float" office:value="717508" calcext:value-type="float">
            <text:p>717508</text:p>
          </table:table-cell>
          <table:table-cell office:value-type="string" calcext:value-type="string">
            <text:p>ripp</text:p>
          </table:table-cell>
          <table:table-cell office:value-type="float" office:value="0.373821989427532" calcext:value-type="float">
            <text:p>0.37</text:p>
          </table:table-cell>
          <table:table-cell office:value-type="string" calcext:value-type="string">
            <text:p>NP</text:p>
          </table:table-cell>
          <table:table-cell office:value-type="float" office:value="0.531310983049375" calcext:value-type="float">
            <text:p>0.53</text:p>
          </table:table-cell>
          <table:table-cell table:number-columns-repeated="2"/>
          <table:table-cell office:value-type="string" calcext:value-type="string">
            <text:p>RiP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GR_RS02965</text:p>
          </table:table-cell>
          <table:table-cell office:value-type="string" calcext:value-type="string">
            <text:p>p450</text:p>
          </table:table-cell>
          <table:table-cell office:value-type="string" calcext:value-type="string">
            <text:p>MVVESRCPVVIDRTGQNIHAEADRLREQGPVARVELPGGVRAWSVTGYDVALSVLGDQRFSKDPRKHWTAYANGEIGDDFPLIGWVLMDNLTTAHGSDHSRLRRLTAKAFTPRRVSAMRSAIEQACTELLDELAESGPGDKVDLKARFAHPLPARVICDLVGVAPQDRAAMLRGGEVNVDTTTSPEDAAANVERWHQEMHEFVESKRRTPGDDLTSDLIAAQEEDGSRLSPSELVGTLHLMLGTGTEPVMNLIANAVHLLLTHPEQRAELRAGRISWDDVIEETLRAEAPVAHLPFRFPTEDVEIGGVTIPRGDPVLIAFAAAGRDPAVHGPSAGRFDPSRADKAHLAFGHGIYRCIGMPLAREEARIVLPALFTRFPDLDLAVAPEDIEPQGSFIMNGLRTLPVRLRSEGAGR</text:p>
          </table:table-cell>
          <table:table-cell office:value-type="string" calcext:value-type="string">
            <text:p>cytochrome P450</text:p>
          </table:table-cell>
          <table:table-cell office:value-type="float" office:value="727542" calcext:value-type="float">
            <text:p>727542</text:p>
          </table:table-cell>
          <table:table-cell office:value-type="float" office:value="728786" calcext:value-type="float">
            <text:p>728786</text:p>
          </table:table-cell>
          <table:table-cell office:value-type="string" calcext:value-type="string">
            <text:p>ripp</text:p>
          </table:table-cell>
          <table:table-cell office:value-type="float" office:value="0.408985228918312" calcext:value-type="float">
            <text:p>0.41</text:p>
          </table:table-cell>
          <table:table-cell office:value-type="string" calcext:value-type="string">
            <text:p>NP</text:p>
          </table:table-cell>
          <table:table-cell office:value-type="float" office:value="0.554303032986211" calcext:value-type="float">
            <text:p>0.55</text:p>
          </table:table-cell>
          <table:table-cell table:number-columns-repeated="2"/>
          <table:table-cell office:value-type="string" calcext:value-type="string">
            <text:p>RiP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GR_RS03900</text:p>
          </table:table-cell>
          <table:table-cell office:value-type="string" calcext:value-type="string">
            <text:p>p450</text:p>
          </table:table-cell>
          <table:table-cell office:value-type="string" calcext:value-type="string">
            <text:p>MTTTDPTRPAPVPMHRLFFEEPGPPRPAELPGGDPAWLVSRYADVRQVLSDPRFGRARLYAPEAPALSGVPDLVNNPDLMFNQDGSDHLRLRRTLRRAFTPRAVARWRPWIAATVEGILDRLESRPQPADVVAEFALPLPVAVISRLMGLDESVWDRMRYWSEHAFSDGTHEREQVAAALKEFSAFGAHLLAERRSTPGEDLVSGLVTAADEEGGVPEAQLVSLVCGLVVGGHDSTMTMLGNALLYLLGERRETWPRLGADEEAAGLLVERLVHLVPLGDDRGSTRHAAEDVEVSGVRIPAGAIVIADCGMANRDPEVFPPATLYDLFAPLEAPTLSFGAGPHYCLGAWLARTELQLALHRLAARFPELRLADPVDAVVWRTGTTSRSPRRLGVRW</text:p>
          </table:table-cell>
          <table:table-cell office:value-type="string" calcext:value-type="string">
            <text:p>cytochrome P450</text:p>
          </table:table-cell>
          <table:table-cell office:value-type="float" office:value="950358" calcext:value-type="float">
            <text:p>950358</text:p>
          </table:table-cell>
          <table:table-cell office:value-type="float" office:value="951548" calcext:value-type="float">
            <text:p>951548</text:p>
          </table:table-cell>
          <table:table-cell office:value-type="string" calcext:value-type="string">
            <text:p>nrp</text:p>
          </table:table-cell>
          <table:table-cell office:value-type="float" office:value="0.546277807061029" calcext:value-type="float">
            <text:p>0.55</text:p>
          </table:table-cell>
          <table:table-cell office:value-type="string" calcext:value-type="string">
            <text:p>NP</text:p>
          </table:table-cell>
          <table:table-cell office:value-type="float" office:value="0.55135777002464" calcext:value-type="float">
            <text:p>0.55</text:p>
          </table:table-cell>
          <table:table-cell table:number-columns-repeated="2"/>
          <table:table-cell office:value-type="string" calcext:value-type="string">
            <text:p>NRPS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GR_RS04325</text:p>
          </table:table-cell>
          <table:table-cell office:value-type="string" calcext:value-type="string">
            <text:p>p450</text:p>
          </table:table-cell>
          <table:table-cell office:value-type="string" calcext:value-type="string">
            <text:p>MTADPYPGYAWLREHDPVCPVGGPHVPGRMWLVTRYDDVRACLADRRLGSRAPVDPDPHPPGLSHLDGPGHARLRRLVAAAFTPAAVARLRDRTARTCAHAVESFAGRGHADLVAEYTREIPVAVMHDLLGVPETERAPAADVLDMWYRAKFRQPRDEASLAELLDYVGELVAYKRTHPGDDLTTRLIDSDALTGEELEVMVMTLIGAGHITTIQFLGTTVLHLLDHPGHRAALLRGDLDWPRAVNELLRLDSPSHVAEYRYAGEDMTLADARVGEGDVVLLSLAAANRDPDRFPDPGTLDLTRDARPHLAFGHGAHTCLGSHLVRLETEIAVTTLFGRLPDLALDIPGGEVAWGYAPTFRGPLALPVTFTPSTSR</text:p>
          </table:table-cell>
          <table:table-cell office:value-type="string" calcext:value-type="string">
            <text:p>cytochrome P450</text:p>
          </table:table-cell>
          <table:table-cell office:value-type="float" office:value="1057966" calcext:value-type="float">
            <text:p>1057966</text:p>
          </table:table-cell>
          <table:table-cell office:value-type="float" office:value="1059096" calcext:value-type="float">
            <text:p>1059096</text:p>
          </table:table-cell>
          <table:table-cell office:value-type="string" calcext:value-type="string">
            <text:p>ripp</text:p>
          </table:table-cell>
          <table:table-cell office:value-type="float" office:value="0.51748020449367" calcext:value-type="float">
            <text:p>0.52</text:p>
          </table:table-cell>
          <table:table-cell office:value-type="string" calcext:value-type="string">
            <text:p>NP</text:p>
          </table:table-cell>
          <table:table-cell office:value-type="float" office:value="0.50880978420552" calcext:value-type="float">
            <text:p>0.51</text:p>
          </table:table-cell>
          <table:table-cell table:number-columns-repeated="2"/>
          <table:table-cell office:value-type="string" calcext:value-type="string">
            <text:p>NRP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GR_RS05140</text:p>
          </table:table-cell>
          <table:table-cell office:value-type="string" calcext:value-type="string">
            <text:p>p450</text:p>
          </table:table-cell>
          <table:table-cell office:value-type="string" calcext:value-type="string">
            <text:p>MTTPFHHEPGTVPPPQCPAHNLDIGPGGLRRLHGPEAENNPAGLYDKLRAEHGTVAPILLHGDVPAWLVLGHSENLHVTRTPSQFSRDSRRWRALQDGSVAPDHPLAPIFTWQPICVFADGAKHERQRGAVTDSMERIDTRGVRRHINRFSNRLVNDFCEKGTADLVGQFAEHLPMMVVCAIFGMPEEYDERLVQAARDMTRGTETAVASNAHIVSVLTRLVERRRAEPSPDLASWLVEHPATMTDTEVIEHLRLIMIAAYESTANLIANVLRMVLIDPRFRARLSGGHMTVPEAVEQTLWDEPPFTAVFGRWAVGDTELGGQQIKAGDALLVGIAPANTDPTVRPDLGADMGGNRAHLAFSGGPHECPGQDIGRAIADVGVDALLMRLPDLELGVGESELHWVGNIMSRHLVELPVKFAPGPQQKLDADPLTVMARAPRPADAWEISSPARQVPEPRHEAVVAQPAHAPGAAPTAEPDPAPAAPPAPEPAAAPEPAPVATIPQQRRPAAPARFWQAVTRWWSGY</text:p>
          </table:table-cell>
          <table:table-cell office:value-type="string" calcext:value-type="string">
            <text:p>cytochrome P450</text:p>
          </table:table-cell>
          <table:table-cell office:value-type="float" office:value="1248257" calcext:value-type="float">
            <text:p>1248257</text:p>
          </table:table-cell>
          <table:table-cell office:value-type="float" office:value="1249834" calcext:value-type="float">
            <text:p>1249834</text:p>
          </table:table-cell>
          <table:table-cell office:value-type="string" calcext:value-type="string">
            <text:p>ripp</text:p>
          </table:table-cell>
          <table:table-cell office:value-type="float" office:value="0.420495390032601" calcext:value-type="float">
            <text:p>0.42</text:p>
          </table:table-cell>
          <table:table-cell office:value-type="string" calcext:value-type="string">
            <text:p>NP</text:p>
          </table:table-cell>
          <table:table-cell office:value-type="float" office:value="0.504377083937283" calcext:value-type="float">
            <text:p>0.50</text:p>
          </table:table-cell>
          <table:table-cell/>
          <table:table-cell office:value-type="string" calcext:value-type="string">
            <text:p>not annotat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GR_RS05240</text:p>
          </table:table-cell>
          <table:table-cell office:value-type="string" calcext:value-type="string">
            <text:p>p450</text:p>
          </table:table-cell>
          <table:table-cell office:value-type="string" calcext:value-type="string">
            <text:p>MSTQTGPALGTPPRGHAFVPGPRGLPLVGNLPQFGKNPLAFFELLRGHGDMVRWRFGRKRCVFLADPDLVGELLTETERTFDQPRLGIAFRTVLGNGMLVARGRDWRRKRSLVQPSVRPKQVTSYATTMAGCAVELADRLADGQRIDVKREMSALTQKIAVRTIFGVDTPADSEAMGRAMDVAQMEIGKEFAGLGALLPDWVPTPGRTRIRKAAGVIDAEVRRVVARHRDGDEERPDLLSRLLTAVDESGTRLSDEEIRDEAVTLYIGGHETTSTTLVWAWYLLARNPRVREALAEELDRVLGDRDPGFGDYAQLTYAQAVVKETLRLFPAVWLITGIAKEGATIGGLPVAEGTRVWSSQWATHRDARWFPEPEEFRPERWDAESGDAIPEYAWFPFGGGPRVCIGTRFAMVESVLLLAVLARRFTLDVDPGEITPLTGLTLQPDRDVLATVRAR</text:p>
          </table:table-cell>
          <table:table-cell office:value-type="string" calcext:value-type="string">
            <text:p>cytochrome P450</text:p>
          </table:table-cell>
          <table:table-cell office:value-type="float" office:value="1270423" calcext:value-type="float">
            <text:p>1270423</text:p>
          </table:table-cell>
          <table:table-cell office:value-type="float" office:value="1271790" calcext:value-type="float">
            <text:p>1271790</text:p>
          </table:table-cell>
          <table:table-cell office:value-type="string" calcext:value-type="string">
            <text:p>ripp</text:p>
          </table:table-cell>
          <table:table-cell office:value-type="float" office:value="0.448989603328968" calcext:value-type="float">
            <text:p>0.45</text:p>
          </table:table-cell>
          <table:table-cell office:value-type="string" calcext:value-type="string">
            <text:p>NP</text:p>
          </table:table-cell>
          <table:table-cell office:value-type="float" office:value="0.555268440176883" calcext:value-type="float">
            <text:p>0.56</text:p>
          </table:table-cell>
          <table:table-cell/>
          <table:table-cell office:value-type="string" calcext:value-type="string">
            <text:p>not annotat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GR_RS05270</text:p>
          </table:table-cell>
          <table:table-cell office:value-type="string" calcext:value-type="string">
            <text:p>p450</text:p>
          </table:table-cell>
          <table:table-cell office:value-type="string" calcext:value-type="string">
            <text:p>MNCPHTAAAQTDPGAGTVVIDPMVQDLDGETARLRDAGVLARIDLLGVPAWTVTRHAEARQLLLDQRLVKDIDAWGLWQSGVVTRAWPLIGMIDAGRSMFTVDGAEHRRLRTKTSQALTPRRLEAIRPEIEKFTDELLDALDAARGEDGVVDLKSVFAQPLPMKVVGMLMGVDESQHAMLTRQYKAFFSMLTPQEERLALLAELDVFYTDLVREKTARPTDDLTSALILAEEGGEPLTEEEVVGNLKAMVAAGHETTIGLVLNAVRALLSHPDQLRMVLAGEAGWDAVIEETLRWDTPTTHLLMRFATEDITVGDDVIRKGEGVVVSYRAIGRDVGHHGPDADAFDITRPTRNRHMTFGHGPHICPGAALSRVEAGIALPALFTRFPGLRLAVPDEEITKLPVMTQNDMTAFPVLLG</text:p>
          </table:table-cell>
          <table:table-cell office:value-type="string" calcext:value-type="string">
            <text:p>cytochrome P450</text:p>
          </table:table-cell>
          <table:table-cell office:value-type="float" office:value="1279606" calcext:value-type="float">
            <text:p>1279606</text:p>
          </table:table-cell>
          <table:table-cell office:value-type="float" office:value="1280859" calcext:value-type="float">
            <text:p>1280859</text:p>
          </table:table-cell>
          <table:table-cell office:value-type="string" calcext:value-type="string">
            <text:p>nrp</text:p>
          </table:table-cell>
          <table:table-cell office:value-type="float" office:value="0.468100345426366" calcext:value-type="float">
            <text:p>0.47</text:p>
          </table:table-cell>
          <table:table-cell office:value-type="string" calcext:value-type="string">
            <text:p>non_NP</text:p>
          </table:table-cell>
          <table:table-cell office:value-type="float" office:value="0.382172390554986" calcext:value-type="float">
            <text:p>0.38</text:p>
          </table:table-cell>
          <table:table-cell/>
          <table:table-cell office:value-type="string" calcext:value-type="string">
            <text:p>not annotat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GR_RS05275</text:p>
          </table:table-cell>
          <table:table-cell office:value-type="string" calcext:value-type="string">
            <text:p>p450</text:p>
          </table:table-cell>
          <table:table-cell office:value-type="string" calcext:value-type="string">
            <text:p>MTNPSSATPASTAGTGGGCPVGAGTGAVPLGGPGFLAEPREFYRSLRRDHGPVVPVELPGGLPAWLVIGYRELHQVTSDGEMFPRDVSLWNQWENVPADWPLLPMVGTPMPSIYFTAGAEHRRHVDMVVPALEEADPFEIRRHCEQLADRLIDAVCTRGTADLVAEYAEPLPVLVLARLVGFPDDEGADIARVLKDLADGGPGAQKAHLSFGEHMQRLVAAKRARPGDDVTSRMLAHPEPFTDQEYALDLMAITAAGHLTTADWISNSTRLMLTEDQFADALSGGRHSVAEAMNEVLWEDGPTQILAGRWAARDARLGGRDIARGDMLLLGLGAANADPHIRQQVTASAVRSGQGGNSAHLAFSHGEYRCPFPAQEIAEIIARTGIEVLLDRLPDLELAVPATELVRRPSAFLRGTTALPVRFTPVRTTGDAL</text:p>
          </table:table-cell>
          <table:table-cell office:value-type="string" calcext:value-type="string">
            <text:p>cytochrome P450</text:p>
          </table:table-cell>
          <table:table-cell office:value-type="float" office:value="1280856" calcext:value-type="float">
            <text:p>1280856</text:p>
          </table:table-cell>
          <table:table-cell office:value-type="float" office:value="1282157" calcext:value-type="float">
            <text:p>1282157</text:p>
          </table:table-cell>
          <table:table-cell office:value-type="string" calcext:value-type="string">
            <text:p>pk</text:p>
          </table:table-cell>
          <table:table-cell office:value-type="float" office:value="0.399468593399646" calcext:value-type="float">
            <text:p>0.40</text:p>
          </table:table-cell>
          <table:table-cell office:value-type="string" calcext:value-type="string">
            <text:p>non_NP</text:p>
          </table:table-cell>
          <table:table-cell office:value-type="float" office:value="0.392540912967836" calcext:value-type="float">
            <text:p>0.39</text:p>
          </table:table-cell>
          <table:table-cell/>
          <table:table-cell office:value-type="string" calcext:value-type="string">
            <text:p>not annotat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GR_RS06245</text:p>
          </table:table-cell>
          <table:table-cell office:value-type="string" calcext:value-type="string">
            <text:p>p450</text:p>
          </table:table-cell>
          <table:table-cell office:value-type="string" calcext:value-type="string">
            <text:p>MTTEPLVDLAALGEQFTRDPYPAYAALRAKGPVHRVRIPEGAEAWLVVGYEQGRALLADQRLSKHWSRASPSLGVSKVSAGSSMLGSDAPDHTRMRKLVAREFTPRRMEQLAPRVQEMTDGLLDAMLAAPDRTADLVEALSFPLPMAVICELLGVPSLDREAFRTWSGQAVSSVDPSLRASSTQAMTAYIAGLLADKRERPGEDLLSALIHTSDEDGDRLSGDELIGMAWLLLVAGHETTVNLITNGVHNLLAHPDQLAALRADFTLIDNAVEEILRFEGPVETPTYRFTTDPIEVGGTVIPGGGELVLVAMSDANRDPARYPDGSRFDITRDARGHIAFGHGIHYCLGAPLARIEARIAIRSLLERCPELRSAADPATLPWRTGILMRGPLSLPVGW</text:p>
          </table:table-cell>
          <table:table-cell office:value-type="string" calcext:value-type="string">
            <text:p>cytochrome P450</text:p>
          </table:table-cell>
          <table:table-cell office:value-type="float" office:value="1501976" calcext:value-type="float">
            <text:p>1501976</text:p>
          </table:table-cell>
          <table:table-cell office:value-type="float" office:value="1503172" calcext:value-type="float">
            <text:p>1503172</text:p>
          </table:table-cell>
          <table:table-cell office:value-type="string" calcext:value-type="string">
            <text:p>ripp</text:p>
          </table:table-cell>
          <table:table-cell office:value-type="float" office:value="0.370458207589016" calcext:value-type="float">
            <text:p>0.37</text:p>
          </table:table-cell>
          <table:table-cell office:value-type="string" calcext:value-type="string">
            <text:p>non_NP</text:p>
          </table:table-cell>
          <table:table-cell office:value-type="float" office:value="0.434641612181674" calcext:value-type="float">
            <text:p>0.43</text:p>
          </table:table-cell>
          <table:table-cell/>
          <table:table-cell office:value-type="string" calcext:value-type="string">
            <text:p>not annotat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GR_RS06250</text:p>
          </table:table-cell>
          <table:table-cell office:value-type="string" calcext:value-type="string">
            <text:p>p450</text:p>
          </table:table-cell>
          <table:table-cell office:value-type="string" calcext:value-type="string">
            <text:p>MAVLDLRDLPDFTTNPYPYYAKLRAEGPVHAVRTEEMEQRVWLVVGHAEARAALADQRLGKDWRHTGLWTESEAALSANMLELDAPHHTRLRRLVSREFTARRIEALRPRVTEITGELLDAMAPRGSADLVDALAFPLPMTVICELLGVPDIDRDAFRALSNGIVTPTPEQRGADPAGAMGAYLDGLIENKRRSPGDDLLSGLIRTGEADGEGLSSAELVGMAFLLLVAGHETTVNLIANGVRALLDHPDQLALLRADPGLLDNAVEEMLRYDGPVETATFRFARETLTIGDTEIHVDEPVLVALASADRDPLRFRDPDTFDIRREPQGHLGFGHGVHYCLGAPLARMEARIAIGALLERFPGLARDPSGGELDWLPGLLMRGARGLPVRW</text:p>
          </table:table-cell>
          <table:table-cell office:value-type="string" calcext:value-type="string">
            <text:p>cytochrome P450</text:p>
          </table:table-cell>
          <table:table-cell office:value-type="float" office:value="1503243" calcext:value-type="float">
            <text:p>1503243</text:p>
          </table:table-cell>
          <table:table-cell office:value-type="float" office:value="1504418" calcext:value-type="float">
            <text:p>1504418</text:p>
          </table:table-cell>
          <table:table-cell office:value-type="string" calcext:value-type="string">
            <text:p>ripp</text:p>
          </table:table-cell>
          <table:table-cell office:value-type="float" office:value="0.428235531032926" calcext:value-type="float">
            <text:p>0.43</text:p>
          </table:table-cell>
          <table:table-cell office:value-type="string" calcext:value-type="string">
            <text:p>non_NP</text:p>
          </table:table-cell>
          <table:table-cell office:value-type="float" office:value="0.492548255871171" calcext:value-type="float">
            <text:p>0.49</text:p>
          </table:table-cell>
          <table:table-cell/>
          <table:table-cell office:value-type="string" calcext:value-type="string">
            <text:p>not annotat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GR_RS06980</text:p>
          </table:table-cell>
          <table:table-cell office:value-type="string" calcext:value-type="string">
            <text:p>p450</text:p>
          </table:table-cell>
          <table:table-cell office:value-type="string" calcext:value-type="string">
            <text:p>MPADRPDALPAARRRHRLAGGQPGLLAPGATTDPYRLRLYRLLRTHYPLGYDPGLGAWLLSRYTDVALALTDPRFTGYPHDGAPRGRAPVPLGLCRGSLVCVPPAVPYRTAEPAVERTAYVLARRIARRDRADLVADFCRWLPAGAAAVAAGRGLSTLPRGGAPGRRAGAVPDDCAGPTALREHALASFLANMLDDPDLLAAATAGDGAATLLGRAWAETLRRDPPVQIVLRRTRTEVAVSGGTLPADAPVACLIGAAGRDPARFGAPDRFDPLRSDADPLLIGPAGCPAALLGGLEAEHGLRALLAAMPGIRWADGFRPAAGGLLTRGPRTLLVRPS</text:p>
          </table:table-cell>
          <table:table-cell office:value-type="string" calcext:value-type="string">
            <text:p>cytochrome P450</text:p>
          </table:table-cell>
          <table:table-cell office:value-type="float" office:value="1664350" calcext:value-type="float">
            <text:p>1664350</text:p>
          </table:table-cell>
          <table:table-cell office:value-type="float" office:value="1665366" calcext:value-type="float">
            <text:p>1665366</text:p>
          </table:table-cell>
          <table:table-cell office:value-type="string" calcext:value-type="string">
            <text:p>pk</text:p>
          </table:table-cell>
          <table:table-cell office:value-type="float" office:value="0.395655120208239" calcext:value-type="float">
            <text:p>0.40</text:p>
          </table:table-cell>
          <table:table-cell office:value-type="string" calcext:value-type="string">
            <text:p>NP</text:p>
          </table:table-cell>
          <table:table-cell office:value-type="float" office:value="0.603740828052564" calcext:value-type="float">
            <text:p>0.60</text:p>
          </table:table-cell>
          <table:table-cell/>
          <table:table-cell office:value-type="string" calcext:value-type="string">
            <text:p>not annotat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GR_RS15370</text:p>
          </table:table-cell>
          <table:table-cell office:value-type="string" calcext:value-type="string">
            <text:p>p450</text:p>
          </table:table-cell>
          <table:table-cell office:value-type="string" calcext:value-type="string">
            <text:p>MTTVSGCPVTHTSVPLSGPRFQSDPVQLYREMRRDHGAIAPVVLDGDVPAWLVLGYRELHQVTGDPVLFSRDSDLWNQWDRIPDDWPLLPMIGRKQNSILYTVGERHSVRAMMISNALEGVDPFSLKRYAEEFADELIDRFCTKGSVDIIAEYAKLLPALVLARIYGFSDEEAHPLVGAINDMIDGRERALAGQQHLATSMFRLLADKHAEPGDDVASRMIADTGGFTDEEVAQDLMVMMAAGHQPTADWMGNSLRLMLTDDRFAASLSGGRHSVAEAMNEVLWEDTPTQNVAGRWAARDTHLGGRHIRAGDLLLLGLAAANGDPQVRTDGSALTGGNNAFLSFGHGEHRCPFPAQETAEVIARTGIEVLLDRLPDVDLAVAADQLTRRPSPWLRGLTDLPVLFTPTPAIGRPGSFGGPA</text:p>
          </table:table-cell>
          <table:table-cell office:value-type="string" calcext:value-type="string">
            <text:p>cytochrome P450</text:p>
          </table:table-cell>
          <table:table-cell office:value-type="float" office:value="3617360" calcext:value-type="float">
            <text:p>3617360</text:p>
          </table:table-cell>
          <table:table-cell office:value-type="float" office:value="3618622" calcext:value-type="float">
            <text:p>3618622</text:p>
          </table:table-cell>
          <table:table-cell office:value-type="string" calcext:value-type="string">
            <text:p>nrp</text:p>
          </table:table-cell>
          <table:table-cell office:value-type="float" office:value="0.431651971742264" calcext:value-type="float">
            <text:p>0.43</text:p>
          </table:table-cell>
          <table:table-cell office:value-type="string" calcext:value-type="string">
            <text:p>non_NP</text:p>
          </table:table-cell>
          <table:table-cell office:value-type="float" office:value="0.381617590797407" calcext:value-type="float">
            <text:p>0.38</text:p>
          </table:table-cell>
          <table:table-cell/>
          <table:table-cell office:value-type="string" calcext:value-type="string">
            <text:p>not annotat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GR_RS15375</text:p>
          </table:table-cell>
          <table:table-cell office:value-type="string" calcext:value-type="string">
            <text:p>p450</text:p>
          </table:table-cell>
          <table:table-cell office:value-type="string" calcext:value-type="string">
            <text:p>MTRIALDPFVRDLDGESAALRAAGPLAEVELPGGVHVYAVTRHAEARALLTDSRVVKDINVWNAWQRGEIPMDWPLIGLANPGRSMLTVDGADHRRLRTLVAQALTVKRVERLRAGIEALTNASLDRLAAHPAGAPVDLKAEFAYPLPMNVISELMGVDAADHPRLKELFEKFFSTQTPPEEVPQMMADLGTLFTKIVDSKRANPGDDLTSALIAASEDGDHLTDEEIVNTLQLIIAAGHETTISLIVNVVEALATHPEQREKVLNGEIGWDGVIEETLRWNTPTSHVLIRFATEDIKVGDRVLPKGEGLIVSFGALGRDEEQYGPTAGDFDAGRTPNRHIAFGHGPHVCPGAALSRLEAGIALPALYERFPELDLAVPAAELRNKPIVTQNDLHELPVKLGCPFGHDA</text:p>
          </table:table-cell>
          <table:table-cell office:value-type="string" calcext:value-type="string">
            <text:p>cytochrome P450</text:p>
          </table:table-cell>
          <table:table-cell office:value-type="float" office:value="3618619" calcext:value-type="float">
            <text:p>3618619</text:p>
          </table:table-cell>
          <table:table-cell office:value-type="float" office:value="3619848" calcext:value-type="float">
            <text:p>3619848</text:p>
          </table:table-cell>
          <table:table-cell office:value-type="string" calcext:value-type="string">
            <text:p>ripp</text:p>
          </table:table-cell>
          <table:table-cell office:value-type="float" office:value="0.384386248612258" calcext:value-type="float">
            <text:p>0.38</text:p>
          </table:table-cell>
          <table:table-cell office:value-type="string" calcext:value-type="string">
            <text:p>non_NP</text:p>
          </table:table-cell>
          <table:table-cell office:value-type="float" office:value="0.470905836950202" calcext:value-type="float">
            <text:p>0.47</text:p>
          </table:table-cell>
          <table:table-cell/>
          <table:table-cell office:value-type="string" calcext:value-type="string">
            <text:p>not annotat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GR_RS16170</text:p>
          </table:table-cell>
          <table:table-cell office:value-type="string" calcext:value-type="string">
            <text:p>p450</text:p>
          </table:table-cell>
          <table:table-cell office:value-type="string" calcext:value-type="string">
            <text:p>MTTATSTLHGVDLTDPQTFLDRKDDLVGLWQEFRSHSPVHWHPVEGRQVPGFWVLSRYRDVMEVYRDNKRFTSERGNVLATLLEGGDSAAGQMLAVTDGRRHRELRNLLLKAFSPRLLASVVEGVRRRADRLVREAVGRGSCDFAQDVAEHIPMATIADLLGAPAADRDYLLSLTKQALSAEEAGQSAEEAVVARNELLYYFSELAEIRREDPRDDVVSVLATATVDGKPLTEQEIVFNCYSVIIGGDETSRLSMICAVHELMEHPDQWRRLVSGEVSVDSAVEEVLRWVTPAMHFGRRALTDVEIGGRTIRAGDVVTLWNSSANYDETVFDRPEEFDLARTPNKHVSFGYGPHFCLGAYLGRGEIHALLTALRTHVAAMEPTAPARPIHSNFLHGYSSLPVSLRPVTGDRT</text:p>
          </table:table-cell>
          <table:table-cell office:value-type="string" calcext:value-type="string">
            <text:p>cytochrome P450</text:p>
          </table:table-cell>
          <table:table-cell office:value-type="float" office:value="3823868" calcext:value-type="float">
            <text:p>3823868</text:p>
          </table:table-cell>
          <table:table-cell office:value-type="float" office:value="3825106" calcext:value-type="float">
            <text:p>3825106</text:p>
          </table:table-cell>
          <table:table-cell office:value-type="string" calcext:value-type="string">
            <text:p>nrp</text:p>
          </table:table-cell>
          <table:table-cell office:value-type="float" office:value="0.376241874490501" calcext:value-type="float">
            <text:p>0.38</text:p>
          </table:table-cell>
          <table:table-cell office:value-type="string" calcext:value-type="string">
            <text:p>NP</text:p>
          </table:table-cell>
          <table:table-cell office:value-type="float" office:value="0.558924413165816" calcext:value-type="float">
            <text:p>0.56</text:p>
          </table:table-cell>
          <table:table-cell table:number-columns-repeated="2"/>
          <table:table-cell office:value-type="string" calcext:value-type="string">
            <text:p>NR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GR_RS16205</text:p>
          </table:table-cell>
          <table:table-cell office:value-type="string" calcext:value-type="string">
            <text:p>p450</text:p>
          </table:table-cell>
          <table:table-cell office:value-type="string" calcext:value-type="string">
            <text:p>MTGTQTLSKYWMLTNEFTQNPYPVLDHVRREGPVRELSFPDGGRAWVVTRYEEAKAALADPRLSRDIHVHYRLMSRRTGRALTPPPEEANHLANLEPPRHTPLRRAISFAFTPRRAEALRPKVERIADDLLDRLGEAPEAELIAGYADPLPVITIAELMGVPADAWPDFLRWSTALRTHSPTDGSGVLDRNVQELSAYMADLIARKEREPGEDLLSALIHAAPENRLTPTEILSTGFALMTGGNDTTASLVGGVIAALLTHPRERARLLADTGRWGKSMDELIRYVSPISNALQRVTTEPVDVGGVTIPAGEVVVVCVMSTNRDTGQFPGHPDRLDLDRVKPAHLSFGFGIHYCSGAHLAKVITEVSARRLFERFPAARLAVDPSRLRYQQNVVVRPLEALPVLLRP</text:p>
          </table:table-cell>
          <table:table-cell office:value-type="string" calcext:value-type="string">
            <text:p>cytochrome P450</text:p>
          </table:table-cell>
          <table:table-cell office:value-type="float" office:value="3835155" calcext:value-type="float">
            <text:p>3835155</text:p>
          </table:table-cell>
          <table:table-cell office:value-type="float" office:value="3836378" calcext:value-type="float">
            <text:p>3836378</text:p>
          </table:table-cell>
          <table:table-cell office:value-type="string" calcext:value-type="string">
            <text:p>ripp</text:p>
          </table:table-cell>
          <table:table-cell office:value-type="float" office:value="0.382334976844297" calcext:value-type="float">
            <text:p>0.38</text:p>
          </table:table-cell>
          <table:table-cell office:value-type="string" calcext:value-type="string">
            <text:p>NP</text:p>
          </table:table-cell>
          <table:table-cell office:value-type="float" office:value="0.545597073825122" calcext:value-type="float">
            <text:p>0.55</text:p>
          </table:table-cell>
          <table:table-cell table:number-columns-repeated="2"/>
          <table:table-cell office:value-type="string" calcext:value-type="string">
            <text:p>NR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GR_RS16875</text:p>
          </table:table-cell>
          <table:table-cell office:value-type="string" calcext:value-type="string">
            <text:p>p450</text:p>
          </table:table-cell>
          <table:table-cell office:value-type="string" calcext:value-type="string">
            <text:p>MHVSFDPWSPAFVADPYPAYTALRAAGRAHWFEPTGQWLIPHHSDVSALLRDRRLGRTYLHRFSHEEFGRTPPPAAHEPFTTLNGQGILDLEAPDHPRIRRLISRAFTPRTVENLAPTVRRLAAELVDAFVAKGGGDLLAEVAEPLPVAVIAEMLGVPEADRGLLRPWSAAICGMFELNPSEETAEAAVRASVDFSAYLRGLIAERRADPGEDLVSALIAAHDEGERLTEQEMISTCVLLLNAGHEATVNTTVNGWRTLFHHPEQLAALRADPALLPSAVEELLRYDTPLQMFERWVLDDIELDGQVIERGAEVALLFGSANRDPERFARPDTLDLSRQDNPHLTFGAGIHFCLGAPLARLELAASFGELLRKAPALRMTAEPEWHPGYVIRGLKELRAEV</text:p>
          </table:table-cell>
          <table:table-cell office:value-type="string" calcext:value-type="string">
            <text:p>cytochrome P450</text:p>
          </table:table-cell>
          <table:table-cell office:value-type="float" office:value="3993502" calcext:value-type="float">
            <text:p>3993502</text:p>
          </table:table-cell>
          <table:table-cell office:value-type="float" office:value="3994707" calcext:value-type="float">
            <text:p>3994707</text:p>
          </table:table-cell>
          <table:table-cell office:value-type="string" calcext:value-type="string">
            <text:p>nrp</text:p>
          </table:table-cell>
          <table:table-cell office:value-type="float" office:value="0.417567611064984" calcext:value-type="float">
            <text:p>0.42</text:p>
          </table:table-cell>
          <table:table-cell office:value-type="string" calcext:value-type="string">
            <text:p>NP</text:p>
          </table:table-cell>
          <table:table-cell office:value-type="float" office:value="0.533765376307609" calcext:value-type="float">
            <text:p>0.53</text:p>
          </table:table-cell>
          <table:table-cell/>
          <table:table-cell office:value-type="string" calcext:value-type="string">
            <text:p>not annotated</text:p>
          </table:table-cell>
          <table:table-cell/>
          <table:table-cell office:value-type="string" calcext:value-type="string">
            <text:p>very close to NRP, NRPS-li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GR_RS17305</text:p>
          </table:table-cell>
          <table:table-cell office:value-type="string" calcext:value-type="string">
            <text:p>p450</text:p>
          </table:table-cell>
          <table:table-cell office:value-type="string" calcext:value-type="string">
            <text:p>MDPQPGATPYTAPAGCPMHQQRTALYGPEFAADPHRFYDAARTHGPAAPIELSPGVEATLIVQHEAALRVLQNPALFARDSRRWAALREGAVPMDSPVLPMMVYRPNCLFTDGAEHLRLRKAVTESLSRLNSSRLSRDVERIADYLIDQFIERGTADLLNEYAKLLPLLLFNQLFGCPGDIGDRLTRSMSAIFDGEDVLRANAELTECLMELVALKRRQPGEDITSWLIQHPAGLRDEELKDQLVVLMGAGVEPERNLIANALLLMLAGEAPGAPERRGSGMLVEDALDDVLWNNPPIANYATHFPVQDIELDGVVLKAETPVLISFAAANSDPGLTDARQTLSKGAHLAWGAGPHVCPAKSPATLIALTAIEKILNTVPDLALAVPASGVAWRPGPFHRALVALPVRFTPTAARRAATGAQPAAPVSAQLPDPFRNTPSAPSAAPRHAQEPAKKQKGWWSSFLDVFRV</text:p>
          </table:table-cell>
          <table:table-cell office:value-type="string" calcext:value-type="string">
            <text:p>cytochrome P450</text:p>
          </table:table-cell>
          <table:table-cell office:value-type="float" office:value="4093388" calcext:value-type="float">
            <text:p>4093388</text:p>
          </table:table-cell>
          <table:table-cell office:value-type="float" office:value="4094797" calcext:value-type="float">
            <text:p>4094797</text:p>
          </table:table-cell>
          <table:table-cell office:value-type="string" calcext:value-type="string">
            <text:p>ripp</text:p>
          </table:table-cell>
          <table:table-cell office:value-type="float" office:value="0.427962735723428" calcext:value-type="float">
            <text:p>0.43</text:p>
          </table:table-cell>
          <table:table-cell office:value-type="string" calcext:value-type="string">
            <text:p>NP</text:p>
          </table:table-cell>
          <table:table-cell office:value-type="float" office:value="0.585014586617329" calcext:value-type="float">
            <text:p>0.59</text:p>
          </table:table-cell>
          <table:table-cell/>
          <table:table-cell office:value-type="string" calcext:value-type="string">
            <text:p>not annotat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GR_RS21815</text:p>
          </table:table-cell>
          <table:table-cell office:value-type="string" calcext:value-type="string">
            <text:p>p450</text:p>
          </table:table-cell>
          <table:table-cell office:value-type="string" calcext:value-type="string">
            <text:p>MRQDTPLMWHEATGSYIVSRYEDVERVFKDKEGEFTTENYDWQIEPVHGRTILQLSGREHAVRRALVAPAFRGSDLREKFLPVIERNSRELIDGFRDAGSADLVADYATRFPVNVIADMLGLDKSDYERFHGWYTAVIAFLGNLSGDAEVARAGERTRVEFAEYMLPIIRKRREAPGDDLLSTLCTAEVDGVRMGDEDIKAFCSLLLAAGGETTDKAIAGIFTNLLRHPEQLEAVRADRGLIPRAFAETLRYTPPVHMIMRKSATEVELSGGTVPAGVTVTCLIGAANRDEDRYRNPDSFDIFREDLTATNAFSAAADHLAFALGRHFCVGALLAKAEVEIGVGQLLDAMPDLRLADGFDPVERGVFTRGPQSLPVRFTPVSG</text:p>
          </table:table-cell>
          <table:table-cell office:value-type="string" calcext:value-type="string">
            <text:p>cytochrome P450</text:p>
          </table:table-cell>
          <table:table-cell office:value-type="float" office:value="5131085" calcext:value-type="float">
            <text:p>5131085</text:p>
          </table:table-cell>
          <table:table-cell office:value-type="float" office:value="5132236" calcext:value-type="float">
            <text:p>5132236</text:p>
          </table:table-cell>
          <table:table-cell office:value-type="string" calcext:value-type="string">
            <text:p>ripp</text:p>
          </table:table-cell>
          <table:table-cell office:value-type="float" office:value="0.413188815246027" calcext:value-type="float">
            <text:p>0.41</text:p>
          </table:table-cell>
          <table:table-cell office:value-type="string" calcext:value-type="string">
            <text:p>non_NP</text:p>
          </table:table-cell>
          <table:table-cell office:value-type="float" office:value="0.465967751946495" calcext:value-type="float">
            <text:p>0.47</text:p>
          </table:table-cell>
          <table:table-cell/>
          <table:table-cell office:value-type="string" calcext:value-type="string">
            <text:p>not annotated</text:p>
          </table:table-cell>
          <table:table-cell/>
          <table:table-cell office:value-type="string" calcext:value-type="string">
            <text:p>close to LAP, RRE-contain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GR_RS21820</text:p>
          </table:table-cell>
          <table:table-cell office:value-type="string" calcext:value-type="string">
            <text:p>p450</text:p>
          </table:table-cell>
          <table:table-cell office:value-type="string" calcext:value-type="string">
            <text:p>MSTSSPSFGPQAPASCPVGAGAGAVRLSGASYQQTPTQLYRSLRRDHGAVAPVLLDGDVPAWLVLGYAELSYVLTHDELFARDSRRWNQWETIPPDWPLMPFVGYQPSVLFTEGDEHRRRAGVITEALEGIDQFELARDCRRIADRLIADFAGSGRTELMSSYVHALPMRAVVEMCGMPVSGSDTQQLVDDLRISLDAGEGDDPVAAYGRVGDRLRQLVEDKRAAPGADITSRMVTHGAGLTDEEIVQDLISVIAAAQQPTANWICNTLRLLLTDERFALNVSGGRLSVGEALNEVLWLDTPTQNFIGRWAVRDTQLGGRHIRAGDCLVLGLAAANTDPEIWPESYVGAENSAHLSFSGGEHRCPYPAPLLADVMARTAVETLLEQLPDLMLAVDPTELSWRPSIWMRGLSTLPVQFSPMAQ</text:p>
          </table:table-cell>
          <table:table-cell office:value-type="string" calcext:value-type="string">
            <text:p>cytochrome P450</text:p>
          </table:table-cell>
          <table:table-cell office:value-type="float" office:value="5132406" calcext:value-type="float">
            <text:p>5132406</text:p>
          </table:table-cell>
          <table:table-cell office:value-type="float" office:value="5133674" calcext:value-type="float">
            <text:p>5133674</text:p>
          </table:table-cell>
          <table:table-cell office:value-type="string" calcext:value-type="string">
            <text:p>ripp</text:p>
          </table:table-cell>
          <table:table-cell office:value-type="float" office:value="0.457984330717615" calcext:value-type="float">
            <text:p>0.46</text:p>
          </table:table-cell>
          <table:table-cell office:value-type="string" calcext:value-type="string">
            <text:p>NP</text:p>
          </table:table-cell>
          <table:table-cell office:value-type="float" office:value="0.575538753896463" calcext:value-type="float">
            <text:p>0.58</text:p>
          </table:table-cell>
          <table:table-cell/>
          <table:table-cell office:value-type="string" calcext:value-type="string">
            <text:p>not annotated</text:p>
          </table:table-cell>
          <table:table-cell/>
          <table:table-cell office:value-type="string" calcext:value-type="string">
            <text:p>very close to LAP, RRE-contain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GR_RS22035</text:p>
          </table:table-cell>
          <table:table-cell office:value-type="string" calcext:value-type="string">
            <text:p>p450</text:p>
          </table:table-cell>
          <table:table-cell office:value-type="string" calcext:value-type="string">
            <text:p>MNDSPAPRPSEPSACPHSPAGPHGAPELFTWEFATDPYPAYAWLREHRPVHRTALPSGVEAWLVTRYGDAREALADARLSKNPANHAESPHAKGKTGIPGERKAELMTHLLNIDPPDHTRLRRLVSKAFTPRRVAEFAPRVQELTDRLIDDFVEKGSADLIHDFAFPLPIYAICDLLGVPEEDQDDFRDWAGMMIRHGGGPRGGVARSVKKMRGYLAELIHRKRENPGDDLISGLIRASDHGEHLTENEAAAMAFILLFAGFETTVNLIGNGTYALLRHPGQRARLEASLAAGESALLATGLEELLRFDGPVEMATWRYATEALTLGGEEIAAGDPVLVVLAAADRDPARFTDPDTLDLARRDNQHLGYGHGIHYCLGAPLARLEGQTALTTLLRRLPDLRLAGEPGDLRWRGGLIMRGLRTLPVAFEPGSRTRKSDTASTL</text:p>
          </table:table-cell>
          <table:table-cell office:value-type="string" calcext:value-type="string">
            <text:p>cytochrome P450</text:p>
          </table:table-cell>
          <table:table-cell office:value-type="float" office:value="5186387" calcext:value-type="float">
            <text:p>5186387</text:p>
          </table:table-cell>
          <table:table-cell office:value-type="float" office:value="5187715" calcext:value-type="float">
            <text:p>5187715</text:p>
          </table:table-cell>
          <table:table-cell office:value-type="string" calcext:value-type="string">
            <text:p>ripp</text:p>
          </table:table-cell>
          <table:table-cell office:value-type="float" office:value="0.376031744647472" calcext:value-type="float">
            <text:p>0.38</text:p>
          </table:table-cell>
          <table:table-cell office:value-type="string" calcext:value-type="string">
            <text:p>non_NP</text:p>
          </table:table-cell>
          <table:table-cell office:value-type="float" office:value="0.478777631133181" calcext:value-type="float">
            <text:p>0.48</text:p>
          </table:table-cell>
          <table:table-cell/>
          <table:table-cell office:value-type="string" calcext:value-type="string">
            <text:p>not annotated</text:p>
          </table:table-cell>
          <table:table-cell/>
          <table:table-cell office:value-type="string" calcext:value-type="string">
            <text:p>close to RiPP-li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GR_RS25780</text:p>
          </table:table-cell>
          <table:table-cell office:value-type="string" calcext:value-type="string">
            <text:p>p450</text:p>
          </table:table-cell>
          <table:table-cell office:value-type="string" calcext:value-type="string">
            <text:p>MRCPHLPDGFDFTDPDLLQSRVPHPEFALMRETAPVWWCTQPRNISGFGDEGYWAVTRHADVKYVSTHPELFSSNTNTAVIRFNETISRDQIDVQKLIMLNMDPPEHTRVRQIVQRGFTPRAVRSLEAALRSRARSIVGTAQASADAHGSFDFVTDIAVELPLQAIAELIGVPQEDRSKIFDWSNKMAAYDDPEYAITEEVGAEAAMEIVAYSMNLAAARKECPAQDIVSQLVAAEGEGNLSSDEFGFFVILLAVAGNETTRNAISHGMHAFLTHPEQWELYKRERPKTTAEEIVRWATPVVSFQRTATQDVELGGQRIRKGERVGLFYSSANNDPEVFDAPEAFDITRDPNPHLGFGGGGPHFCLGKSLAVMEIDLIFNAIADVLPDLRLLEDPRRLRSAWLNGIKELRVTTAAA</text:p>
          </table:table-cell>
          <table:table-cell office:value-type="string" calcext:value-type="string">
            <text:p>cytochrome P450</text:p>
          </table:table-cell>
          <table:table-cell office:value-type="float" office:value="6084884" calcext:value-type="float">
            <text:p>6084884</text:p>
          </table:table-cell>
          <table:table-cell office:value-type="float" office:value="6086134" calcext:value-type="float">
            <text:p>6086134</text:p>
          </table:table-cell>
          <table:table-cell office:value-type="string" calcext:value-type="string">
            <text:p>nrp</text:p>
          </table:table-cell>
          <table:table-cell office:value-type="float" office:value="0.366993532314208" calcext:value-type="float">
            <text:p>0.37</text:p>
          </table:table-cell>
          <table:table-cell office:value-type="string" calcext:value-type="string">
            <text:p>non_NP</text:p>
          </table:table-cell>
          <table:table-cell office:value-type="float" office:value="0.411514848688367" calcext:value-type="float">
            <text:p>0.41</text:p>
          </table:table-cell>
          <table:table-cell/>
          <table:table-cell office:value-type="string" calcext:value-type="string">
            <text:p>not annotat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GR_RS33085</text:p>
          </table:table-cell>
          <table:table-cell office:value-type="string" calcext:value-type="string">
            <text:p>p450</text:p>
          </table:table-cell>
          <table:table-cell office:value-type="string" calcext:value-type="string">
            <text:p>MENTSVQNKETVRNCPFDYAHELEFDPQLRQLLTEEPVSRIRMAYGEGEAWLVTRYEDVRTVTTDRRFSRSAVLGRDFPRMTPEPIVQAESINLMDPPASSRLRGLVAKSFTPRRVEQMRGGTQRVVDRLLDEMEEEGSPADFVARVSAPLPLITICEALDIPEADRPWLRAHAMTMMNVGAAGKQDAVRAKAELRGYFQELTADRRRSPGEDLISTLATARDGDELLDDDELAVMAMVLLITGQDTTTYQLGNIAYTLLTRPDLLRSLRAEPQRLPRTLEELLRHIPFRKGVGIPRIALEDVELSGVLIKAGDVVHVSYLTANRDSAKFDRPDELDPDRPTIPHMTFGWGAHHCLGAPLATMELEVAFSTLLTRFPALRLDVPPEDVSWNTTSIWRYPLALPVTW</text:p>
          </table:table-cell>
          <table:table-cell office:value-type="string" calcext:value-type="string">
            <text:p>cytochrome P450</text:p>
          </table:table-cell>
          <table:table-cell office:value-type="float" office:value="7907263" calcext:value-type="float">
            <text:p>7907263</text:p>
          </table:table-cell>
          <table:table-cell office:value-type="float" office:value="7908483" calcext:value-type="float">
            <text:p>7908483</text:p>
          </table:table-cell>
          <table:table-cell office:value-type="string" calcext:value-type="string">
            <text:p>nrp</text:p>
          </table:table-cell>
          <table:table-cell office:value-type="float" office:value="0.455856579720757" calcext:value-type="float">
            <text:p>0.46</text:p>
          </table:table-cell>
          <table:table-cell office:value-type="string" calcext:value-type="string">
            <text:p>non_NP</text:p>
          </table:table-cell>
          <table:table-cell office:value-type="float" office:value="0.438045313918999" calcext:value-type="float">
            <text:p>0.44</text:p>
          </table:table-cell>
          <table:table-cell table:number-columns-repeated="2"/>
          <table:table-cell office:value-type="string" calcext:value-type="string">
            <text:p>t3PK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GR_RS33910</text:p>
          </table:table-cell>
          <table:table-cell office:value-type="string" calcext:value-type="string">
            <text:p>p450</text:p>
          </table:table-cell>
          <table:table-cell office:value-type="string" calcext:value-type="string">
            <text:p>MTATGHEIRDYPFGPVDRLDLDPALVEICGEHPVLRVRLPFGGDGWLVTRYADVRAVLSDPRFSRSAAAGDHVPRTVAVAPPPTSIMGMDPPDHTRLRRRVMRAFTVRSIDALRPRIAEIVNDLVDTMTEGDGPADLAAVLTWPLPITVICEMLGVPRADQDRFTEWVDGLLILDDPERSADARRQLGDYLAVLIAQRRAEPTDDLLGELAADSGKDPLSEEELVGLGVSLLSAGQEATANQIGNFVYTLLTRPALWRELVADPSIVPRAVEELSRFIPISATAGFTRVATEDLELGGQLIRAGDAVVAELGMANRDSAVFDRPEEIDFHREQIPHVTFGYGIHHCLGAQLARVELRVVLETLVTRLPGLRLAVPADQLAWRTERLIRGVAALPVRW</text:p>
          </table:table-cell>
          <table:table-cell office:value-type="string" calcext:value-type="string">
            <text:p>cytochrome P450</text:p>
          </table:table-cell>
          <table:table-cell office:value-type="float" office:value="8157494" calcext:value-type="float">
            <text:p>8157494</text:p>
          </table:table-cell>
          <table:table-cell office:value-type="float" office:value="8158687" calcext:value-type="float">
            <text:p>8158687</text:p>
          </table:table-cell>
          <table:table-cell office:value-type="string" calcext:value-type="string">
            <text:p>nrp</text:p>
          </table:table-cell>
          <table:table-cell office:value-type="float" office:value="0.399803224198629" calcext:value-type="float">
            <text:p>0.40</text:p>
          </table:table-cell>
          <table:table-cell office:value-type="string" calcext:value-type="string">
            <text:p>non_NP</text:p>
          </table:table-cell>
          <table:table-cell office:value-type="float" office:value="0.467208377002166" calcext:value-type="float">
            <text:p>0.47</text:p>
          </table:table-cell>
          <table:table-cell table:number-columns-repeated="2"/>
          <table:table-cell office:value-type="string" calcext:value-type="string">
            <text:p>NRPS</text:p>
          </table:table-cell>
          <table:table-cell table:number-columns-repeated="3"/>
        </table:table-row>
        <table:table-row table:style-name="ro1" table:number-rows-repeated="1048408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Helvetica-Bold" svg:font-family="Helvetica-Bold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Result" style:data-style-name="N122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4-12T09:28:53.359952017</dc:date>
    <meta:editing-duration>PT1H32M45S</meta:editing-duration>
    <meta:editing-cycles>4</meta:editing-cycles>
    <meta:generator>LibreOffice/7.3.6.2$Linux_X86_64 LibreOffice_project/30$Build-2</meta:generator>
    <meta:document-statistic meta:table-count="1" meta:cell-count="1879" meta:object-count="0"/>
  </office:meta>
</office:document-meta>
</file>